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544cm"/>
    </style:style>
    <style:style style:name="co5" style:family="table-column">
      <style:table-column-properties fo:break-before="auto" style:column-width="4.249cm"/>
    </style:style>
    <style:style style:name="co6" style:family="table-column">
      <style:table-column-properties fo:break-before="auto" style:column-width="5.733cm"/>
    </style:style>
    <style:style style:name="co7" style:family="table-column">
      <style:table-column-properties fo:break-before="auto" style:column-width="5.061cm"/>
    </style:style>
    <style:style style:name="co8" style:family="table-column">
      <style:table-column-properties fo:break-before="auto" style:column-width="4.669cm"/>
    </style:style>
    <style:style style:name="co9" style:family="table-column">
      <style:table-column-properties fo:break-before="auto" style:column-width="4.362cm"/>
    </style:style>
    <style:style style:name="co10" style:family="table-column">
      <style:table-column-properties fo:break-before="auto" style:column-width="5.22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Оказанные_20_услуги">
      <style:table-properties table:display="true" style:writing-mode="lr-tb"/>
    </style:style>
    <style:style style:name="ta2" style:family="table" style:master-page-name="PageStyle_5f_Услуги">
      <style:table-properties table:display="true" style:writing-mode="lr-tb"/>
    </style:style>
    <style:style style:name="ta3" style:family="table" style:master-page-name="PageStyle_5f_Клиент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казанные услуг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клиента</text:p>
          </table:table-cell>
          <table:table-cell table:style-name="ce1" office:value-type="string" calcext:value-type="string">
            <text:p>ID услуги</text:p>
          </table:table-cell>
          <table:table-cell table:style-name="ce3" office:value-type="string" calcext:value-type="string">
            <text:p>Район</text:p>
          </table:table-cell>
          <table:table-cell table:style-name="ce3" office:value-type="string" calcext:value-type="string">
            <text:p>Цена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1.08.20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C2];[$Клиенты.A$1:.D$1048576];2;0)" office:value-type="string" office:string-value="Новый" calcext:value-type="string">
            <text:p>Новый</text:p>
          </table:table-cell>
          <table:table-cell table:formula="of:=VLOOKUP([.D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01.08.20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C3];[$Клиенты.A$1:.D$1048576];2;0)" office:value-type="string" office:string-value="Новый" calcext:value-type="string">
            <text:p>Новый</text:p>
          </table:table-cell>
          <table:table-cell table:formula="of:=VLOOKUP([.D3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01.08.20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VLOOKUP([.C4];[$Клиенты.A$1:.D$1048576];2;0)" office:value-type="string" office:string-value="Остров" calcext:value-type="string">
            <text:p>Остров</text:p>
          </table:table-cell>
          <table:table-cell table:formula="of:=VLOOKUP([.D4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01.08.20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VLOOKUP([.C5];[$Клиенты.A$1:.D$1048576];2;0)" office:value-type="string" office:string-value="Остров" calcext:value-type="string">
            <text:p>Остров</text:p>
          </table:table-cell>
          <table:table-cell table:formula="of:=VLOOKUP([.D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01.08.20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VLOOKUP([.C6];[$Клиенты.A$1:.D$1048576];2;0)" office:value-type="string" office:string-value="Ленинский" calcext:value-type="string">
            <text:p>Ленинский</text:p>
          </table:table-cell>
          <table:table-cell table:formula="of:=VLOOKUP([.D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01.08.2022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VLOOKUP([.C7];[$Клиенты.A$1:.D$1048576];2;0)" office:value-type="string" office:string-value="Остров" calcext:value-type="string">
            <text:p>Остров</text:p>
          </table:table-cell>
          <table:table-cell table:formula="of:=VLOOKUP([.D7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1.08.202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VLOOKUP([.C8];[$Клиенты.A$1:.D$1048576];2;0)" office:value-type="string" office:string-value="Речной" calcext:value-type="string">
            <text:p>Речной</text:p>
          </table:table-cell>
          <table:table-cell table:formula="of:=VLOOKUP([.D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01.08.202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VLOOKUP([.C9];[$Клиенты.A$1:.D$1048576];2;0)" office:value-type="string" office:string-value="Речной" calcext:value-type="string">
            <text:p>Речной</text:p>
          </table:table-cell>
          <table:table-cell table:formula="of:=VLOOKUP([.D9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01.08.202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VLOOKUP([.C10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01.08.202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formula="of:=VLOOKUP([.C11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01.08.202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VLOOKUP([.C12];[$Клиенты.A$1:.D$1048576];2;0)" office:value-type="string" office:string-value="Речной" calcext:value-type="string">
            <text:p>Речной</text:p>
          </table:table-cell>
          <table:table-cell table:formula="of:=VLOOKUP([.D1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01.08.202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formula="of:=VLOOKUP([.C13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01.08.2022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formula="of:=VLOOKUP([.C14];[$Клиенты.A$1:.D$1048576];2;0)" office:value-type="string" office:string-value="Полярный" calcext:value-type="string">
            <text:p>Полярный</text:p>
          </table:table-cell>
          <table:table-cell table:formula="of:=VLOOKUP([.D14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01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table:formula="of:=VLOOKUP([.C1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01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formula="of:=VLOOKUP([.C1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01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VLOOKUP([.C17];[$Клиенты.A$1:.D$1048576];2;0)" office:value-type="string" office:string-value="Остров" calcext:value-type="string">
            <text:p>Остров</text:p>
          </table:table-cell>
          <table:table-cell table:formula="of:=VLOOKUP([.D17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01.08.2022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formula="of:=VLOOKUP([.C18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8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01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table:formula="of:=VLOOKUP([.C19];[$Клиенты.A$1:.D$1048576];2;0)" office:value-type="string" office:string-value="Ленинский" calcext:value-type="string">
            <text:p>Ленинский</text:p>
          </table:table-cell>
          <table:table-cell table:formula="of:=VLOOKUP([.D19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01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formula="of:=VLOOKUP([.C20];[$Клиенты.A$1:.D$1048576];2;0)" office:value-type="string" office:string-value="Речной" calcext:value-type="string">
            <text:p>Речной</text:p>
          </table:table-cell>
          <table:table-cell table:formula="of:=VLOOKUP([.D2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01.08.2022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formula="of:=VLOOKUP([.C21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01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formula="of:=VLOOKUP([.C22];[$Клиенты.A$1:.D$1048576];2;0)" office:value-type="string" office:string-value="Ленинский" calcext:value-type="string">
            <text:p>Ленинский</text:p>
          </table:table-cell>
          <table:table-cell table:formula="of:=VLOOKUP([.D2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01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formula="of:=VLOOKUP([.C2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3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01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formula="of:=VLOOKUP([.C24];[$Клиенты.A$1:.D$1048576];2;0)" office:value-type="string" office:string-value="Ленинский" calcext:value-type="string">
            <text:p>Ленинский</text:p>
          </table:table-cell>
          <table:table-cell table:formula="of:=VLOOKUP([.D2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01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formula="of:=VLOOKUP([.C2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01.08.202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formula="of:=VLOOKUP([.C26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01.08.2022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table:formula="of:=VLOOKUP([.C27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7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01.08.2022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formula="of:=VLOOKUP([.C28];[$Клиенты.A$1:.D$1048576];2;0)" office:value-type="string" office:string-value="Новый" calcext:value-type="string">
            <text:p>Новый</text:p>
          </table:table-cell>
          <table:table-cell table:formula="of:=VLOOKUP([.D28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01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table:formula="of:=VLOOKUP([.C2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01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formula="of:=VLOOKUP([.C3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01.08.2022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formula="of:=VLOOKUP([.C31];[$Клиенты.A$1:.D$1048576];2;0)" office:value-type="string" office:string-value="Речной" calcext:value-type="string">
            <text:p>Речной</text:p>
          </table:table-cell>
          <table:table-cell table:formula="of:=VLOOKUP([.D3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01.08.2022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formula="of:=VLOOKUP([.C32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2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01.08.2022</text:p>
          </table:table-cell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table:formula="of:=VLOOKUP([.C33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3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01.08.2022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table:formula="of:=VLOOKUP([.C34];[$Клиенты.A$1:.D$1048576];2;0)" office:value-type="string" office:string-value="Остров" calcext:value-type="string">
            <text:p>Остров</text:p>
          </table:table-cell>
          <table:table-cell table:formula="of:=VLOOKUP([.D34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01.08.2022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table:formula="of:=VLOOKUP([.C3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5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01.08.2022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table:formula="of:=VLOOKUP([.C36];[$Клиенты.A$1:.D$1048576];2;0)" office:value-type="string" office:string-value="Полярный" calcext:value-type="string">
            <text:p>Полярный</text:p>
          </table:table-cell>
          <table:table-cell table:formula="of:=VLOOKUP([.D36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01.08.2022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table:formula="of:=VLOOKUP([.C37];[$Клиенты.A$1:.D$1048576];2;0)" office:value-type="string" office:string-value="Ленинский" calcext:value-type="string">
            <text:p>Ленинский</text:p>
          </table:table-cell>
          <table:table-cell table:formula="of:=VLOOKUP([.D37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02.08.202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VLOOKUP([.C38];[$Клиенты.A$1:.D$1048576];2;0)" office:value-type="string" office:string-value="Новый" calcext:value-type="string">
            <text:p>Новый</text:p>
          </table:table-cell>
          <table:table-cell table:formula="of:=VLOOKUP([.D38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02.08.202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VLOOKUP([.C39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9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02.08.2022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VLOOKUP([.C40];[$Клиенты.A$1:.D$1048576];2;0)" office:value-type="string" office:string-value="Речной" calcext:value-type="string">
            <text:p>Речной</text:p>
          </table:table-cell>
          <table:table-cell table:formula="of:=VLOOKUP([.D4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02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formula="of:=VLOOKUP([.C41];[$Клиенты.A$1:.D$1048576];2;0)" office:value-type="string" office:string-value="Новый" calcext:value-type="string">
            <text:p>Новый</text:p>
          </table:table-cell>
          <table:table-cell table:formula="of:=VLOOKUP([.D41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02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table:formula="of:=VLOOKUP([.C42];[$Клиенты.A$1:.D$1048576];2;0)" office:value-type="string" office:string-value="Новый" calcext:value-type="string">
            <text:p>Новый</text:p>
          </table:table-cell>
          <table:table-cell table:formula="of:=VLOOKUP([.D42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02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table:formula="of:=VLOOKUP([.C4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3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02.08.2022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formula="of:=VLOOKUP([.C44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02.08.202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formula="of:=VLOOKUP([.C45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5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02.08.2022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VLOOKUP([.C46];[$Клиенты.A$1:.D$1048576];2;0)" office:value-type="string" office:string-value="Новый" calcext:value-type="string">
            <text:p>Новый</text:p>
          </table:table-cell>
          <table:table-cell table:formula="of:=VLOOKUP([.D46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02.08.202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VLOOKUP([.C47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02.08.2022</text:p>
          </table:table-cell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table:formula="of:=VLOOKUP([.C48];[$Клиенты.A$1:.D$1048576];2;0)" office:value-type="string" office:string-value="Полярный" calcext:value-type="string">
            <text:p>Полярный</text:p>
          </table:table-cell>
          <table:table-cell table:formula="of:=VLOOKUP([.D48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02.08.202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formula="of:=VLOOKUP([.C49];[$Клиенты.A$1:.D$1048576];2;0)" office:value-type="string" office:string-value="Остров" calcext:value-type="string">
            <text:p>Остров</text:p>
          </table:table-cell>
          <table:table-cell table:formula="of:=VLOOKUP([.D49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02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formula="of:=VLOOKUP([.C50];[$Клиенты.A$1:.D$1048576];2;0)" office:value-type="string" office:string-value="Ленинский" calcext:value-type="string">
            <text:p>Ленинский</text:p>
          </table:table-cell>
          <table:table-cell table:formula="of:=VLOOKUP([.D50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02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table:formula="of:=VLOOKUP([.C51];[$Клиенты.A$1:.D$1048576];2;0)" office:value-type="string" office:string-value="Ленинский" calcext:value-type="string">
            <text:p>Ленинский</text:p>
          </table:table-cell>
          <table:table-cell table:formula="of:=VLOOKUP([.D5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02.08.2022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table:formula="of:=VLOOKUP([.C52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5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02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formula="of:=VLOOKUP([.C5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5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02.08.2022</text:p>
          </table:table-cell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table:formula="of:=VLOOKUP([.C54];[$Клиенты.A$1:.D$1048576];2;0)" office:value-type="string" office:string-value="Ленинский" calcext:value-type="string">
            <text:p>Ленинский</text:p>
          </table:table-cell>
          <table:table-cell table:formula="of:=VLOOKUP([.D54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02.08.2022</text:p>
          </table:table-cell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table:formula="of:=VLOOKUP([.C55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55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02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table:formula="of:=VLOOKUP([.C56];[$Клиенты.A$1:.D$1048576];2;0)" office:value-type="string" office:string-value="Полярный" calcext:value-type="string">
            <text:p>Полярный</text:p>
          </table:table-cell>
          <table:table-cell table:formula="of:=VLOOKUP([.D56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02.08.2022</text:p>
          </table:table-cell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formula="of:=VLOOKUP([.C57];[$Клиенты.A$1:.D$1048576];2;0)" office:value-type="string" office:string-value="Речной" calcext:value-type="string">
            <text:p>Речной</text:p>
          </table:table-cell>
          <table:table-cell table:formula="of:=VLOOKUP([.D57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02.08.2022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formula="of:=VLOOKUP([.C58];[$Клиенты.A$1:.D$1048576];2;0)" office:value-type="string" office:string-value="Речной" calcext:value-type="string">
            <text:p>Речной</text:p>
          </table:table-cell>
          <table:table-cell table:formula="of:=VLOOKUP([.D5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02.08.2022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formula="of:=VLOOKUP([.C59];[$Клиенты.A$1:.D$1048576];2;0)" office:value-type="string" office:string-value="Полярный" calcext:value-type="string">
            <text:p>Полярный</text:p>
          </table:table-cell>
          <table:table-cell table:formula="of:=VLOOKUP([.D5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03.08.202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VLOOKUP([.C60];[$Клиенты.A$1:.D$1048576];2;0)" office:value-type="string" office:string-value="Полярный" calcext:value-type="string">
            <text:p>Полярный</text:p>
          </table:table-cell>
          <table:table-cell table:formula="of:=VLOOKUP([.D6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03.08.202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VLOOKUP([.C61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6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03.08.2022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VLOOKUP([.C62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62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03.08.2022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table:formula="of:=VLOOKUP([.C63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63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03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VLOOKUP([.C64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6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03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table:formula="of:=VLOOKUP([.C6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6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03.08.2022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VLOOKUP([.C66];[$Клиенты.A$1:.D$1048576];2;0)" office:value-type="string" office:string-value="Ленинский" calcext:value-type="string">
            <text:p>Ленинский</text:p>
          </table:table-cell>
          <table:table-cell table:formula="of:=VLOOKUP([.D6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03.08.2022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VLOOKUP([.C67];[$Клиенты.A$1:.D$1048576];2;0)" office:value-type="string" office:string-value="Новый" calcext:value-type="string">
            <text:p>Новый</text:p>
          </table:table-cell>
          <table:table-cell table:formula="of:=VLOOKUP([.D6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03.08.2022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formula="of:=VLOOKUP([.C68];[$Клиенты.A$1:.D$1048576];2;0)" office:value-type="string" office:string-value="Речной" calcext:value-type="string">
            <text:p>Речной</text:p>
          </table:table-cell>
          <table:table-cell table:formula="of:=VLOOKUP([.D68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03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formula="of:=VLOOKUP([.C69];[$Клиенты.A$1:.D$1048576];2;0)" office:value-type="string" office:string-value="Остров" calcext:value-type="string">
            <text:p>Остров</text:p>
          </table:table-cell>
          <table:table-cell table:formula="of:=VLOOKUP([.D6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03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table:formula="of:=VLOOKUP([.C70];[$Клиенты.A$1:.D$1048576];2;0)" office:value-type="string" office:string-value="Ленинский" calcext:value-type="string">
            <text:p>Ленинский</text:p>
          </table:table-cell>
          <table:table-cell table:formula="of:=VLOOKUP([.D70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03.08.2022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formula="of:=VLOOKUP([.C71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71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03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table:formula="of:=VLOOKUP([.C72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72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03.08.2022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table:formula="of:=VLOOKUP([.C73];[$Клиенты.A$1:.D$1048576];2;0)" office:value-type="string" office:string-value="Речной" calcext:value-type="string">
            <text:p>Речной</text:p>
          </table:table-cell>
          <table:table-cell table:formula="of:=VLOOKUP([.D7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03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table:formula="of:=VLOOKUP([.C74];[$Клиенты.A$1:.D$1048576];2;0)" office:value-type="string" office:string-value="Новый" calcext:value-type="string">
            <text:p>Новый</text:p>
          </table:table-cell>
          <table:table-cell table:formula="of:=VLOOKUP([.D74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03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table:formula="of:=VLOOKUP([.C75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75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03.08.2022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table:formula="of:=VLOOKUP([.C76];[$Клиенты.A$1:.D$1048576];2;0)" office:value-type="string" office:string-value="Новый" calcext:value-type="string">
            <text:p>Новый</text:p>
          </table:table-cell>
          <table:table-cell table:formula="of:=VLOOKUP([.D76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03.08.202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formula="of:=VLOOKUP([.C77];[$Клиенты.A$1:.D$1048576];2;0)" office:value-type="string" office:string-value="Новый" calcext:value-type="string">
            <text:p>Новый</text:p>
          </table:table-cell>
          <table:table-cell table:formula="of:=VLOOKUP([.D77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03.08.2022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table:formula="of:=VLOOKUP([.C78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78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03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10" calcext:value-type="float">
            <text:p>10</text:p>
          </table:table-cell>
          <table:table-cell table:formula="of:=VLOOKUP([.C79];[$Клиенты.A$1:.D$1048576];2;0)" office:value-type="string" office:string-value="Полярный" calcext:value-type="string">
            <text:p>Полярный</text:p>
          </table:table-cell>
          <table:table-cell table:formula="of:=VLOOKUP([.D79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03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table:formula="of:=VLOOKUP([.C80];[$Клиенты.A$1:.D$1048576];2;0)" office:value-type="string" office:string-value="Ленинский" calcext:value-type="string">
            <text:p>Ленинский</text:p>
          </table:table-cell>
          <table:table-cell table:formula="of:=VLOOKUP([.D8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03.08.2022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table:formula="of:=VLOOKUP([.C81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81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03.08.2022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table:formula="of:=VLOOKUP([.C82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82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03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table:formula="of:=VLOOKUP([.C83];[$Клиенты.A$1:.D$1048576];2;0)" office:value-type="string" office:string-value="Полярный" calcext:value-type="string">
            <text:p>Полярный</text:p>
          </table:table-cell>
          <table:table-cell table:formula="of:=VLOOKUP([.D8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03.08.2022</text:p>
          </table:table-cell>
          <table:table-cell office:value-type="float" office:value="367" calcext:value-type="float">
            <text:p>367</text:p>
          </table:table-cell>
          <table:table-cell office:value-type="float" office:value="9" calcext:value-type="float">
            <text:p>9</text:p>
          </table:table-cell>
          <table:table-cell table:formula="of:=VLOOKUP([.C84];[$Клиенты.A$1:.D$1048576];2;0)" office:value-type="string" office:string-value="Речной" calcext:value-type="string">
            <text:p>Речной</text:p>
          </table:table-cell>
          <table:table-cell table:formula="of:=VLOOKUP([.D84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03.08.2022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table:formula="of:=VLOOKUP([.C85];[$Клиенты.A$1:.D$1048576];2;0)" office:value-type="string" office:string-value="Ленинский" calcext:value-type="string">
            <text:p>Ленинский</text:p>
          </table:table-cell>
          <table:table-cell table:formula="of:=VLOOKUP([.D8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03.08.2022</text:p>
          </table:table-cell>
          <table:table-cell office:value-type="float" office:value="387" calcext:value-type="float">
            <text:p>387</text:p>
          </table:table-cell>
          <table:table-cell office:value-type="float" office:value="10" calcext:value-type="float">
            <text:p>10</text:p>
          </table:table-cell>
          <table:table-cell table:formula="of:=VLOOKUP([.C8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86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04.08.202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VLOOKUP([.C87];[$Клиенты.A$1:.D$1048576];2;0)" office:value-type="string" office:string-value="Речной" calcext:value-type="string">
            <text:p>Речной</text:p>
          </table:table-cell>
          <table:table-cell table:formula="of:=VLOOKUP([.D87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04.08.202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VLOOKUP([.C88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88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04.08.202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VLOOKUP([.C8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89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04.08.20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VLOOKUP([.C90];[$Клиенты.A$1:.D$1048576];2;0)" office:value-type="string" office:string-value="Ленинский" calcext:value-type="string">
            <text:p>Ленинский</text:p>
          </table:table-cell>
          <table:table-cell table:formula="of:=VLOOKUP([.D9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04.08.202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VLOOKUP([.C91];[$Клиенты.A$1:.D$1048576];2;0)" office:value-type="string" office:string-value="Полярный" calcext:value-type="string">
            <text:p>Полярный</text:p>
          </table:table-cell>
          <table:table-cell table:formula="of:=VLOOKUP([.D91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04.08.202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VLOOKUP([.C92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9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04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formula="of:=VLOOKUP([.C93];[$Клиенты.A$1:.D$1048576];2;0)" office:value-type="string" office:string-value="Речной" calcext:value-type="string">
            <text:p>Речной</text:p>
          </table:table-cell>
          <table:table-cell table:formula="of:=VLOOKUP([.D93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04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VLOOKUP([.C94];[$Клиенты.A$1:.D$1048576];2;0)" office:value-type="string" office:string-value="Остров" calcext:value-type="string">
            <text:p>Остров</text:p>
          </table:table-cell>
          <table:table-cell table:formula="of:=VLOOKUP([.D9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04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table:formula="of:=VLOOKUP([.C95];[$Клиенты.A$1:.D$1048576];2;0)" office:value-type="string" office:string-value="Речной" calcext:value-type="string">
            <text:p>Речной</text:p>
          </table:table-cell>
          <table:table-cell table:formula="of:=VLOOKUP([.D95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04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table:formula="of:=VLOOKUP([.C96];[$Клиенты.A$1:.D$1048576];2;0)" office:value-type="string" office:string-value="Речной" calcext:value-type="string">
            <text:p>Речной</text:p>
          </table:table-cell>
          <table:table-cell table:formula="of:=VLOOKUP([.D96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04.08.2022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table:formula="of:=VLOOKUP([.C97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97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04.08.2022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formula="of:=VLOOKUP([.C98];[$Клиенты.A$1:.D$1048576];2;0)" office:value-type="string" office:string-value="Новый" calcext:value-type="string">
            <text:p>Новый</text:p>
          </table:table-cell>
          <table:table-cell table:formula="of:=VLOOKUP([.D98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04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formula="of:=VLOOKUP([.C99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9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04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formula="of:=VLOOKUP([.C100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0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04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formula="of:=VLOOKUP([.C101];[$Клиенты.A$1:.D$1048576];2;0)" office:value-type="string" office:string-value="Ленинский" calcext:value-type="string">
            <text:p>Ленинский</text:p>
          </table:table-cell>
          <table:table-cell table:formula="of:=VLOOKUP([.D101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04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formula="of:=VLOOKUP([.C102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02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04.08.202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formula="of:=VLOOKUP([.C103];[$Клиенты.A$1:.D$1048576];2;0)" office:value-type="string" office:string-value="Речной" calcext:value-type="string">
            <text:p>Речной</text:p>
          </table:table-cell>
          <table:table-cell table:formula="of:=VLOOKUP([.D10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04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formula="of:=VLOOKUP([.C104];[$Клиенты.A$1:.D$1048576];2;0)" office:value-type="string" office:string-value="Новый" calcext:value-type="string">
            <text:p>Новый</text:p>
          </table:table-cell>
          <table:table-cell table:formula="of:=VLOOKUP([.D10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04.08.2022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table:formula="of:=VLOOKUP([.C10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0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04.08.2022</text:p>
          </table:table-cell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table:formula="of:=VLOOKUP([.C106];[$Клиенты.A$1:.D$1048576];2;0)" office:value-type="string" office:string-value="Ленинский" calcext:value-type="string">
            <text:p>Ленинский</text:p>
          </table:table-cell>
          <table:table-cell table:formula="of:=VLOOKUP([.D106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04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table:formula="of:=VLOOKUP([.C107];[$Клиенты.A$1:.D$1048576];2;0)" office:value-type="string" office:string-value="Ленинский" calcext:value-type="string">
            <text:p>Ленинский</text:p>
          </table:table-cell>
          <table:table-cell table:formula="of:=VLOOKUP([.D10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04.08.2022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table:formula="of:=VLOOKUP([.C108];[$Клиенты.A$1:.D$1048576];2;0)" office:value-type="string" office:string-value="Ленинский" calcext:value-type="string">
            <text:p>Ленинский</text:p>
          </table:table-cell>
          <table:table-cell table:formula="of:=VLOOKUP([.D10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04.08.2022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table:formula="of:=VLOOKUP([.C109];[$Клиенты.A$1:.D$1048576];2;0)" office:value-type="string" office:string-value="Полярный" calcext:value-type="string">
            <text:p>Полярный</text:p>
          </table:table-cell>
          <table:table-cell table:formula="of:=VLOOKUP([.D109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04.08.2022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formula="of:=VLOOKUP([.C110];[$Клиенты.A$1:.D$1048576];2;0)" office:value-type="string" office:string-value="Остров" calcext:value-type="string">
            <text:p>Остров</text:p>
          </table:table-cell>
          <table:table-cell table:formula="of:=VLOOKUP([.D110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04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formula="of:=VLOOKUP([.C111];[$Клиенты.A$1:.D$1048576];2;0)" office:value-type="string" office:string-value="Новый" calcext:value-type="string">
            <text:p>Новый</text:p>
          </table:table-cell>
          <table:table-cell table:formula="of:=VLOOKUP([.D11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04.08.2022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table:formula="of:=VLOOKUP([.C112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112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04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formula="of:=VLOOKUP([.C11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113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04.08.2022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table:formula="of:=VLOOKUP([.C114];[$Клиенты.A$1:.D$1048576];2;0)" office:value-type="string" office:string-value="Остров" calcext:value-type="string">
            <text:p>Остров</text:p>
          </table:table-cell>
          <table:table-cell table:formula="of:=VLOOKUP([.D11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04.08.2022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formula="of:=VLOOKUP([.C115];[$Клиенты.A$1:.D$1048576];2;0)" office:value-type="string" office:string-value="Речной" calcext:value-type="string">
            <text:p>Речной</text:p>
          </table:table-cell>
          <table:table-cell table:formula="of:=VLOOKUP([.D11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04.08.2022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table:formula="of:=VLOOKUP([.C116];[$Клиенты.A$1:.D$1048576];2;0)" office:value-type="string" office:string-value="Речной" calcext:value-type="string">
            <text:p>Речной</text:p>
          </table:table-cell>
          <table:table-cell table:formula="of:=VLOOKUP([.D116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04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table:formula="of:=VLOOKUP([.C117];[$Клиенты.A$1:.D$1048576];2;0)" office:value-type="string" office:string-value="Полярный" calcext:value-type="string">
            <text:p>Полярный</text:p>
          </table:table-cell>
          <table:table-cell table:formula="of:=VLOOKUP([.D11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05.08.202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VLOOKUP([.C118];[$Клиенты.A$1:.D$1048576];2;0)" office:value-type="string" office:string-value="Речной" calcext:value-type="string">
            <text:p>Речной</text:p>
          </table:table-cell>
          <table:table-cell table:formula="of:=VLOOKUP([.D11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05.08.20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VLOOKUP([.C119];[$Клиенты.A$1:.D$1048576];2;0)" office:value-type="string" office:string-value="Новый" calcext:value-type="string">
            <text:p>Новый</text:p>
          </table:table-cell>
          <table:table-cell table:formula="of:=VLOOKUP([.D119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05.08.202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VLOOKUP([.C120];[$Клиенты.A$1:.D$1048576];2;0)" office:value-type="string" office:string-value="Ленинский" calcext:value-type="string">
            <text:p>Ленинский</text:p>
          </table:table-cell>
          <table:table-cell table:formula="of:=VLOOKUP([.D12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05.08.202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VLOOKUP([.C121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2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05.08.20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VLOOKUP([.C122];[$Клиенты.A$1:.D$1048576];2;0)" office:value-type="string" office:string-value="Полярный" calcext:value-type="string">
            <text:p>Полярный</text:p>
          </table:table-cell>
          <table:table-cell table:formula="of:=VLOOKUP([.D122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05.08.202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VLOOKUP([.C123];[$Клиенты.A$1:.D$1048576];2;0)" office:value-type="string" office:string-value="Ленинский" calcext:value-type="string">
            <text:p>Ленинский</text:p>
          </table:table-cell>
          <table:table-cell table:formula="of:=VLOOKUP([.D123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05.08.202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VLOOKUP([.C124];[$Клиенты.A$1:.D$1048576];2;0)" office:value-type="string" office:string-value="Полярный" calcext:value-type="string">
            <text:p>Полярный</text:p>
          </table:table-cell>
          <table:table-cell table:formula="of:=VLOOKUP([.D12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05.08.202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VLOOKUP([.C125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12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05.08.202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VLOOKUP([.C126];[$Клиенты.A$1:.D$1048576];2;0)" office:value-type="string" office:string-value="Ленинский" calcext:value-type="string">
            <text:p>Ленинский</text:p>
          </table:table-cell>
          <table:table-cell table:formula="of:=VLOOKUP([.D12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05.08.202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formula="of:=VLOOKUP([.C127];[$Клиенты.A$1:.D$1048576];2;0)" office:value-type="string" office:string-value="Ленинский" calcext:value-type="string">
            <text:p>Ленинский</text:p>
          </table:table-cell>
          <table:table-cell table:formula="of:=VLOOKUP([.D127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05.08.202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VLOOKUP([.C128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2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05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formula="of:=VLOOKUP([.C129];[$Клиенты.A$1:.D$1048576];2;0)" office:value-type="string" office:string-value="Ленинский" calcext:value-type="string">
            <text:p>Ленинский</text:p>
          </table:table-cell>
          <table:table-cell table:formula="of:=VLOOKUP([.D129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05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table:formula="of:=VLOOKUP([.C130];[$Клиенты.A$1:.D$1048576];2;0)" office:value-type="string" office:string-value="Речной" calcext:value-type="string">
            <text:p>Речной</text:p>
          </table:table-cell>
          <table:table-cell table:formula="of:=VLOOKUP([.D13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05.08.2022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VLOOKUP([.C131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131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05.08.2022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table:formula="of:=VLOOKUP([.C132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3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05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table:formula="of:=VLOOKUP([.C133];[$Клиенты.A$1:.D$1048576];2;0)" office:value-type="string" office:string-value="Ленинский" calcext:value-type="string">
            <text:p>Ленинский</text:p>
          </table:table-cell>
          <table:table-cell table:formula="of:=VLOOKUP([.D133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05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table:formula="of:=VLOOKUP([.C134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3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05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table:formula="of:=VLOOKUP([.C135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35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05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formula="of:=VLOOKUP([.C136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3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05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formula="of:=VLOOKUP([.C137];[$Клиенты.A$1:.D$1048576];2;0)" office:value-type="string" office:string-value="Новый" calcext:value-type="string">
            <text:p>Новый</text:p>
          </table:table-cell>
          <table:table-cell table:formula="of:=VLOOKUP([.D137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05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table:formula="of:=VLOOKUP([.C138];[$Клиенты.A$1:.D$1048576];2;0)" office:value-type="string" office:string-value="Новый" calcext:value-type="string">
            <text:p>Новый</text:p>
          </table:table-cell>
          <table:table-cell table:formula="of:=VLOOKUP([.D138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05.08.2022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table:formula="of:=VLOOKUP([.C139];[$Клиенты.A$1:.D$1048576];2;0)" office:value-type="string" office:string-value="Речной" calcext:value-type="string">
            <text:p>Речной</text:p>
          </table:table-cell>
          <table:table-cell table:formula="of:=VLOOKUP([.D139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05.08.2022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table:formula="of:=VLOOKUP([.C140];[$Клиенты.A$1:.D$1048576];2;0)" office:value-type="string" office:string-value="Остров" calcext:value-type="string">
            <text:p>Остров</text:p>
          </table:table-cell>
          <table:table-cell table:formula="of:=VLOOKUP([.D14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05.08.2022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table:formula="of:=VLOOKUP([.C141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4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05.08.2022</text:p>
          </table:table-cell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  <table:table-cell table:formula="of:=VLOOKUP([.C142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4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05.08.202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formula="of:=VLOOKUP([.C143];[$Клиенты.A$1:.D$1048576];2;0)" office:value-type="string" office:string-value="Ленинский" calcext:value-type="string">
            <text:p>Ленинский</text:p>
          </table:table-cell>
          <table:table-cell table:formula="of:=VLOOKUP([.D14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05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formula="of:=VLOOKUP([.C144];[$Клиенты.A$1:.D$1048576];2;0)" office:value-type="string" office:string-value="Ленинский" calcext:value-type="string">
            <text:p>Ленинский</text:p>
          </table:table-cell>
          <table:table-cell table:formula="of:=VLOOKUP([.D14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05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table:formula="of:=VLOOKUP([.C145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14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05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formula="of:=VLOOKUP([.C146];[$Клиенты.A$1:.D$1048576];2;0)" office:value-type="string" office:string-value="Полярный" calcext:value-type="string">
            <text:p>Полярный</text:p>
          </table:table-cell>
          <table:table-cell table:formula="of:=VLOOKUP([.D14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05.08.2022</text:p>
          </table:table-cell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table:formula="of:=VLOOKUP([.C147];[$Клиенты.A$1:.D$1048576];2;0)" office:value-type="string" office:string-value="Остров" calcext:value-type="string">
            <text:p>Остров</text:p>
          </table:table-cell>
          <table:table-cell table:formula="of:=VLOOKUP([.D147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05.08.2022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formula="of:=VLOOKUP([.C148];[$Клиенты.A$1:.D$1048576];2;0)" office:value-type="string" office:string-value="Ленинский" calcext:value-type="string">
            <text:p>Ленинский</text:p>
          </table:table-cell>
          <table:table-cell table:formula="of:=VLOOKUP([.D14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05.08.2022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table:formula="of:=VLOOKUP([.C149];[$Клиенты.A$1:.D$1048576];2;0)" office:value-type="string" office:string-value="Речной" calcext:value-type="string">
            <text:p>Речной</text:p>
          </table:table-cell>
          <table:table-cell table:formula="of:=VLOOKUP([.D149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05.08.2022</text:p>
          </table:table-cell>
          <table:table-cell office:value-type="float" office:value="383" calcext:value-type="float">
            <text:p>383</text:p>
          </table:table-cell>
          <table:table-cell office:value-type="float" office:value="9" calcext:value-type="float">
            <text:p>9</text:p>
          </table:table-cell>
          <table:table-cell table:formula="of:=VLOOKUP([.C15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50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05.08.2022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table:formula="of:=VLOOKUP([.C151];[$Клиенты.A$1:.D$1048576];2;0)" office:value-type="string" office:string-value="Полярный" calcext:value-type="string">
            <text:p>Полярный</text:p>
          </table:table-cell>
          <table:table-cell table:formula="of:=VLOOKUP([.D15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05.08.2022</text:p>
          </table:table-cell>
          <table:table-cell office:value-type="float" office:value="397" calcext:value-type="float">
            <text:p>397</text:p>
          </table:table-cell>
          <table:table-cell office:value-type="float" office:value="7" calcext:value-type="float">
            <text:p>7</text:p>
          </table:table-cell>
          <table:table-cell table:formula="of:=VLOOKUP([.C152];[$Клиенты.A$1:.D$1048576];2;0)" office:value-type="string" office:string-value="Речной" calcext:value-type="string">
            <text:p>Речной</text:p>
          </table:table-cell>
          <table:table-cell table:formula="of:=VLOOKUP([.D152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06.08.20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C153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53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06.08.202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VLOOKUP([.C154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154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06.08.202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VLOOKUP([.C155];[$Клиенты.A$1:.D$1048576];2;0)" office:value-type="string" office:string-value="Остров" calcext:value-type="string">
            <text:p>Остров</text:p>
          </table:table-cell>
          <table:table-cell table:formula="of:=VLOOKUP([.D15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06.08.202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VLOOKUP([.C156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15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06.08.2022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VLOOKUP([.C157];[$Клиенты.A$1:.D$1048576];2;0)" office:value-type="string" office:string-value="Остров" calcext:value-type="string">
            <text:p>Остров</text:p>
          </table:table-cell>
          <table:table-cell table:formula="of:=VLOOKUP([.D157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06.08.2022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table:formula="of:=VLOOKUP([.C158];[$Клиенты.A$1:.D$1048576];2;0)" office:value-type="string" office:string-value="Остров" calcext:value-type="string">
            <text:p>Остров</text:p>
          </table:table-cell>
          <table:table-cell table:formula="of:=VLOOKUP([.D158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06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formula="of:=VLOOKUP([.C159];[$Клиенты.A$1:.D$1048576];2;0)" office:value-type="string" office:string-value="Полярный" calcext:value-type="string">
            <text:p>Полярный</text:p>
          </table:table-cell>
          <table:table-cell table:formula="of:=VLOOKUP([.D15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06.08.2022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table:formula="of:=VLOOKUP([.C16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60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06.08.202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formula="of:=VLOOKUP([.C161];[$Клиенты.A$1:.D$1048576];2;0)" office:value-type="string" office:string-value="Полярный" calcext:value-type="string">
            <text:p>Полярный</text:p>
          </table:table-cell>
          <table:table-cell table:formula="of:=VLOOKUP([.D161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06.08.202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formula="of:=VLOOKUP([.C162];[$Клиенты.A$1:.D$1048576];2;0)" office:value-type="string" office:string-value="Речной" calcext:value-type="string">
            <text:p>Речной</text:p>
          </table:table-cell>
          <table:table-cell table:formula="of:=VLOOKUP([.D16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06.08.2022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formula="of:=VLOOKUP([.C163];[$Клиенты.A$1:.D$1048576];2;0)" office:value-type="string" office:string-value="Ленинский" calcext:value-type="string">
            <text:p>Ленинский</text:p>
          </table:table-cell>
          <table:table-cell table:formula="of:=VLOOKUP([.D16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06.08.2022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table:formula="of:=VLOOKUP([.C164];[$Клиенты.A$1:.D$1048576];2;0)" office:value-type="string" office:string-value="Полярный" calcext:value-type="string">
            <text:p>Полярный</text:p>
          </table:table-cell>
          <table:table-cell table:formula="of:=VLOOKUP([.D164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06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table:formula="of:=VLOOKUP([.C165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65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06.08.2022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VLOOKUP([.C166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6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06.08.2022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formula="of:=VLOOKUP([.C167];[$Клиенты.A$1:.D$1048576];2;0)" office:value-type="string" office:string-value="Остров" calcext:value-type="string">
            <text:p>Остров</text:p>
          </table:table-cell>
          <table:table-cell table:formula="of:=VLOOKUP([.D167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06.08.2022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table:formula="of:=VLOOKUP([.C168];[$Клиенты.A$1:.D$1048576];2;0)" office:value-type="string" office:string-value="Ленинский" calcext:value-type="string">
            <text:p>Ленинский</text:p>
          </table:table-cell>
          <table:table-cell table:formula="of:=VLOOKUP([.D168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06.08.2022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formula="of:=VLOOKUP([.C16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69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06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formula="of:=VLOOKUP([.C170];[$Клиенты.A$1:.D$1048576];2;0)" office:value-type="string" office:string-value="Новый" calcext:value-type="string">
            <text:p>Новый</text:p>
          </table:table-cell>
          <table:table-cell table:formula="of:=VLOOKUP([.D170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06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formula="of:=VLOOKUP([.C171];[$Клиенты.A$1:.D$1048576];2;0)" office:value-type="string" office:string-value="Остров" calcext:value-type="string">
            <text:p>Остров</text:p>
          </table:table-cell>
          <table:table-cell table:formula="of:=VLOOKUP([.D171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06.08.2022</text:p>
          </table:table-cell>
          <table:table-cell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table:formula="of:=VLOOKUP([.C172];[$Клиенты.A$1:.D$1048576];2;0)" office:value-type="string" office:string-value="Новый" calcext:value-type="string">
            <text:p>Новый</text:p>
          </table:table-cell>
          <table:table-cell table:formula="of:=VLOOKUP([.D172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06.08.2022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formula="of:=VLOOKUP([.C173];[$Клиенты.A$1:.D$1048576];2;0)" office:value-type="string" office:string-value="Полярный" calcext:value-type="string">
            <text:p>Полярный</text:p>
          </table:table-cell>
          <table:table-cell table:formula="of:=VLOOKUP([.D17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06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table:formula="of:=VLOOKUP([.C174];[$Клиенты.A$1:.D$1048576];2;0)" office:value-type="string" office:string-value="Ленинский" calcext:value-type="string">
            <text:p>Ленинский</text:p>
          </table:table-cell>
          <table:table-cell table:formula="of:=VLOOKUP([.D17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06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formula="of:=VLOOKUP([.C175];[$Клиенты.A$1:.D$1048576];2;0)" office:value-type="string" office:string-value="Полярный" calcext:value-type="string">
            <text:p>Полярный</text:p>
          </table:table-cell>
          <table:table-cell table:formula="of:=VLOOKUP([.D17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06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table:formula="of:=VLOOKUP([.C176];[$Клиенты.A$1:.D$1048576];2;0)" office:value-type="string" office:string-value="Полярный" calcext:value-type="string">
            <text:p>Полярный</text:p>
          </table:table-cell>
          <table:table-cell table:formula="of:=VLOOKUP([.D17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06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table:formula="of:=VLOOKUP([.C177];[$Клиенты.A$1:.D$1048576];2;0)" office:value-type="string" office:string-value="Ленинский" calcext:value-type="string">
            <text:p>Ленинский</text:p>
          </table:table-cell>
          <table:table-cell table:formula="of:=VLOOKUP([.D17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06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formula="of:=VLOOKUP([.C178];[$Клиенты.A$1:.D$1048576];2;0)" office:value-type="string" office:string-value="Новый" calcext:value-type="string">
            <text:p>Новый</text:p>
          </table:table-cell>
          <table:table-cell table:formula="of:=VLOOKUP([.D17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06.08.2022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table:formula="of:=VLOOKUP([.C17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7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07.08.20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VLOOKUP([.C180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18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07.08.202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VLOOKUP([.C181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181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07.08.202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VLOOKUP([.C182];[$Клиенты.A$1:.D$1048576];2;0)" office:value-type="string" office:string-value="Полярный" calcext:value-type="string">
            <text:p>Полярный</text:p>
          </table:table-cell>
          <table:table-cell table:formula="of:=VLOOKUP([.D18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07.08.202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VLOOKUP([.C183];[$Клиенты.A$1:.D$1048576];2;0)" office:value-type="string" office:string-value="Новый" calcext:value-type="string">
            <text:p>Новый</text:p>
          </table:table-cell>
          <table:table-cell table:formula="of:=VLOOKUP([.D18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07.08.202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VLOOKUP([.C184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8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07.08.202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formula="of:=VLOOKUP([.C18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85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07.08.2022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VLOOKUP([.C18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8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07.08.202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VLOOKUP([.C187];[$Клиенты.A$1:.D$1048576];2;0)" office:value-type="string" office:string-value="Речной" calcext:value-type="string">
            <text:p>Речной</text:p>
          </table:table-cell>
          <table:table-cell table:formula="of:=VLOOKUP([.D187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07.08.2022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VLOOKUP([.C188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18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07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VLOOKUP([.C18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89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07.08.202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VLOOKUP([.C190];[$Клиенты.A$1:.D$1048576];2;0)" office:value-type="string" office:string-value="Речной" calcext:value-type="string">
            <text:p>Речной</text:p>
          </table:table-cell>
          <table:table-cell table:formula="of:=VLOOKUP([.D190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07.08.2022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formula="of:=VLOOKUP([.C191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9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07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formula="of:=VLOOKUP([.C192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19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07.08.202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VLOOKUP([.C193];[$Клиенты.A$1:.D$1048576];2;0)" office:value-type="string" office:string-value="Полярный" calcext:value-type="string">
            <text:p>Полярный</text:p>
          </table:table-cell>
          <table:table-cell table:formula="of:=VLOOKUP([.D19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07.08.202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formula="of:=VLOOKUP([.C194];[$Клиенты.A$1:.D$1048576];2;0)" office:value-type="string" office:string-value="Речной" calcext:value-type="string">
            <text:p>Речной</text:p>
          </table:table-cell>
          <table:table-cell table:formula="of:=VLOOKUP([.D19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07.08.2022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table:formula="of:=VLOOKUP([.C19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9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07.08.2022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table:formula="of:=VLOOKUP([.C196];[$Клиенты.A$1:.D$1048576];2;0)" office:value-type="string" office:string-value="Новый" calcext:value-type="string">
            <text:p>Новый</text:p>
          </table:table-cell>
          <table:table-cell table:formula="of:=VLOOKUP([.D19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07.08.2022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table:formula="of:=VLOOKUP([.C197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197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07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formula="of:=VLOOKUP([.C198];[$Клиенты.A$1:.D$1048576];2;0)" office:value-type="string" office:string-value="Новый" calcext:value-type="string">
            <text:p>Новый</text:p>
          </table:table-cell>
          <table:table-cell table:formula="of:=VLOOKUP([.D19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07.08.2022</text:p>
          </table:table-cell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table:formula="of:=VLOOKUP([.C199];[$Клиенты.A$1:.D$1048576];2;0)" office:value-type="string" office:string-value="Остров" calcext:value-type="string">
            <text:p>Остров</text:p>
          </table:table-cell>
          <table:table-cell table:formula="of:=VLOOKUP([.D199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07.08.2022</text:p>
          </table:table-cell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table:formula="of:=VLOOKUP([.C200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00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07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table:formula="of:=VLOOKUP([.C201];[$Клиенты.A$1:.D$1048576];2;0)" office:value-type="string" office:string-value="Полярный" calcext:value-type="string">
            <text:p>Полярный</text:p>
          </table:table-cell>
          <table:table-cell table:formula="of:=VLOOKUP([.D20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07.08.2022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table:formula="of:=VLOOKUP([.C202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02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07.08.2022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table:formula="of:=VLOOKUP([.C203];[$Клиенты.A$1:.D$1048576];2;0)" office:value-type="string" office:string-value="Ленинский" calcext:value-type="string">
            <text:p>Ленинский</text:p>
          </table:table-cell>
          <table:table-cell table:formula="of:=VLOOKUP([.D20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07.08.2022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table:formula="of:=VLOOKUP([.C204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0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08.08.20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C205];[$Клиенты.A$1:.D$1048576];2;0)" office:value-type="string" office:string-value="Новый" calcext:value-type="string">
            <text:p>Новый</text:p>
          </table:table-cell>
          <table:table-cell table:formula="of:=VLOOKUP([.D205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08.08.202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C20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0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08.08.20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VLOOKUP([.C207];[$Клиенты.A$1:.D$1048576];2;0)" office:value-type="string" office:string-value="Речной" calcext:value-type="string">
            <text:p>Речной</text:p>
          </table:table-cell>
          <table:table-cell table:formula="of:=VLOOKUP([.D207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08.08.20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VLOOKUP([.C208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0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08.08.202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VLOOKUP([.C209];[$Клиенты.A$1:.D$1048576];2;0)" office:value-type="string" office:string-value="Полярный" calcext:value-type="string">
            <text:p>Полярный</text:p>
          </table:table-cell>
          <table:table-cell table:formula="of:=VLOOKUP([.D20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08.08.202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VLOOKUP([.C210];[$Клиенты.A$1:.D$1048576];2;0)" office:value-type="string" office:string-value="Остров" calcext:value-type="string">
            <text:p>Остров</text:p>
          </table:table-cell>
          <table:table-cell table:formula="of:=VLOOKUP([.D21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08.08.202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VLOOKUP([.C211];[$Клиенты.A$1:.D$1048576];2;0)" office:value-type="string" office:string-value="Полярный" calcext:value-type="string">
            <text:p>Полярный</text:p>
          </table:table-cell>
          <table:table-cell table:formula="of:=VLOOKUP([.D21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08.08.202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VLOOKUP([.C212];[$Клиенты.A$1:.D$1048576];2;0)" office:value-type="string" office:string-value="Полярный" calcext:value-type="string">
            <text:p>Полярный</text:p>
          </table:table-cell>
          <table:table-cell table:formula="of:=VLOOKUP([.D21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08.08.202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VLOOKUP([.C213];[$Клиенты.A$1:.D$1048576];2;0)" office:value-type="string" office:string-value="Полярный" calcext:value-type="string">
            <text:p>Полярный</text:p>
          </table:table-cell>
          <table:table-cell table:formula="of:=VLOOKUP([.D213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08.08.202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VLOOKUP([.C214];[$Клиенты.A$1:.D$1048576];2;0)" office:value-type="string" office:string-value="Ленинский" calcext:value-type="string">
            <text:p>Ленинский</text:p>
          </table:table-cell>
          <table:table-cell table:formula="of:=VLOOKUP([.D21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08.08.202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VLOOKUP([.C21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15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08.08.202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VLOOKUP([.C216];[$Клиенты.A$1:.D$1048576];2;0)" office:value-type="string" office:string-value="Новый" calcext:value-type="string">
            <text:p>Новый</text:p>
          </table:table-cell>
          <table:table-cell table:formula="of:=VLOOKUP([.D216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08.08.2022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formula="of:=VLOOKUP([.C217];[$Клиенты.A$1:.D$1048576];2;0)" office:value-type="string" office:string-value="Ленинский" calcext:value-type="string">
            <text:p>Ленинский</text:p>
          </table:table-cell>
          <table:table-cell table:formula="of:=VLOOKUP([.D21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08.08.202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VLOOKUP([.C218];[$Клиенты.A$1:.D$1048576];2;0)" office:value-type="string" office:string-value="Ленинский" calcext:value-type="string">
            <text:p>Ленинский</text:p>
          </table:table-cell>
          <table:table-cell table:formula="of:=VLOOKUP([.D21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08.08.2022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formula="of:=VLOOKUP([.C219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1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08.08.2022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VLOOKUP([.C220];[$Клиенты.A$1:.D$1048576];2;0)" office:value-type="string" office:string-value="Ленинский" calcext:value-type="string">
            <text:p>Ленинский</text:p>
          </table:table-cell>
          <table:table-cell table:formula="of:=VLOOKUP([.D220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08.08.2022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formula="of:=VLOOKUP([.C221];[$Клиенты.A$1:.D$1048576];2;0)" office:value-type="string" office:string-value="Новый" calcext:value-type="string">
            <text:p>Новый</text:p>
          </table:table-cell>
          <table:table-cell table:formula="of:=VLOOKUP([.D22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08.08.2022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formula="of:=VLOOKUP([.C222];[$Клиенты.A$1:.D$1048576];2;0)" office:value-type="string" office:string-value="Речной" calcext:value-type="string">
            <text:p>Речной</text:p>
          </table:table-cell>
          <table:table-cell table:formula="of:=VLOOKUP([.D222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08.08.2022</text:p>
          </table:table-cell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table:formula="of:=VLOOKUP([.C223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2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08.08.2022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formula="of:=VLOOKUP([.C224];[$Клиенты.A$1:.D$1048576];2;0)" office:value-type="string" office:string-value="Речной" calcext:value-type="string">
            <text:p>Речной</text:p>
          </table:table-cell>
          <table:table-cell table:formula="of:=VLOOKUP([.D224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08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VLOOKUP([.C225];[$Клиенты.A$1:.D$1048576];2;0)" office:value-type="string" office:string-value="Полярный" calcext:value-type="string">
            <text:p>Полярный</text:p>
          </table:table-cell>
          <table:table-cell table:formula="of:=VLOOKUP([.D225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08.08.2022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formula="of:=VLOOKUP([.C22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2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08.08.2022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formula="of:=VLOOKUP([.C227];[$Клиенты.A$1:.D$1048576];2;0)" office:value-type="string" office:string-value="Остров" calcext:value-type="string">
            <text:p>Остров</text:p>
          </table:table-cell>
          <table:table-cell table:formula="of:=VLOOKUP([.D227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08.08.2022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table:formula="of:=VLOOKUP([.C228];[$Клиенты.A$1:.D$1048576];2;0)" office:value-type="string" office:string-value="Остров" calcext:value-type="string">
            <text:p>Остров</text:p>
          </table:table-cell>
          <table:table-cell table:formula="of:=VLOOKUP([.D22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08.08.2022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formula="of:=VLOOKUP([.C229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29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08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table:formula="of:=VLOOKUP([.C230];[$Клиенты.A$1:.D$1048576];2;0)" office:value-type="string" office:string-value="Полярный" calcext:value-type="string">
            <text:p>Полярный</text:p>
          </table:table-cell>
          <table:table-cell table:formula="of:=VLOOKUP([.D23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08.08.2022</text:p>
          </table:table-cell>
          <table:table-cell office:value-type="float" office:value="391" calcext:value-type="float">
            <text:p>391</text:p>
          </table:table-cell>
          <table:table-cell office:value-type="float" office:value="10" calcext:value-type="float">
            <text:p>10</text:p>
          </table:table-cell>
          <table:table-cell table:formula="of:=VLOOKUP([.C231];[$Клиенты.A$1:.D$1048576];2;0)" office:value-type="string" office:string-value="Полярный" calcext:value-type="string">
            <text:p>Полярный</text:p>
          </table:table-cell>
          <table:table-cell table:formula="of:=VLOOKUP([.D23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08.08.2022</text:p>
          </table:table-cell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table:formula="of:=VLOOKUP([.C232];[$Клиенты.A$1:.D$1048576];2;0)" office:value-type="string" office:string-value="Речной" calcext:value-type="string">
            <text:p>Речной</text:p>
          </table:table-cell>
          <table:table-cell table:formula="of:=VLOOKUP([.D23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09.08.20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VLOOKUP([.C233];[$Клиенты.A$1:.D$1048576];2;0)" office:value-type="string" office:string-value="Речной" calcext:value-type="string">
            <text:p>Речной</text:p>
          </table:table-cell>
          <table:table-cell table:formula="of:=VLOOKUP([.D233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09.08.202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VLOOKUP([.C234];[$Клиенты.A$1:.D$1048576];2;0)" office:value-type="string" office:string-value="Остров" calcext:value-type="string">
            <text:p>Остров</text:p>
          </table:table-cell>
          <table:table-cell table:formula="of:=VLOOKUP([.D23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09.08.202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VLOOKUP([.C23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3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09.08.202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VLOOKUP([.C23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3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09.08.202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VLOOKUP([.C237];[$Клиенты.A$1:.D$1048576];2;0)" office:value-type="string" office:string-value="Полярный" calcext:value-type="string">
            <text:p>Полярный</text:p>
          </table:table-cell>
          <table:table-cell table:formula="of:=VLOOKUP([.D237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09.08.2022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VLOOKUP([.C238];[$Клиенты.A$1:.D$1048576];2;0)" office:value-type="string" office:string-value="Новый" calcext:value-type="string">
            <text:p>Новый</text:p>
          </table:table-cell>
          <table:table-cell table:formula="of:=VLOOKUP([.D238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09.08.202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VLOOKUP([.C239];[$Клиенты.A$1:.D$1048576];2;0)" office:value-type="string" office:string-value="Речной" calcext:value-type="string">
            <text:p>Речной</text:p>
          </table:table-cell>
          <table:table-cell table:formula="of:=VLOOKUP([.D239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09.08.202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VLOOKUP([.C240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4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09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formula="of:=VLOOKUP([.C241];[$Клиенты.A$1:.D$1048576];2;0)" office:value-type="string" office:string-value="Новый" calcext:value-type="string">
            <text:p>Новый</text:p>
          </table:table-cell>
          <table:table-cell table:formula="of:=VLOOKUP([.D241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09.08.2022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table:formula="of:=VLOOKUP([.C242];[$Клиенты.A$1:.D$1048576];2;0)" office:value-type="string" office:string-value="Ленинский" calcext:value-type="string">
            <text:p>Ленинский</text:p>
          </table:table-cell>
          <table:table-cell table:formula="of:=VLOOKUP([.D242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09.08.2022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formula="of:=VLOOKUP([.C243];[$Клиенты.A$1:.D$1048576];2;0)" office:value-type="string" office:string-value="Полярный" calcext:value-type="string">
            <text:p>Полярный</text:p>
          </table:table-cell>
          <table:table-cell table:formula="of:=VLOOKUP([.D243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09.08.2022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table:formula="of:=VLOOKUP([.C244];[$Клиенты.A$1:.D$1048576];2;0)" office:value-type="string" office:string-value="Речной" calcext:value-type="string">
            <text:p>Речной</text:p>
          </table:table-cell>
          <table:table-cell table:formula="of:=VLOOKUP([.D244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09.08.2022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formula="of:=VLOOKUP([.C245];[$Клиенты.A$1:.D$1048576];2;0)" office:value-type="string" office:string-value="Остров" calcext:value-type="string">
            <text:p>Остров</text:p>
          </table:table-cell>
          <table:table-cell table:formula="of:=VLOOKUP([.D24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09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formula="of:=VLOOKUP([.C246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4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09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formula="of:=VLOOKUP([.C247];[$Клиенты.A$1:.D$1048576];2;0)" office:value-type="string" office:string-value="Ленинский" calcext:value-type="string">
            <text:p>Ленинский</text:p>
          </table:table-cell>
          <table:table-cell table:formula="of:=VLOOKUP([.D24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09.08.2022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table:formula="of:=VLOOKUP([.C248];[$Клиенты.A$1:.D$1048576];2;0)" office:value-type="string" office:string-value="Полярный" calcext:value-type="string">
            <text:p>Полярный</text:p>
          </table:table-cell>
          <table:table-cell table:formula="of:=VLOOKUP([.D248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09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formula="of:=VLOOKUP([.C249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4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09.08.2022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table:formula="of:=VLOOKUP([.C25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5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09.08.2022</text:p>
          </table:table-cell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table:formula="of:=VLOOKUP([.C251];[$Клиенты.A$1:.D$1048576];2;0)" office:value-type="string" office:string-value="Новый" calcext:value-type="string">
            <text:p>Новый</text:p>
          </table:table-cell>
          <table:table-cell table:formula="of:=VLOOKUP([.D251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09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table:formula="of:=VLOOKUP([.C252];[$Клиенты.A$1:.D$1048576];2;0)" office:value-type="string" office:string-value="Ленинский" calcext:value-type="string">
            <text:p>Ленинский</text:p>
          </table:table-cell>
          <table:table-cell table:formula="of:=VLOOKUP([.D252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09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table:formula="of:=VLOOKUP([.C253];[$Клиенты.A$1:.D$1048576];2;0)" office:value-type="string" office:string-value="Новый" calcext:value-type="string">
            <text:p>Новый</text:p>
          </table:table-cell>
          <table:table-cell table:formula="of:=VLOOKUP([.D25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10.08.202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VLOOKUP([.C254];[$Клиенты.A$1:.D$1048576];2;0)" office:value-type="string" office:string-value="Полярный" calcext:value-type="string">
            <text:p>Полярный</text:p>
          </table:table-cell>
          <table:table-cell table:formula="of:=VLOOKUP([.D25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10.08.202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formula="of:=VLOOKUP([.C255];[$Клиенты.A$1:.D$1048576];2;0)" office:value-type="string" office:string-value="Полярный" calcext:value-type="string">
            <text:p>Полярный</text:p>
          </table:table-cell>
          <table:table-cell table:formula="of:=VLOOKUP([.D25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10.08.202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VLOOKUP([.C256];[$Клиенты.A$1:.D$1048576];2;0)" office:value-type="string" office:string-value="Ленинский" calcext:value-type="string">
            <text:p>Ленинский</text:p>
          </table:table-cell>
          <table:table-cell table:formula="of:=VLOOKUP([.D25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10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formula="of:=VLOOKUP([.C257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57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10.08.2022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VLOOKUP([.C258];[$Клиенты.A$1:.D$1048576];2;0)" office:value-type="string" office:string-value="Остров" calcext:value-type="string">
            <text:p>Остров</text:p>
          </table:table-cell>
          <table:table-cell table:formula="of:=VLOOKUP([.D25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10.08.2022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VLOOKUP([.C259];[$Клиенты.A$1:.D$1048576];2;0)" office:value-type="string" office:string-value="Речной" calcext:value-type="string">
            <text:p>Речной</text:p>
          </table:table-cell>
          <table:table-cell table:formula="of:=VLOOKUP([.D25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10.08.2022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formula="of:=VLOOKUP([.C260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6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10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VLOOKUP([.C261];[$Клиенты.A$1:.D$1048576];2;0)" office:value-type="string" office:string-value="Речной" calcext:value-type="string">
            <text:p>Речной</text:p>
          </table:table-cell>
          <table:table-cell table:formula="of:=VLOOKUP([.D261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10.08.2022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VLOOKUP([.C262];[$Клиенты.A$1:.D$1048576];2;0)" office:value-type="string" office:string-value="Ленинский" calcext:value-type="string">
            <text:p>Ленинский</text:p>
          </table:table-cell>
          <table:table-cell table:formula="of:=VLOOKUP([.D262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10.08.2022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formula="of:=VLOOKUP([.C26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6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10.08.2022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VLOOKUP([.C264];[$Клиенты.A$1:.D$1048576];2;0)" office:value-type="string" office:string-value="Остров" calcext:value-type="string">
            <text:p>Остров</text:p>
          </table:table-cell>
          <table:table-cell table:formula="of:=VLOOKUP([.D26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10.08.2022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formula="of:=VLOOKUP([.C265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6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10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formula="of:=VLOOKUP([.C266];[$Клиенты.A$1:.D$1048576];2;0)" office:value-type="string" office:string-value="Остров" calcext:value-type="string">
            <text:p>Остров</text:p>
          </table:table-cell>
          <table:table-cell table:formula="of:=VLOOKUP([.D26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10.08.2022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formula="of:=VLOOKUP([.C267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67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10.08.2022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table:formula="of:=VLOOKUP([.C268];[$Клиенты.A$1:.D$1048576];2;0)" office:value-type="string" office:string-value="Речной" calcext:value-type="string">
            <text:p>Речной</text:p>
          </table:table-cell>
          <table:table-cell table:formula="of:=VLOOKUP([.D26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11.08.20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VLOOKUP([.C26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69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11.08.20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VLOOKUP([.C27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70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11.08.202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VLOOKUP([.C271];[$Клиенты.A$1:.D$1048576];2;0)" office:value-type="string" office:string-value="Речной" calcext:value-type="string">
            <text:p>Речной</text:p>
          </table:table-cell>
          <table:table-cell table:formula="of:=VLOOKUP([.D271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11.08.202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VLOOKUP([.C272];[$Клиенты.A$1:.D$1048576];2;0)" office:value-type="string" office:string-value="Полярный" calcext:value-type="string">
            <text:p>Полярный</text:p>
          </table:table-cell>
          <table:table-cell table:formula="of:=VLOOKUP([.D27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11.08.202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VLOOKUP([.C273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73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11.08.202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VLOOKUP([.C274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7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4" calcext:value-type="float">
            <text:p>274</text:p>
          </table:table-cell>
          <table:table-cell office:value-type="string" calcext:value-type="string">
            <text:p>11.08.202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VLOOKUP([.C275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7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11.08.202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VLOOKUP([.C276];[$Клиенты.A$1:.D$1048576];2;0)" office:value-type="string" office:string-value="Новый" calcext:value-type="string">
            <text:p>Новый</text:p>
          </table:table-cell>
          <table:table-cell table:formula="of:=VLOOKUP([.D276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11.08.202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VLOOKUP([.C277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7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11.08.202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VLOOKUP([.C278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7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11.08.202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VLOOKUP([.C279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79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11.08.2022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VLOOKUP([.C280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80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11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formula="of:=VLOOKUP([.C281];[$Клиенты.A$1:.D$1048576];2;0)" office:value-type="string" office:string-value="Речной" calcext:value-type="string">
            <text:p>Речной</text:p>
          </table:table-cell>
          <table:table-cell table:formula="of:=VLOOKUP([.D28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11.08.202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VLOOKUP([.C282];[$Клиенты.A$1:.D$1048576];2;0)" office:value-type="string" office:string-value="Полярный" calcext:value-type="string">
            <text:p>Полярный</text:p>
          </table:table-cell>
          <table:table-cell table:formula="of:=VLOOKUP([.D28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11.08.2022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formula="of:=VLOOKUP([.C28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8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11.08.202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VLOOKUP([.C284];[$Клиенты.A$1:.D$1048576];2;0)" office:value-type="string" office:string-value="Речной" calcext:value-type="string">
            <text:p>Речной</text:p>
          </table:table-cell>
          <table:table-cell table:formula="of:=VLOOKUP([.D28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11.08.202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VLOOKUP([.C285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8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11.08.202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VLOOKUP([.C286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8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11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formula="of:=VLOOKUP([.C287];[$Клиенты.A$1:.D$1048576];2;0)" office:value-type="string" office:string-value="Новый" calcext:value-type="string">
            <text:p>Новый</text:p>
          </table:table-cell>
          <table:table-cell table:formula="of:=VLOOKUP([.D28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11.08.2022</text:p>
          </table:table-cell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table:formula="of:=VLOOKUP([.C288];[$Клиенты.A$1:.D$1048576];2;0)" office:value-type="string" office:string-value="Речной" calcext:value-type="string">
            <text:p>Речной</text:p>
          </table:table-cell>
          <table:table-cell table:formula="of:=VLOOKUP([.D288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11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formula="of:=VLOOKUP([.C289];[$Клиенты.A$1:.D$1048576];2;0)" office:value-type="string" office:string-value="Ленинский" calcext:value-type="string">
            <text:p>Ленинский</text:p>
          </table:table-cell>
          <table:table-cell table:formula="of:=VLOOKUP([.D28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11.08.2022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VLOOKUP([.C290];[$Клиенты.A$1:.D$1048576];2;0)" office:value-type="string" office:string-value="Ленинский" calcext:value-type="string">
            <text:p>Ленинский</text:p>
          </table:table-cell>
          <table:table-cell table:formula="of:=VLOOKUP([.D29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11.08.2022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table:formula="of:=VLOOKUP([.C291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91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11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formula="of:=VLOOKUP([.C292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292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11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table:formula="of:=VLOOKUP([.C293];[$Клиенты.A$1:.D$1048576];2;0)" office:value-type="string" office:string-value="Полярный" calcext:value-type="string">
            <text:p>Полярный</text:p>
          </table:table-cell>
          <table:table-cell table:formula="of:=VLOOKUP([.D293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11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table:formula="of:=VLOOKUP([.C294];[$Клиенты.A$1:.D$1048576];2;0)" office:value-type="string" office:string-value="Остров" calcext:value-type="string">
            <text:p>Остров</text:p>
          </table:table-cell>
          <table:table-cell table:formula="of:=VLOOKUP([.D29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11.08.2022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table:formula="of:=VLOOKUP([.C295];[$Клиенты.A$1:.D$1048576];2;0)" office:value-type="string" office:string-value="Остров" calcext:value-type="string">
            <text:p>Остров</text:p>
          </table:table-cell>
          <table:table-cell table:formula="of:=VLOOKUP([.D295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12.08.202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VLOOKUP([.C29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96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12.08.20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VLOOKUP([.C297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29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12.08.20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VLOOKUP([.C298];[$Клиенты.A$1:.D$1048576];2;0)" office:value-type="string" office:string-value="Ленинский" calcext:value-type="string">
            <text:p>Ленинский</text:p>
          </table:table-cell>
          <table:table-cell table:formula="of:=VLOOKUP([.D298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12.08.202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VLOOKUP([.C29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29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12.08.202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VLOOKUP([.C300];[$Клиенты.A$1:.D$1048576];2;0)" office:value-type="string" office:string-value="Ленинский" calcext:value-type="string">
            <text:p>Ленинский</text:p>
          </table:table-cell>
          <table:table-cell table:formula="of:=VLOOKUP([.D30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12.08.202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VLOOKUP([.C301];[$Клиенты.A$1:.D$1048576];2;0)" office:value-type="string" office:string-value="Новый" calcext:value-type="string">
            <text:p>Новый</text:p>
          </table:table-cell>
          <table:table-cell table:formula="of:=VLOOKUP([.D30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12.08.2022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VLOOKUP([.C302];[$Клиенты.A$1:.D$1048576];2;0)" office:value-type="string" office:string-value="Полярный" calcext:value-type="string">
            <text:p>Полярный</text:p>
          </table:table-cell>
          <table:table-cell table:formula="of:=VLOOKUP([.D302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12.08.202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VLOOKUP([.C303];[$Клиенты.A$1:.D$1048576];2;0)" office:value-type="string" office:string-value="Новый" calcext:value-type="string">
            <text:p>Новый</text:p>
          </table:table-cell>
          <table:table-cell table:formula="of:=VLOOKUP([.D30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12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formula="of:=VLOOKUP([.C304];[$Клиенты.A$1:.D$1048576];2;0)" office:value-type="string" office:string-value="Речной" calcext:value-type="string">
            <text:p>Речной</text:p>
          </table:table-cell>
          <table:table-cell table:formula="of:=VLOOKUP([.D30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12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formula="of:=VLOOKUP([.C305];[$Клиенты.A$1:.D$1048576];2;0)" office:value-type="string" office:string-value="Ленинский" calcext:value-type="string">
            <text:p>Ленинский</text:p>
          </table:table-cell>
          <table:table-cell table:formula="of:=VLOOKUP([.D305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12.08.2022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VLOOKUP([.C306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06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12.08.2022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VLOOKUP([.C307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07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12.08.2022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formula="of:=VLOOKUP([.C308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08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12.08.2022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table:formula="of:=VLOOKUP([.C309];[$Клиенты.A$1:.D$1048576];2;0)" office:value-type="string" office:string-value="Остров" calcext:value-type="string">
            <text:p>Остров</text:p>
          </table:table-cell>
          <table:table-cell table:formula="of:=VLOOKUP([.D30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12.08.202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formula="of:=VLOOKUP([.C31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10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12.08.2022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formula="of:=VLOOKUP([.C311];[$Клиенты.A$1:.D$1048576];2;0)" office:value-type="string" office:string-value="Речной" calcext:value-type="string">
            <text:p>Речной</text:p>
          </table:table-cell>
          <table:table-cell table:formula="of:=VLOOKUP([.D31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12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table:formula="of:=VLOOKUP([.C312];[$Клиенты.A$1:.D$1048576];2;0)" office:value-type="string" office:string-value="Ленинский" calcext:value-type="string">
            <text:p>Ленинский</text:p>
          </table:table-cell>
          <table:table-cell table:formula="of:=VLOOKUP([.D31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12.08.2022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formula="of:=VLOOKUP([.C313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1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12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formula="of:=VLOOKUP([.C314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14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12.08.2022</text:p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table:formula="of:=VLOOKUP([.C315];[$Клиенты.A$1:.D$1048576];2;0)" office:value-type="string" office:string-value="Новый" calcext:value-type="string">
            <text:p>Новый</text:p>
          </table:table-cell>
          <table:table-cell table:formula="of:=VLOOKUP([.D31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12.08.2022</text:p>
          </table:table-cell>
          <table:table-cell office:value-type="float" office:value="377" calcext:value-type="float">
            <text:p>377</text:p>
          </table:table-cell>
          <table:table-cell office:value-type="float" office:value="6" calcext:value-type="float">
            <text:p>6</text:p>
          </table:table-cell>
          <table:table-cell table:formula="of:=VLOOKUP([.C316];[$Клиенты.A$1:.D$1048576];2;0)" office:value-type="string" office:string-value="Речной" calcext:value-type="string">
            <text:p>Речной</text:p>
          </table:table-cell>
          <table:table-cell table:formula="of:=VLOOKUP([.D31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12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table:formula="of:=VLOOKUP([.C317];[$Клиенты.A$1:.D$1048576];2;0)" office:value-type="string" office:string-value="Новый" calcext:value-type="string">
            <text:p>Новый</text:p>
          </table:table-cell>
          <table:table-cell table:formula="of:=VLOOKUP([.D317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13.08.202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VLOOKUP([.C318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18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13.08.202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VLOOKUP([.C319];[$Клиенты.A$1:.D$1048576];2;0)" office:value-type="string" office:string-value="Речной" calcext:value-type="string">
            <text:p>Речной</text:p>
          </table:table-cell>
          <table:table-cell table:formula="of:=VLOOKUP([.D319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13.08.202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VLOOKUP([.C320];[$Клиенты.A$1:.D$1048576];2;0)" office:value-type="string" office:string-value="Новый" calcext:value-type="string">
            <text:p>Новый</text:p>
          </table:table-cell>
          <table:table-cell table:formula="of:=VLOOKUP([.D32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13.08.2022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VLOOKUP([.C321];[$Клиенты.A$1:.D$1048576];2;0)" office:value-type="string" office:string-value="Полярный" calcext:value-type="string">
            <text:p>Полярный</text:p>
          </table:table-cell>
          <table:table-cell table:formula="of:=VLOOKUP([.D321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13.08.202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VLOOKUP([.C322];[$Клиенты.A$1:.D$1048576];2;0)" office:value-type="string" office:string-value="Ленинский" calcext:value-type="string">
            <text:p>Ленинский</text:p>
          </table:table-cell>
          <table:table-cell table:formula="of:=VLOOKUP([.D322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13.08.202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formula="of:=VLOOKUP([.C32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23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13.08.2022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VLOOKUP([.C324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24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13.08.202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VLOOKUP([.C325];[$Клиенты.A$1:.D$1048576];2;0)" office:value-type="string" office:string-value="Новый" calcext:value-type="string">
            <text:p>Новый</text:p>
          </table:table-cell>
          <table:table-cell table:formula="of:=VLOOKUP([.D325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13.08.2022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formula="of:=VLOOKUP([.C326];[$Клиенты.A$1:.D$1048576];2;0)" office:value-type="string" office:string-value="Остров" calcext:value-type="string">
            <text:p>Остров</text:p>
          </table:table-cell>
          <table:table-cell table:formula="of:=VLOOKUP([.D326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13.08.202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VLOOKUP([.C327];[$Клиенты.A$1:.D$1048576];2;0)" office:value-type="string" office:string-value="Ленинский" calcext:value-type="string">
            <text:p>Ленинский</text:p>
          </table:table-cell>
          <table:table-cell table:formula="of:=VLOOKUP([.D32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13.08.202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formula="of:=VLOOKUP([.C328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28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13.08.202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formula="of:=VLOOKUP([.C329];[$Клиенты.A$1:.D$1048576];2;0)" office:value-type="string" office:string-value="Новый" calcext:value-type="string">
            <text:p>Новый</text:p>
          </table:table-cell>
          <table:table-cell table:formula="of:=VLOOKUP([.D32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13.08.2022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table:formula="of:=VLOOKUP([.C330];[$Клиенты.A$1:.D$1048576];2;0)" office:value-type="string" office:string-value="Новый" calcext:value-type="string">
            <text:p>Новый</text:p>
          </table:table-cell>
          <table:table-cell table:formula="of:=VLOOKUP([.D330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13.08.2022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formula="of:=VLOOKUP([.C331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3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13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table:formula="of:=VLOOKUP([.C332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32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13.08.2022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VLOOKUP([.C333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33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13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VLOOKUP([.C334];[$Клиенты.A$1:.D$1048576];2;0)" office:value-type="string" office:string-value="Ленинский" calcext:value-type="string">
            <text:p>Ленинский</text:p>
          </table:table-cell>
          <table:table-cell table:formula="of:=VLOOKUP([.D33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13.08.2022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formula="of:=VLOOKUP([.C335];[$Клиенты.A$1:.D$1048576];2;0)" office:value-type="string" office:string-value="Речной" calcext:value-type="string">
            <text:p>Речной</text:p>
          </table:table-cell>
          <table:table-cell table:formula="of:=VLOOKUP([.D33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13.08.2022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formula="of:=VLOOKUP([.C336];[$Клиенты.A$1:.D$1048576];2;0)" office:value-type="string" office:string-value="Остров" calcext:value-type="string">
            <text:p>Остров</text:p>
          </table:table-cell>
          <table:table-cell table:formula="of:=VLOOKUP([.D33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13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formula="of:=VLOOKUP([.C337];[$Клиенты.A$1:.D$1048576];2;0)" office:value-type="string" office:string-value="Ленинский" calcext:value-type="string">
            <text:p>Ленинский</text:p>
          </table:table-cell>
          <table:table-cell table:formula="of:=VLOOKUP([.D337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13.08.2022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table:formula="of:=VLOOKUP([.C338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3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13.08.2022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formula="of:=VLOOKUP([.C339];[$Клиенты.A$1:.D$1048576];2;0)" office:value-type="string" office:string-value="Новый" calcext:value-type="string">
            <text:p>Новый</text:p>
          </table:table-cell>
          <table:table-cell table:formula="of:=VLOOKUP([.D33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13.08.2022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table:formula="of:=VLOOKUP([.C340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40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13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formula="of:=VLOOKUP([.C341];[$Клиенты.A$1:.D$1048576];2;0)" office:value-type="string" office:string-value="Полярный" calcext:value-type="string">
            <text:p>Полярный</text:p>
          </table:table-cell>
          <table:table-cell table:formula="of:=VLOOKUP([.D34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13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formula="of:=VLOOKUP([.C342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42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13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formula="of:=VLOOKUP([.C34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4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13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formula="of:=VLOOKUP([.C344];[$Клиенты.A$1:.D$1048576];2;0)" office:value-type="string" office:string-value="Остров" calcext:value-type="string">
            <text:p>Остров</text:p>
          </table:table-cell>
          <table:table-cell table:formula="of:=VLOOKUP([.D344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13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formula="of:=VLOOKUP([.C345];[$Клиенты.A$1:.D$1048576];2;0)" office:value-type="string" office:string-value="Остров" calcext:value-type="string">
            <text:p>Остров</text:p>
          </table:table-cell>
          <table:table-cell table:formula="of:=VLOOKUP([.D345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13.08.2022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formula="of:=VLOOKUP([.C34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4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13.08.2022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formula="of:=VLOOKUP([.C347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47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13.08.2022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formula="of:=VLOOKUP([.C348];[$Клиенты.A$1:.D$1048576];2;0)" office:value-type="string" office:string-value="Новый" calcext:value-type="string">
            <text:p>Новый</text:p>
          </table:table-cell>
          <table:table-cell table:formula="of:=VLOOKUP([.D34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13.08.2022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table:formula="of:=VLOOKUP([.C34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4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13.08.2022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table:formula="of:=VLOOKUP([.C350];[$Клиенты.A$1:.D$1048576];2;0)" office:value-type="string" office:string-value="Ленинский" calcext:value-type="string">
            <text:p>Ленинский</text:p>
          </table:table-cell>
          <table:table-cell table:formula="of:=VLOOKUP([.D35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14.08.20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VLOOKUP([.C351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5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14.08.202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VLOOKUP([.C352];[$Клиенты.A$1:.D$1048576];2;0)" office:value-type="string" office:string-value="Ленинский" calcext:value-type="string">
            <text:p>Ленинский</text:p>
          </table:table-cell>
          <table:table-cell table:formula="of:=VLOOKUP([.D352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14.08.202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VLOOKUP([.C353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53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14.08.202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VLOOKUP([.C354];[$Клиенты.A$1:.D$1048576];2;0)" office:value-type="string" office:string-value="Ленинский" calcext:value-type="string">
            <text:p>Ленинский</text:p>
          </table:table-cell>
          <table:table-cell table:formula="of:=VLOOKUP([.D35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14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formula="of:=VLOOKUP([.C355];[$Клиенты.A$1:.D$1048576];2;0)" office:value-type="string" office:string-value="Речной" calcext:value-type="string">
            <text:p>Речной</text:p>
          </table:table-cell>
          <table:table-cell table:formula="of:=VLOOKUP([.D355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14.08.2022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formula="of:=VLOOKUP([.C356];[$Клиенты.A$1:.D$1048576];2;0)" office:value-type="string" office:string-value="Речной" calcext:value-type="string">
            <text:p>Речной</text:p>
          </table:table-cell>
          <table:table-cell table:formula="of:=VLOOKUP([.D35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14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table:formula="of:=VLOOKUP([.C357];[$Клиенты.A$1:.D$1048576];2;0)" office:value-type="string" office:string-value="Полярный" calcext:value-type="string">
            <text:p>Полярный</text:p>
          </table:table-cell>
          <table:table-cell table:formula="of:=VLOOKUP([.D35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14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formula="of:=VLOOKUP([.C358];[$Клиенты.A$1:.D$1048576];2;0)" office:value-type="string" office:string-value="Ленинский" calcext:value-type="string">
            <text:p>Ленинский</text:p>
          </table:table-cell>
          <table:table-cell table:formula="of:=VLOOKUP([.D358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14.08.202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VLOOKUP([.C359];[$Клиенты.A$1:.D$1048576];2;0)" office:value-type="string" office:string-value="Ленинский" calcext:value-type="string">
            <text:p>Ленинский</text:p>
          </table:table-cell>
          <table:table-cell table:formula="of:=VLOOKUP([.D359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14.08.2022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formula="of:=VLOOKUP([.C360];[$Клиенты.A$1:.D$1048576];2;0)" office:value-type="string" office:string-value="Речной" calcext:value-type="string">
            <text:p>Речной</text:p>
          </table:table-cell>
          <table:table-cell table:formula="of:=VLOOKUP([.D360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14.08.2022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table:formula="of:=VLOOKUP([.C361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61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14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formula="of:=VLOOKUP([.C362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62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14.08.2022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formula="of:=VLOOKUP([.C363];[$Клиенты.A$1:.D$1048576];2;0)" office:value-type="string" office:string-value="Новый" calcext:value-type="string">
            <text:p>Новый</text:p>
          </table:table-cell>
          <table:table-cell table:formula="of:=VLOOKUP([.D36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14.08.2022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table:formula="of:=VLOOKUP([.C364];[$Клиенты.A$1:.D$1048576];2;0)" office:value-type="string" office:string-value="Ленинский" calcext:value-type="string">
            <text:p>Ленинский</text:p>
          </table:table-cell>
          <table:table-cell table:formula="of:=VLOOKUP([.D364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14.08.2022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formula="of:=VLOOKUP([.C365];[$Клиенты.A$1:.D$1048576];2;0)" office:value-type="string" office:string-value="Остров" calcext:value-type="string">
            <text:p>Остров</text:p>
          </table:table-cell>
          <table:table-cell table:formula="of:=VLOOKUP([.D365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14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table:formula="of:=VLOOKUP([.C366];[$Клиенты.A$1:.D$1048576];2;0)" office:value-type="string" office:string-value="Полярный" calcext:value-type="string">
            <text:p>Полярный</text:p>
          </table:table-cell>
          <table:table-cell table:formula="of:=VLOOKUP([.D36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14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formula="of:=VLOOKUP([.C367];[$Клиенты.A$1:.D$1048576];2;0)" office:value-type="string" office:string-value="Новый" calcext:value-type="string">
            <text:p>Новый</text:p>
          </table:table-cell>
          <table:table-cell table:formula="of:=VLOOKUP([.D367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14.08.2022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table:formula="of:=VLOOKUP([.C368];[$Клиенты.A$1:.D$1048576];2;0)" office:value-type="string" office:string-value="Ленинский" calcext:value-type="string">
            <text:p>Ленинский</text:p>
          </table:table-cell>
          <table:table-cell table:formula="of:=VLOOKUP([.D36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14.08.2022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formula="of:=VLOOKUP([.C369];[$Клиенты.A$1:.D$1048576];2;0)" office:value-type="string" office:string-value="Новый" calcext:value-type="string">
            <text:p>Новый</text:p>
          </table:table-cell>
          <table:table-cell table:formula="of:=VLOOKUP([.D369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14.08.202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formula="of:=VLOOKUP([.C370];[$Клиенты.A$1:.D$1048576];2;0)" office:value-type="string" office:string-value="Ленинский" calcext:value-type="string">
            <text:p>Ленинский</text:p>
          </table:table-cell>
          <table:table-cell table:formula="of:=VLOOKUP([.D370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15.08.202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VLOOKUP([.C371];[$Клиенты.A$1:.D$1048576];2;0)" office:value-type="string" office:string-value="Новый" calcext:value-type="string">
            <text:p>Новый</text:p>
          </table:table-cell>
          <table:table-cell table:formula="of:=VLOOKUP([.D37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15.08.202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VLOOKUP([.C372];[$Клиенты.A$1:.D$1048576];2;0)" office:value-type="string" office:string-value="Полярный" calcext:value-type="string">
            <text:p>Полярный</text:p>
          </table:table-cell>
          <table:table-cell table:formula="of:=VLOOKUP([.D372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15.08.202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VLOOKUP([.C373];[$Клиенты.A$1:.D$1048576];2;0)" office:value-type="string" office:string-value="Новый" calcext:value-type="string">
            <text:p>Новый</text:p>
          </table:table-cell>
          <table:table-cell table:formula="of:=VLOOKUP([.D373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15.08.202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VLOOKUP([.C374];[$Клиенты.A$1:.D$1048576];2;0)" office:value-type="string" office:string-value="Полярный" calcext:value-type="string">
            <text:p>Полярный</text:p>
          </table:table-cell>
          <table:table-cell table:formula="of:=VLOOKUP([.D374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15.08.202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VLOOKUP([.C375];[$Клиенты.A$1:.D$1048576];2;0)" office:value-type="string" office:string-value="Новый" calcext:value-type="string">
            <text:p>Новый</text:p>
          </table:table-cell>
          <table:table-cell table:formula="of:=VLOOKUP([.D37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15.08.202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formula="of:=VLOOKUP([.C376];[$Клиенты.A$1:.D$1048576];2;0)" office:value-type="string" office:string-value="Остров" calcext:value-type="string">
            <text:p>Остров</text:p>
          </table:table-cell>
          <table:table-cell table:formula="of:=VLOOKUP([.D37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15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formula="of:=VLOOKUP([.C377];[$Клиенты.A$1:.D$1048576];2;0)" office:value-type="string" office:string-value="Полярный" calcext:value-type="string">
            <text:p>Полярный</text:p>
          </table:table-cell>
          <table:table-cell table:formula="of:=VLOOKUP([.D37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15.08.2022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formula="of:=VLOOKUP([.C378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7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15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table:formula="of:=VLOOKUP([.C379];[$Клиенты.A$1:.D$1048576];2;0)" office:value-type="string" office:string-value="Ленинский" calcext:value-type="string">
            <text:p>Ленинский</text:p>
          </table:table-cell>
          <table:table-cell table:formula="of:=VLOOKUP([.D379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15.08.2022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formula="of:=VLOOKUP([.C380];[$Клиенты.A$1:.D$1048576];2;0)" office:value-type="string" office:string-value="Полярный" calcext:value-type="string">
            <text:p>Полярный</text:p>
          </table:table-cell>
          <table:table-cell table:formula="of:=VLOOKUP([.D38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15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formula="of:=VLOOKUP([.C381];[$Клиенты.A$1:.D$1048576];2;0)" office:value-type="string" office:string-value="Полярный" calcext:value-type="string">
            <text:p>Полярный</text:p>
          </table:table-cell>
          <table:table-cell table:formula="of:=VLOOKUP([.D381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15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  <table:table-cell table:formula="of:=VLOOKUP([.C382];[$Клиенты.A$1:.D$1048576];2;0)" office:value-type="string" office:string-value="Остров" calcext:value-type="string">
            <text:p>Остров</text:p>
          </table:table-cell>
          <table:table-cell table:formula="of:=VLOOKUP([.D38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15.08.2022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formula="of:=VLOOKUP([.C383];[$Клиенты.A$1:.D$1048576];2;0)" office:value-type="string" office:string-value="Полярный" calcext:value-type="string">
            <text:p>Полярный</text:p>
          </table:table-cell>
          <table:table-cell table:formula="of:=VLOOKUP([.D38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15.08.2022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formula="of:=VLOOKUP([.C384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84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15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table:formula="of:=VLOOKUP([.C38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85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15.08.2022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formula="of:=VLOOKUP([.C386];[$Клиенты.A$1:.D$1048576];2;0)" office:value-type="string" office:string-value="Ленинский" calcext:value-type="string">
            <text:p>Ленинский</text:p>
          </table:table-cell>
          <table:table-cell table:formula="of:=VLOOKUP([.D38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15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table:formula="of:=VLOOKUP([.C387];[$Клиенты.A$1:.D$1048576];2;0)" office:value-type="string" office:string-value="Полярный" calcext:value-type="string">
            <text:p>Полярный</text:p>
          </table:table-cell>
          <table:table-cell table:formula="of:=VLOOKUP([.D38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15.08.2022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table:formula="of:=VLOOKUP([.C388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38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15.08.2022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formula="of:=VLOOKUP([.C389];[$Клиенты.A$1:.D$1048576];2;0)" office:value-type="string" office:string-value="Речной" calcext:value-type="string">
            <text:p>Речной</text:p>
          </table:table-cell>
          <table:table-cell table:formula="of:=VLOOKUP([.D389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15.08.2022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table:formula="of:=VLOOKUP([.C390];[$Клиенты.A$1:.D$1048576];2;0)" office:value-type="string" office:string-value="Речной" calcext:value-type="string">
            <text:p>Речной</text:p>
          </table:table-cell>
          <table:table-cell table:formula="of:=VLOOKUP([.D390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15.08.2022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table:formula="of:=VLOOKUP([.C391];[$Клиенты.A$1:.D$1048576];2;0)" office:value-type="string" office:string-value="Ленинский" calcext:value-type="string">
            <text:p>Ленинский</text:p>
          </table:table-cell>
          <table:table-cell table:formula="of:=VLOOKUP([.D391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15.08.2022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table:formula="of:=VLOOKUP([.C392];[$Клиенты.A$1:.D$1048576];2;0)" office:value-type="string" office:string-value="Полярный" calcext:value-type="string">
            <text:p>Полярный</text:p>
          </table:table-cell>
          <table:table-cell table:formula="of:=VLOOKUP([.D392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16.08.202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VLOOKUP([.C393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93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16.08.202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VLOOKUP([.C394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9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16.08.202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VLOOKUP([.C395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395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16.08.202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VLOOKUP([.C396];[$Клиенты.A$1:.D$1048576];2;0)" office:value-type="string" office:string-value="Полярный" calcext:value-type="string">
            <text:p>Полярный</text:p>
          </table:table-cell>
          <table:table-cell table:formula="of:=VLOOKUP([.D39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16.08.20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VLOOKUP([.C397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39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7" calcext:value-type="float">
            <text:p>397</text:p>
          </table:table-cell>
          <table:table-cell office:value-type="string" calcext:value-type="string">
            <text:p>16.08.202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VLOOKUP([.C398];[$Клиенты.A$1:.D$1048576];2;0)" office:value-type="string" office:string-value="Ленинский" calcext:value-type="string">
            <text:p>Ленинский</text:p>
          </table:table-cell>
          <table:table-cell table:formula="of:=VLOOKUP([.D398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16.08.202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formula="of:=VLOOKUP([.C399];[$Клиенты.A$1:.D$1048576];2;0)" office:value-type="string" office:string-value="Ленинский" calcext:value-type="string">
            <text:p>Ленинский</text:p>
          </table:table-cell>
          <table:table-cell table:formula="of:=VLOOKUP([.D399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16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formula="of:=VLOOKUP([.C40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00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16.08.2022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formula="of:=VLOOKUP([.C401];[$Клиенты.A$1:.D$1048576];2;0)" office:value-type="string" office:string-value="Ленинский" calcext:value-type="string">
            <text:p>Ленинский</text:p>
          </table:table-cell>
          <table:table-cell table:formula="of:=VLOOKUP([.D401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1" calcext:value-type="float">
            <text:p>401</text:p>
          </table:table-cell>
          <table:table-cell office:value-type="string" calcext:value-type="string">
            <text:p>16.08.2022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table:formula="of:=VLOOKUP([.C402];[$Клиенты.A$1:.D$1048576];2;0)" office:value-type="string" office:string-value="Остров" calcext:value-type="string">
            <text:p>Остров</text:p>
          </table:table-cell>
          <table:table-cell table:formula="of:=VLOOKUP([.D402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16.08.2022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formula="of:=VLOOKUP([.C403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403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3" calcext:value-type="float">
            <text:p>403</text:p>
          </table:table-cell>
          <table:table-cell office:value-type="string" calcext:value-type="string">
            <text:p>16.08.2022</text:p>
          </table:table-cell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table:formula="of:=VLOOKUP([.C404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04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4" calcext:value-type="float">
            <text:p>404</text:p>
          </table:table-cell>
          <table:table-cell office:value-type="string" calcext:value-type="string">
            <text:p>16.08.2022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table:formula="of:=VLOOKUP([.C405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405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5" calcext:value-type="float">
            <text:p>405</text:p>
          </table:table-cell>
          <table:table-cell office:value-type="string" calcext:value-type="string">
            <text:p>16.08.2022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formula="of:=VLOOKUP([.C406];[$Клиенты.A$1:.D$1048576];2;0)" office:value-type="string" office:string-value="Остров" calcext:value-type="string">
            <text:p>Остров</text:p>
          </table:table-cell>
          <table:table-cell table:formula="of:=VLOOKUP([.D40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6" calcext:value-type="float">
            <text:p>406</text:p>
          </table:table-cell>
          <table:table-cell office:value-type="string" calcext:value-type="string">
            <text:p>16.08.2022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table:formula="of:=VLOOKUP([.C407];[$Клиенты.A$1:.D$1048576];2;0)" office:value-type="string" office:string-value="Остров" calcext:value-type="string">
            <text:p>Остров</text:p>
          </table:table-cell>
          <table:table-cell table:formula="of:=VLOOKUP([.D40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7" calcext:value-type="float">
            <text:p>407</text:p>
          </table:table-cell>
          <table:table-cell office:value-type="string" calcext:value-type="string">
            <text:p>16.08.202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VLOOKUP([.C408];[$Клиенты.A$1:.D$1048576];2;0)" office:value-type="string" office:string-value="Речной" calcext:value-type="string">
            <text:p>Речной</text:p>
          </table:table-cell>
          <table:table-cell table:formula="of:=VLOOKUP([.D40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8" calcext:value-type="float">
            <text:p>408</text:p>
          </table:table-cell>
          <table:table-cell office:value-type="string" calcext:value-type="string">
            <text:p>16.08.2022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formula="of:=VLOOKUP([.C409];[$Клиенты.A$1:.D$1048576];2;0)" office:value-type="string" office:string-value="Речной" calcext:value-type="string">
            <text:p>Речной</text:p>
          </table:table-cell>
          <table:table-cell table:formula="of:=VLOOKUP([.D409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09" calcext:value-type="float">
            <text:p>409</text:p>
          </table:table-cell>
          <table:table-cell office:value-type="string" calcext:value-type="string">
            <text:p>16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table:formula="of:=VLOOKUP([.C410];[$Клиенты.A$1:.D$1048576];2;0)" office:value-type="string" office:string-value="Ленинский" calcext:value-type="string">
            <text:p>Ленинский</text:p>
          </table:table-cell>
          <table:table-cell table:formula="of:=VLOOKUP([.D410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0" calcext:value-type="float">
            <text:p>410</text:p>
          </table:table-cell>
          <table:table-cell office:value-type="string" calcext:value-type="string">
            <text:p>16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VLOOKUP([.C411];[$Клиенты.A$1:.D$1048576];2;0)" office:value-type="string" office:string-value="Полярный" calcext:value-type="string">
            <text:p>Полярный</text:p>
          </table:table-cell>
          <table:table-cell table:formula="of:=VLOOKUP([.D41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1" calcext:value-type="float">
            <text:p>411</text:p>
          </table:table-cell>
          <table:table-cell office:value-type="string" calcext:value-type="string">
            <text:p>16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formula="of:=VLOOKUP([.C412];[$Клиенты.A$1:.D$1048576];2;0)" office:value-type="string" office:string-value="Остров" calcext:value-type="string">
            <text:p>Остров</text:p>
          </table:table-cell>
          <table:table-cell table:formula="of:=VLOOKUP([.D412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2" calcext:value-type="float">
            <text:p>412</text:p>
          </table:table-cell>
          <table:table-cell office:value-type="string" calcext:value-type="string">
            <text:p>16.08.2022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table:formula="of:=VLOOKUP([.C413];[$Клиенты.A$1:.D$1048576];2;0)" office:value-type="string" office:string-value="Остров" calcext:value-type="string">
            <text:p>Остров</text:p>
          </table:table-cell>
          <table:table-cell table:formula="of:=VLOOKUP([.D413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3" calcext:value-type="float">
            <text:p>413</text:p>
          </table:table-cell>
          <table:table-cell office:value-type="string" calcext:value-type="string">
            <text:p>16.08.2022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formula="of:=VLOOKUP([.C414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414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4" calcext:value-type="float">
            <text:p>414</text:p>
          </table:table-cell>
          <table:table-cell office:value-type="string" calcext:value-type="string">
            <text:p>16.08.2022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formula="of:=VLOOKUP([.C415];[$Клиенты.A$1:.D$1048576];2;0)" office:value-type="string" office:string-value="Полярный" calcext:value-type="string">
            <text:p>Полярный</text:p>
          </table:table-cell>
          <table:table-cell table:formula="of:=VLOOKUP([.D415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5" calcext:value-type="float">
            <text:p>415</text:p>
          </table:table-cell>
          <table:table-cell office:value-type="string" calcext:value-type="string">
            <text:p>16.08.2022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table:formula="of:=VLOOKUP([.C416];[$Клиенты.A$1:.D$1048576];2;0)" office:value-type="string" office:string-value="Остров" calcext:value-type="string">
            <text:p>Остров</text:p>
          </table:table-cell>
          <table:table-cell table:formula="of:=VLOOKUP([.D416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6" calcext:value-type="float">
            <text:p>416</text:p>
          </table:table-cell>
          <table:table-cell office:value-type="string" calcext:value-type="string">
            <text:p>16.08.2022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formula="of:=VLOOKUP([.C417];[$Клиенты.A$1:.D$1048576];2;0)" office:value-type="string" office:string-value="Полярный" calcext:value-type="string">
            <text:p>Полярный</text:p>
          </table:table-cell>
          <table:table-cell table:formula="of:=VLOOKUP([.D417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7" calcext:value-type="float">
            <text:p>417</text:p>
          </table:table-cell>
          <table:table-cell office:value-type="string" calcext:value-type="string">
            <text:p>16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table:formula="of:=VLOOKUP([.C418];[$Клиенты.A$1:.D$1048576];2;0)" office:value-type="string" office:string-value="Остров" calcext:value-type="string">
            <text:p>Остров</text:p>
          </table:table-cell>
          <table:table-cell table:formula="of:=VLOOKUP([.D418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8" calcext:value-type="float">
            <text:p>418</text:p>
          </table:table-cell>
          <table:table-cell office:value-type="string" calcext:value-type="string">
            <text:p>17.08.20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C41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1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19" calcext:value-type="float">
            <text:p>419</text:p>
          </table:table-cell>
          <table:table-cell office:value-type="string" calcext:value-type="string">
            <text:p>17.08.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C420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20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0" calcext:value-type="float">
            <text:p>420</text:p>
          </table:table-cell>
          <table:table-cell office:value-type="string" calcext:value-type="string">
            <text:p>17.08.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C421];[$Клиенты.A$1:.D$1048576];2;0)" office:value-type="string" office:string-value="Новый" calcext:value-type="string">
            <text:p>Новый</text:p>
          </table:table-cell>
          <table:table-cell table:formula="of:=VLOOKUP([.D421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1" calcext:value-type="float">
            <text:p>421</text:p>
          </table:table-cell>
          <table:table-cell office:value-type="string" calcext:value-type="string">
            <text:p>17.08.20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VLOOKUP([.C422];[$Клиенты.A$1:.D$1048576];2;0)" office:value-type="string" office:string-value="Ленинский" calcext:value-type="string">
            <text:p>Ленинский</text:p>
          </table:table-cell>
          <table:table-cell table:formula="of:=VLOOKUP([.D422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17.08.20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VLOOKUP([.C423];[$Клиенты.A$1:.D$1048576];2;0)" office:value-type="string" office:string-value="Речной" calcext:value-type="string">
            <text:p>Речной</text:p>
          </table:table-cell>
          <table:table-cell table:formula="of:=VLOOKUP([.D423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3" calcext:value-type="float">
            <text:p>423</text:p>
          </table:table-cell>
          <table:table-cell office:value-type="string" calcext:value-type="string">
            <text:p>17.08.202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VLOOKUP([.C424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2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4" calcext:value-type="float">
            <text:p>424</text:p>
          </table:table-cell>
          <table:table-cell office:value-type="string" calcext:value-type="string">
            <text:p>17.08.20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VLOOKUP([.C425];[$Клиенты.A$1:.D$1048576];2;0)" office:value-type="string" office:string-value="Новый" calcext:value-type="string">
            <text:p>Новый</text:p>
          </table:table-cell>
          <table:table-cell table:formula="of:=VLOOKUP([.D42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5" calcext:value-type="float">
            <text:p>425</text:p>
          </table:table-cell>
          <table:table-cell office:value-type="string" calcext:value-type="string">
            <text:p>17.08.202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VLOOKUP([.C42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26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6" calcext:value-type="float">
            <text:p>426</text:p>
          </table:table-cell>
          <table:table-cell office:value-type="string" calcext:value-type="string">
            <text:p>17.08.202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VLOOKUP([.C427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427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7" calcext:value-type="float">
            <text:p>427</text:p>
          </table:table-cell>
          <table:table-cell office:value-type="string" calcext:value-type="string">
            <text:p>17.08.202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VLOOKUP([.C428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28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8" calcext:value-type="float">
            <text:p>428</text:p>
          </table:table-cell>
          <table:table-cell office:value-type="string" calcext:value-type="string">
            <text:p>17.08.2022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formula="of:=VLOOKUP([.C429];[$Клиенты.A$1:.D$1048576];2;0)" office:value-type="string" office:string-value="Остров" calcext:value-type="string">
            <text:p>Остров</text:p>
          </table:table-cell>
          <table:table-cell table:formula="of:=VLOOKUP([.D429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29" calcext:value-type="float">
            <text:p>429</text:p>
          </table:table-cell>
          <table:table-cell office:value-type="string" calcext:value-type="string">
            <text:p>17.08.202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formula="of:=VLOOKUP([.C43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30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0" calcext:value-type="float">
            <text:p>430</text:p>
          </table:table-cell>
          <table:table-cell office:value-type="string" calcext:value-type="string">
            <text:p>17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table:formula="of:=VLOOKUP([.C431];[$Клиенты.A$1:.D$1048576];2;0)" office:value-type="string" office:string-value="Остров" calcext:value-type="string">
            <text:p>Остров</text:p>
          </table:table-cell>
          <table:table-cell table:formula="of:=VLOOKUP([.D43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1" calcext:value-type="float">
            <text:p>431</text:p>
          </table:table-cell>
          <table:table-cell office:value-type="string" calcext:value-type="string">
            <text:p>17.08.202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VLOOKUP([.C432];[$Клиенты.A$1:.D$1048576];2;0)" office:value-type="string" office:string-value="Речной" calcext:value-type="string">
            <text:p>Речной</text:p>
          </table:table-cell>
          <table:table-cell table:formula="of:=VLOOKUP([.D432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2" calcext:value-type="float">
            <text:p>432</text:p>
          </table:table-cell>
          <table:table-cell office:value-type="string" calcext:value-type="string">
            <text:p>17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table:formula="of:=VLOOKUP([.C433];[$Клиенты.A$1:.D$1048576];2;0)" office:value-type="string" office:string-value="Речной" calcext:value-type="string">
            <text:p>Речной</text:p>
          </table:table-cell>
          <table:table-cell table:formula="of:=VLOOKUP([.D433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3" calcext:value-type="float">
            <text:p>433</text:p>
          </table:table-cell>
          <table:table-cell office:value-type="string" calcext:value-type="string">
            <text:p>17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table:formula="of:=VLOOKUP([.C434];[$Клиенты.A$1:.D$1048576];2;0)" office:value-type="string" office:string-value="Речной" calcext:value-type="string">
            <text:p>Речной</text:p>
          </table:table-cell>
          <table:table-cell table:formula="of:=VLOOKUP([.D434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4" calcext:value-type="float">
            <text:p>434</text:p>
          </table:table-cell>
          <table:table-cell office:value-type="string" calcext:value-type="string">
            <text:p>17.08.2022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table:formula="of:=VLOOKUP([.C435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35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5" calcext:value-type="float">
            <text:p>435</text:p>
          </table:table-cell>
          <table:table-cell office:value-type="string" calcext:value-type="string">
            <text:p>17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formula="of:=VLOOKUP([.C436];[$Клиенты.A$1:.D$1048576];2;0)" office:value-type="string" office:string-value="Новый" calcext:value-type="string">
            <text:p>Новый</text:p>
          </table:table-cell>
          <table:table-cell table:formula="of:=VLOOKUP([.D436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6" calcext:value-type="float">
            <text:p>436</text:p>
          </table:table-cell>
          <table:table-cell office:value-type="string" calcext:value-type="string">
            <text:p>17.08.20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table:formula="of:=VLOOKUP([.C437];[$Клиенты.A$1:.D$1048576];2;0)" office:value-type="string" office:string-value="Речной" calcext:value-type="string">
            <text:p>Речной</text:p>
          </table:table-cell>
          <table:table-cell table:formula="of:=VLOOKUP([.D437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7" calcext:value-type="float">
            <text:p>437</text:p>
          </table:table-cell>
          <table:table-cell office:value-type="string" calcext:value-type="string">
            <text:p>17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VLOOKUP([.C438];[$Клиенты.A$1:.D$1048576];2;0)" office:value-type="string" office:string-value="Полярный" calcext:value-type="string">
            <text:p>Полярный</text:p>
          </table:table-cell>
          <table:table-cell table:formula="of:=VLOOKUP([.D43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8" calcext:value-type="float">
            <text:p>438</text:p>
          </table:table-cell>
          <table:table-cell office:value-type="string" calcext:value-type="string">
            <text:p>17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table:formula="of:=VLOOKUP([.C439];[$Клиенты.A$1:.D$1048576];2;0)" office:value-type="string" office:string-value="Новый" calcext:value-type="string">
            <text:p>Новый</text:p>
          </table:table-cell>
          <table:table-cell table:formula="of:=VLOOKUP([.D43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39" calcext:value-type="float">
            <text:p>439</text:p>
          </table:table-cell>
          <table:table-cell office:value-type="string" calcext:value-type="string">
            <text:p>17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formula="of:=VLOOKUP([.C440];[$Клиенты.A$1:.D$1048576];2;0)" office:value-type="string" office:string-value="Новый" calcext:value-type="string">
            <text:p>Новый</text:p>
          </table:table-cell>
          <table:table-cell table:formula="of:=VLOOKUP([.D44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0" calcext:value-type="float">
            <text:p>440</text:p>
          </table:table-cell>
          <table:table-cell office:value-type="string" calcext:value-type="string">
            <text:p>17.08.2022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formula="of:=VLOOKUP([.C441];[$Клиенты.A$1:.D$1048576];2;0)" office:value-type="string" office:string-value="Ленинский" calcext:value-type="string">
            <text:p>Ленинский</text:p>
          </table:table-cell>
          <table:table-cell table:formula="of:=VLOOKUP([.D441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1" calcext:value-type="float">
            <text:p>441</text:p>
          </table:table-cell>
          <table:table-cell office:value-type="string" calcext:value-type="string">
            <text:p>18.08.20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VLOOKUP([.C442];[$Клиенты.A$1:.D$1048576];2;0)" office:value-type="string" office:string-value="Остров" calcext:value-type="string">
            <text:p>Остров</text:p>
          </table:table-cell>
          <table:table-cell table:formula="of:=VLOOKUP([.D442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2" calcext:value-type="float">
            <text:p>442</text:p>
          </table:table-cell>
          <table:table-cell office:value-type="string" calcext:value-type="string">
            <text:p>18.08.20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VLOOKUP([.C443];[$Клиенты.A$1:.D$1048576];2;0)" office:value-type="string" office:string-value="Речной" calcext:value-type="string">
            <text:p>Речной</text:p>
          </table:table-cell>
          <table:table-cell table:formula="of:=VLOOKUP([.D443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3" calcext:value-type="float">
            <text:p>443</text:p>
          </table:table-cell>
          <table:table-cell office:value-type="string" calcext:value-type="string">
            <text:p>18.08.202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VLOOKUP([.C444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44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4" calcext:value-type="float">
            <text:p>444</text:p>
          </table:table-cell>
          <table:table-cell office:value-type="string" calcext:value-type="string">
            <text:p>18.08.202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VLOOKUP([.C445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45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5" calcext:value-type="float">
            <text:p>445</text:p>
          </table:table-cell>
          <table:table-cell office:value-type="string" calcext:value-type="string">
            <text:p>18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formula="of:=VLOOKUP([.C446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4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6" calcext:value-type="float">
            <text:p>446</text:p>
          </table:table-cell>
          <table:table-cell office:value-type="string" calcext:value-type="string">
            <text:p>18.08.202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VLOOKUP([.C447];[$Клиенты.A$1:.D$1048576];2;0)" office:value-type="string" office:string-value="Остров" calcext:value-type="string">
            <text:p>Остров</text:p>
          </table:table-cell>
          <table:table-cell table:formula="of:=VLOOKUP([.D44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7" calcext:value-type="float">
            <text:p>447</text:p>
          </table:table-cell>
          <table:table-cell office:value-type="string" calcext:value-type="string">
            <text:p>18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VLOOKUP([.C448];[$Клиенты.A$1:.D$1048576];2;0)" office:value-type="string" office:string-value="Ленинский" calcext:value-type="string">
            <text:p>Ленинский</text:p>
          </table:table-cell>
          <table:table-cell table:formula="of:=VLOOKUP([.D44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8" calcext:value-type="float">
            <text:p>448</text:p>
          </table:table-cell>
          <table:table-cell office:value-type="string" calcext:value-type="string">
            <text:p>18.08.20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formula="of:=VLOOKUP([.C44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49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49" calcext:value-type="float">
            <text:p>449</text:p>
          </table:table-cell>
          <table:table-cell office:value-type="string" calcext:value-type="string">
            <text:p>18.08.202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VLOOKUP([.C450];[$Клиенты.A$1:.D$1048576];2;0)" office:value-type="string" office:string-value="Ленинский" calcext:value-type="string">
            <text:p>Ленинский</text:p>
          </table:table-cell>
          <table:table-cell table:formula="of:=VLOOKUP([.D450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18.08.2022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VLOOKUP([.C451];[$Клиенты.A$1:.D$1048576];2;0)" office:value-type="string" office:string-value="Новый" calcext:value-type="string">
            <text:p>Новый</text:p>
          </table:table-cell>
          <table:table-cell table:formula="of:=VLOOKUP([.D451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1" calcext:value-type="float">
            <text:p>451</text:p>
          </table:table-cell>
          <table:table-cell office:value-type="string" calcext:value-type="string">
            <text:p>18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formula="of:=VLOOKUP([.C452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52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2" calcext:value-type="float">
            <text:p>452</text:p>
          </table:table-cell>
          <table:table-cell office:value-type="string" calcext:value-type="string">
            <text:p>18.08.2022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formula="of:=VLOOKUP([.C453];[$Клиенты.A$1:.D$1048576];2;0)" office:value-type="string" office:string-value="Остров" calcext:value-type="string">
            <text:p>Остров</text:p>
          </table:table-cell>
          <table:table-cell table:formula="of:=VLOOKUP([.D453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3" calcext:value-type="float">
            <text:p>453</text:p>
          </table:table-cell>
          <table:table-cell office:value-type="string" calcext:value-type="string">
            <text:p>18.08.2022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table:formula="of:=VLOOKUP([.C454];[$Клиенты.A$1:.D$1048576];2;0)" office:value-type="string" office:string-value="Остров" calcext:value-type="string">
            <text:p>Остров</text:p>
          </table:table-cell>
          <table:table-cell table:formula="of:=VLOOKUP([.D454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4" calcext:value-type="float">
            <text:p>454</text:p>
          </table:table-cell>
          <table:table-cell office:value-type="string" calcext:value-type="string">
            <text:p>18.08.202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VLOOKUP([.C455];[$Клиенты.A$1:.D$1048576];2;0)" office:value-type="string" office:string-value="Остров" calcext:value-type="string">
            <text:p>Остров</text:p>
          </table:table-cell>
          <table:table-cell table:formula="of:=VLOOKUP([.D455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5" calcext:value-type="float">
            <text:p>455</text:p>
          </table:table-cell>
          <table:table-cell office:value-type="string" calcext:value-type="string">
            <text:p>18.08.2022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table:formula="of:=VLOOKUP([.C456];[$Клиенты.A$1:.D$1048576];2;0)" office:value-type="string" office:string-value="Остров" calcext:value-type="string">
            <text:p>Остров</text:p>
          </table:table-cell>
          <table:table-cell table:formula="of:=VLOOKUP([.D45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6" calcext:value-type="float">
            <text:p>456</text:p>
          </table:table-cell>
          <table:table-cell office:value-type="string" calcext:value-type="string">
            <text:p>18.08.202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formula="of:=VLOOKUP([.C457];[$Клиенты.A$1:.D$1048576];2;0)" office:value-type="string" office:string-value="Речной" calcext:value-type="string">
            <text:p>Речной</text:p>
          </table:table-cell>
          <table:table-cell table:formula="of:=VLOOKUP([.D45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7" calcext:value-type="float">
            <text:p>457</text:p>
          </table:table-cell>
          <table:table-cell office:value-type="string" calcext:value-type="string">
            <text:p>18.08.2022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formula="of:=VLOOKUP([.C458];[$Клиенты.A$1:.D$1048576];2;0)" office:value-type="string" office:string-value="Новый" calcext:value-type="string">
            <text:p>Новый</text:p>
          </table:table-cell>
          <table:table-cell table:formula="of:=VLOOKUP([.D458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8" calcext:value-type="float">
            <text:p>458</text:p>
          </table:table-cell>
          <table:table-cell office:value-type="string" calcext:value-type="string">
            <text:p>18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table:formula="of:=VLOOKUP([.C459];[$Клиенты.A$1:.D$1048576];2;0)" office:value-type="string" office:string-value="Ленинский" calcext:value-type="string">
            <text:p>Ленинский</text:p>
          </table:table-cell>
          <table:table-cell table:formula="of:=VLOOKUP([.D459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59" calcext:value-type="float">
            <text:p>459</text:p>
          </table:table-cell>
          <table:table-cell office:value-type="string" calcext:value-type="string">
            <text:p>18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table:formula="of:=VLOOKUP([.C460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60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0" calcext:value-type="float">
            <text:p>460</text:p>
          </table:table-cell>
          <table:table-cell office:value-type="string" calcext:value-type="string">
            <text:p>18.08.2022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table:formula="of:=VLOOKUP([.C461];[$Клиенты.A$1:.D$1048576];2;0)" office:value-type="string" office:string-value="Новый" calcext:value-type="string">
            <text:p>Новый</text:p>
          </table:table-cell>
          <table:table-cell table:formula="of:=VLOOKUP([.D461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1" calcext:value-type="float">
            <text:p>461</text:p>
          </table:table-cell>
          <table:table-cell office:value-type="string" calcext:value-type="string">
            <text:p>18.08.2022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table:formula="of:=VLOOKUP([.C462];[$Клиенты.A$1:.D$1048576];2;0)" office:value-type="string" office:string-value="Остров" calcext:value-type="string">
            <text:p>Остров</text:p>
          </table:table-cell>
          <table:table-cell table:formula="of:=VLOOKUP([.D462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2" calcext:value-type="float">
            <text:p>462</text:p>
          </table:table-cell>
          <table:table-cell office:value-type="string" calcext:value-type="string">
            <text:p>18.08.2022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formula="of:=VLOOKUP([.C463];[$Клиенты.A$1:.D$1048576];2;0)" office:value-type="string" office:string-value="Ленинский" calcext:value-type="string">
            <text:p>Ленинский</text:p>
          </table:table-cell>
          <table:table-cell table:formula="of:=VLOOKUP([.D463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3" calcext:value-type="float">
            <text:p>463</text:p>
          </table:table-cell>
          <table:table-cell office:value-type="string" calcext:value-type="string">
            <text:p>18.08.2022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VLOOKUP([.C464];[$Клиенты.A$1:.D$1048576];2;0)" office:value-type="string" office:string-value="Полярный" calcext:value-type="string">
            <text:p>Полярный</text:p>
          </table:table-cell>
          <table:table-cell table:formula="of:=VLOOKUP([.D464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4" calcext:value-type="float">
            <text:p>464</text:p>
          </table:table-cell>
          <table:table-cell office:value-type="string" calcext:value-type="string">
            <text:p>18.08.2022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formula="of:=VLOOKUP([.C465];[$Клиенты.A$1:.D$1048576];2;0)" office:value-type="string" office:string-value="Ленинский" calcext:value-type="string">
            <text:p>Ленинский</text:p>
          </table:table-cell>
          <table:table-cell table:formula="of:=VLOOKUP([.D465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5" calcext:value-type="float">
            <text:p>465</text:p>
          </table:table-cell>
          <table:table-cell office:value-type="string" calcext:value-type="string">
            <text:p>18.08.2022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VLOOKUP([.C466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466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6" calcext:value-type="float">
            <text:p>466</text:p>
          </table:table-cell>
          <table:table-cell office:value-type="string" calcext:value-type="string">
            <text:p>18.08.2022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table:formula="of:=VLOOKUP([.C467];[$Клиенты.A$1:.D$1048576];2;0)" office:value-type="string" office:string-value="Ленинский" calcext:value-type="string">
            <text:p>Ленинский</text:p>
          </table:table-cell>
          <table:table-cell table:formula="of:=VLOOKUP([.D467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7" calcext:value-type="float">
            <text:p>467</text:p>
          </table:table-cell>
          <table:table-cell office:value-type="string" calcext:value-type="string">
            <text:p>18.08.2022</text:p>
          </table:table-cell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table:formula="of:=VLOOKUP([.C468];[$Клиенты.A$1:.D$1048576];2;0)" office:value-type="string" office:string-value="Речной" calcext:value-type="string">
            <text:p>Речной</text:p>
          </table:table-cell>
          <table:table-cell table:formula="of:=VLOOKUP([.D468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8" calcext:value-type="float">
            <text:p>468</text:p>
          </table:table-cell>
          <table:table-cell office:value-type="string" calcext:value-type="string">
            <text:p>18.08.2022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table:formula="of:=VLOOKUP([.C469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69];[$Услуги.A$1:.C$1048576];3;0)" office:value-type="float" office:value="150" calcext:value-type="float">
            <text:p>1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69" calcext:value-type="float">
            <text:p>469</text:p>
          </table:table-cell>
          <table:table-cell office:value-type="string" calcext:value-type="string">
            <text:p>18.08.2022</text:p>
          </table:table-cell>
          <table:table-cell office:value-type="float" office:value="332" calcext:value-type="float">
            <text:p>332</text:p>
          </table:table-cell>
          <table:table-cell office:value-type="float" office:value="9" calcext:value-type="float">
            <text:p>9</text:p>
          </table:table-cell>
          <table:table-cell table:formula="of:=VLOOKUP([.C470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70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18.08.2022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formula="of:=VLOOKUP([.C471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71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71" calcext:value-type="float">
            <text:p>471</text:p>
          </table:table-cell>
          <table:table-cell office:value-type="string" calcext:value-type="string">
            <text:p>18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9" calcext:value-type="float">
            <text:p>9</text:p>
          </table:table-cell>
          <table:table-cell table:formula="of:=VLOOKUP([.C472];[$Клиенты.A$1:.D$1048576];2;0)" office:value-type="string" office:string-value="Полярный" calcext:value-type="string">
            <text:p>Полярный</text:p>
          </table:table-cell>
          <table:table-cell table:formula="of:=VLOOKUP([.D472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72" calcext:value-type="float">
            <text:p>472</text:p>
          </table:table-cell>
          <table:table-cell office:value-type="string" calcext:value-type="string">
            <text:p>18.08.2022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formula="of:=VLOOKUP([.C473];[$Клиенты.A$1:.D$1048576];2;0)" office:value-type="string" office:string-value="Остров" calcext:value-type="string">
            <text:p>Остров</text:p>
          </table:table-cell>
          <table:table-cell table:formula="of:=VLOOKUP([.D473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73" calcext:value-type="float">
            <text:p>473</text:p>
          </table:table-cell>
          <table:table-cell office:value-type="string" calcext:value-type="string">
            <text:p>19.08.20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VLOOKUP([.C474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7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74" calcext:value-type="float">
            <text:p>474</text:p>
          </table:table-cell>
          <table:table-cell office:value-type="string" calcext:value-type="string">
            <text:p>19.08.202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VLOOKUP([.C475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75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75" calcext:value-type="float">
            <text:p>475</text:p>
          </table:table-cell>
          <table:table-cell office:value-type="string" calcext:value-type="string">
            <text:p>19.08.202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VLOOKUP([.C476];[$Клиенты.A$1:.D$1048576];2;0)" office:value-type="string" office:string-value="Остров" calcext:value-type="string">
            <text:p>Остров</text:p>
          </table:table-cell>
          <table:table-cell table:formula="of:=VLOOKUP([.D476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76" calcext:value-type="float">
            <text:p>476</text:p>
          </table:table-cell>
          <table:table-cell office:value-type="string" calcext:value-type="string">
            <text:p>19.08.202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VLOOKUP([.C477];[$Клиенты.A$1:.D$1048576];2;0)" office:value-type="string" office:string-value="Ленинский" calcext:value-type="string">
            <text:p>Ленинский</text:p>
          </table:table-cell>
          <table:table-cell table:formula="of:=VLOOKUP([.D47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77" calcext:value-type="float">
            <text:p>477</text:p>
          </table:table-cell>
          <table:table-cell office:value-type="string" calcext:value-type="string">
            <text:p>19.08.202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VLOOKUP([.C478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78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78" calcext:value-type="float">
            <text:p>478</text:p>
          </table:table-cell>
          <table:table-cell office:value-type="string" calcext:value-type="string">
            <text:p>19.08.202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VLOOKUP([.C479];[$Клиенты.A$1:.D$1048576];2;0)" office:value-type="string" office:string-value="Полярный" calcext:value-type="string">
            <text:p>Полярный</text:p>
          </table:table-cell>
          <table:table-cell table:formula="of:=VLOOKUP([.D47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79" calcext:value-type="float">
            <text:p>479</text:p>
          </table:table-cell>
          <table:table-cell office:value-type="string" calcext:value-type="string">
            <text:p>19.08.202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VLOOKUP([.C480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480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0" calcext:value-type="float">
            <text:p>480</text:p>
          </table:table-cell>
          <table:table-cell office:value-type="string" calcext:value-type="string">
            <text:p>19.08.2022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VLOOKUP([.C481];[$Клиенты.A$1:.D$1048576];2;0)" office:value-type="string" office:string-value="Новый" calcext:value-type="string">
            <text:p>Новый</text:p>
          </table:table-cell>
          <table:table-cell table:formula="of:=VLOOKUP([.D481];[$Услуги.A$1:.C$1048576];3;0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1" calcext:value-type="float">
            <text:p>481</text:p>
          </table:table-cell>
          <table:table-cell office:value-type="string" calcext:value-type="string">
            <text:p>19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formula="of:=VLOOKUP([.C482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82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2" calcext:value-type="float">
            <text:p>482</text:p>
          </table:table-cell>
          <table:table-cell office:value-type="string" calcext:value-type="string">
            <text:p>19.08.202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VLOOKUP([.C483];[$Клиенты.A$1:.D$1048576];2;0)" office:value-type="string" office:string-value="Ленинский" calcext:value-type="string">
            <text:p>Ленинский</text:p>
          </table:table-cell>
          <table:table-cell table:formula="of:=VLOOKUP([.D483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3" calcext:value-type="float">
            <text:p>483</text:p>
          </table:table-cell>
          <table:table-cell office:value-type="string" calcext:value-type="string">
            <text:p>19.08.2022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table:formula="of:=VLOOKUP([.C484];[$Клиенты.A$1:.D$1048576];2;0)" office:value-type="string" office:string-value="Новый" calcext:value-type="string">
            <text:p>Новый</text:p>
          </table:table-cell>
          <table:table-cell table:formula="of:=VLOOKUP([.D484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4" calcext:value-type="float">
            <text:p>484</text:p>
          </table:table-cell>
          <table:table-cell office:value-type="string" calcext:value-type="string">
            <text:p>19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formula="of:=VLOOKUP([.C485];[$Клиенты.A$1:.D$1048576];2;0)" office:value-type="string" office:string-value="Ленинский" calcext:value-type="string">
            <text:p>Ленинский</text:p>
          </table:table-cell>
          <table:table-cell table:formula="of:=VLOOKUP([.D485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5" calcext:value-type="float">
            <text:p>485</text:p>
          </table:table-cell>
          <table:table-cell office:value-type="string" calcext:value-type="string">
            <text:p>19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formula="of:=VLOOKUP([.C486];[$Клиенты.A$1:.D$1048576];2;0)" office:value-type="string" office:string-value="Остров" calcext:value-type="string">
            <text:p>Остров</text:p>
          </table:table-cell>
          <table:table-cell table:formula="of:=VLOOKUP([.D48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6" calcext:value-type="float">
            <text:p>486</text:p>
          </table:table-cell>
          <table:table-cell office:value-type="string" calcext:value-type="string">
            <text:p>19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formula="of:=VLOOKUP([.C487];[$Клиенты.A$1:.D$1048576];2;0)" office:value-type="string" office:string-value="Ленинский" calcext:value-type="string">
            <text:p>Ленинский</text:p>
          </table:table-cell>
          <table:table-cell table:formula="of:=VLOOKUP([.D48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7" calcext:value-type="float">
            <text:p>487</text:p>
          </table:table-cell>
          <table:table-cell office:value-type="string" calcext:value-type="string">
            <text:p>19.08.202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formula="of:=VLOOKUP([.C488];[$Клиенты.A$1:.D$1048576];2;0)" office:value-type="string" office:string-value="Центральный" calcext:value-type="string">
            <text:p>Центральный</text:p>
          </table:table-cell>
          <table:table-cell table:formula="of:=VLOOKUP([.D488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8" calcext:value-type="float">
            <text:p>488</text:p>
          </table:table-cell>
          <table:table-cell office:value-type="string" calcext:value-type="string">
            <text:p>19.08.2022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formula="of:=VLOOKUP([.C489];[$Клиенты.A$1:.D$1048576];2;0)" office:value-type="string" office:string-value="Остров" calcext:value-type="string">
            <text:p>Остров</text:p>
          </table:table-cell>
          <table:table-cell table:formula="of:=VLOOKUP([.D489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89" calcext:value-type="float">
            <text:p>489</text:p>
          </table:table-cell>
          <table:table-cell office:value-type="string" calcext:value-type="string">
            <text:p>19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table:formula="of:=VLOOKUP([.C490];[$Клиенты.A$1:.D$1048576];2;0)" office:value-type="string" office:string-value="Ленинский" calcext:value-type="string">
            <text:p>Ленинский</text:p>
          </table:table-cell>
          <table:table-cell table:formula="of:=VLOOKUP([.D490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0" calcext:value-type="float">
            <text:p>490</text:p>
          </table:table-cell>
          <table:table-cell office:value-type="string" calcext:value-type="string">
            <text:p>19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table:formula="of:=VLOOKUP([.C491];[$Клиенты.A$1:.D$1048576];2;0)" office:value-type="string" office:string-value="Полярный" calcext:value-type="string">
            <text:p>Полярный</text:p>
          </table:table-cell>
          <table:table-cell table:formula="of:=VLOOKUP([.D491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1" calcext:value-type="float">
            <text:p>491</text:p>
          </table:table-cell>
          <table:table-cell office:value-type="string" calcext:value-type="string">
            <text:p>19.08.202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formula="of:=VLOOKUP([.C492];[$Клиенты.A$1:.D$1048576];2;0)" office:value-type="string" office:string-value="Новый" calcext:value-type="string">
            <text:p>Новый</text:p>
          </table:table-cell>
          <table:table-cell table:formula="of:=VLOOKUP([.D492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2" calcext:value-type="float">
            <text:p>492</text:p>
          </table:table-cell>
          <table:table-cell office:value-type="string" calcext:value-type="string">
            <text:p>19.08.2022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VLOOKUP([.C493];[$Клиенты.A$1:.D$1048576];2;0)" office:value-type="string" office:string-value="Полярный" calcext:value-type="string">
            <text:p>Полярный</text:p>
          </table:table-cell>
          <table:table-cell table:formula="of:=VLOOKUP([.D493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3" calcext:value-type="float">
            <text:p>493</text:p>
          </table:table-cell>
          <table:table-cell office:value-type="string" calcext:value-type="string">
            <text:p>19.08.2022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formula="of:=VLOOKUP([.C494];[$Клиенты.A$1:.D$1048576];2;0)" office:value-type="string" office:string-value="Пролетарский" calcext:value-type="string">
            <text:p>Пролетарский</text:p>
          </table:table-cell>
          <table:table-cell table:formula="of:=VLOOKUP([.D494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4" calcext:value-type="float">
            <text:p>494</text:p>
          </table:table-cell>
          <table:table-cell office:value-type="string" calcext:value-type="string">
            <text:p>19.08.2022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VLOOKUP([.C495];[$Клиенты.A$1:.D$1048576];2;0)" office:value-type="string" office:string-value="Остров" calcext:value-type="string">
            <text:p>Остров</text:p>
          </table:table-cell>
          <table:table-cell table:formula="of:=VLOOKUP([.D495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5" calcext:value-type="float">
            <text:p>495</text:p>
          </table:table-cell>
          <table:table-cell office:value-type="string" calcext:value-type="string">
            <text:p>19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formula="of:=VLOOKUP([.C496];[$Клиенты.A$1:.D$1048576];2;0)" office:value-type="string" office:string-value="Полярный" calcext:value-type="string">
            <text:p>Полярный</text:p>
          </table:table-cell>
          <table:table-cell table:formula="of:=VLOOKUP([.D496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6" calcext:value-type="float">
            <text:p>496</text:p>
          </table:table-cell>
          <table:table-cell office:value-type="string" calcext:value-type="string">
            <text:p>19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table:formula="of:=VLOOKUP([.C497];[$Клиенты.A$1:.D$1048576];2;0)" office:value-type="string" office:string-value="Остров" calcext:value-type="string">
            <text:p>Остров</text:p>
          </table:table-cell>
          <table:table-cell table:formula="of:=VLOOKUP([.D497];[$Услуги.A$1:.C$1048576];3;0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7" calcext:value-type="float">
            <text:p>497</text:p>
          </table:table-cell>
          <table:table-cell office:value-type="string" calcext:value-type="string">
            <text:p>19.08.2022</text:p>
          </table:table-cell>
          <table:table-cell office:value-type="float" office:value="379" calcext:value-type="float">
            <text:p>379</text:p>
          </table:table-cell>
          <table:table-cell office:value-type="float" office:value="9" calcext:value-type="float">
            <text:p>9</text:p>
          </table:table-cell>
          <table:table-cell table:formula="of:=VLOOKUP([.C498];[$Клиенты.A$1:.D$1048576];2;0)" office:value-type="string" office:string-value="Ленинский" calcext:value-type="string">
            <text:p>Ленинский</text:p>
          </table:table-cell>
          <table:table-cell table:formula="of:=VLOOKUP([.D498];[$Услуги.A$1:.C$1048576];3;0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8" calcext:value-type="float">
            <text:p>498</text:p>
          </table:table-cell>
          <table:table-cell office:value-type="string" calcext:value-type="string">
            <text:p>19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table:formula="of:=VLOOKUP([.C499];[$Клиенты.A$1:.D$1048576];2;0)" office:value-type="string" office:string-value="Новый" calcext:value-type="string">
            <text:p>Новый</text:p>
          </table:table-cell>
          <table:table-cell table:formula="of:=VLOOKUP([.D499];[$Услуги.A$1:.C$1048576];3;0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499" calcext:value-type="float">
            <text:p>499</text:p>
          </table:table-cell>
          <table:table-cell office:value-type="string" calcext:value-type="string">
            <text:p>19.08.2022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formula="of:=VLOOKUP([.C500];[$Клиенты.A$1:.D$1048576];2;0)" office:value-type="string" office:string-value="Полярный" calcext:value-type="string">
            <text:p>Полярный</text:p>
          </table:table-cell>
          <table:table-cell table:formula="of:=VLOOKUP([.D500];[$Услуги.A$1:.C$1048576];3;0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19.08.2022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formula="of:=VLOOKUP([.C501];[$Клиенты.A$1:.D$1048576];2;0)" office:value-type="string" office:string-value="Левобережный" calcext:value-type="string">
            <text:p>Левобережный</text:p>
          </table:table-cell>
          <table:table-cell table:formula="of:=VLOOKUP([.D501];[$Услуги.A$1:.C$1048576];3;0)" office:value-type="float" office:value="700" calcext:value-type="float">
            <text:p>700</text:p>
          </table:table-cell>
          <table:table-cell table:number-columns-repeated="1018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'Оказанные услуги'.$A$1" table:cell-range-address="$'Оказанные услуги'.$A$1:.$G$501"/>
        </table:named-expressions>
      </table:table>
      <table:table table:name="Услуги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2"/>
        <table:table-column table:style-name="co1" table:number-columns-repeated="62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Цена</text:p>
          </table:table-cell>
          <table:table-cell table:number-columns-repeated="6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интернет 50Мбит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6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интернет 100Мбит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домашний телефон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телевидение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6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видеонаблюдение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6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интернет+телевидение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выделенный IP-адрес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хостинг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оформление SSL-сертификата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6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установка антивируса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61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Клиенты" table:style-name="ta3">
        <office:forms form:automatic-focus="false" form:apply-design-mode="false"/>
        <table:table-column table:style-name="co1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60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Районе</text:p>
          </table:table-cell>
          <table:table-cell table:style-name="ce1" office:value-type="string" calcext:value-type="string">
            <text:p>Адрес</text:p>
          </table:table-cell>
          <table:table-cell table:style-name="ce1" office:value-type="string" calcext:value-type="string">
            <text:p>Фамилия ИО</text:p>
          </table:table-cell>
          <table:table-cell table:number-columns-repeated="6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116</text:p>
          </table:table-cell>
          <table:table-cell office:value-type="string" calcext:value-type="string">
            <text:p>Сафонова П. Г.</text:p>
          </table:table-cell>
          <table:table-cell table:number-columns-repeated="6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139</text:p>
          </table:table-cell>
          <table:table-cell office:value-type="string" calcext:value-type="string">
            <text:p>Дорофеев Д. Р.</text:p>
          </table:table-cell>
          <table:table-cell table:number-columns-repeated="6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Флотская, 140</text:p>
          </table:table-cell>
          <table:table-cell office:value-type="string" calcext:value-type="string">
            <text:p>Давыдова Д. К.</text:p>
          </table:table-cell>
          <table:table-cell table:number-columns-repeated="6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50</text:p>
          </table:table-cell>
          <table:table-cell office:value-type="string" calcext:value-type="string">
            <text:p>Колесова С. М.</text:p>
          </table:table-cell>
          <table:table-cell table:number-columns-repeated="6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0</text:p>
          </table:table-cell>
          <table:table-cell office:value-type="string" calcext:value-type="string">
            <text:p>Макарова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21</text:p>
          </table:table-cell>
          <table:table-cell office:value-type="string" calcext:value-type="string">
            <text:p>Захарова С. Г.</text:p>
          </table:table-cell>
          <table:table-cell table:number-columns-repeated="6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нина, 95</text:p>
          </table:table-cell>
          <table:table-cell office:value-type="string" calcext:value-type="string">
            <text:p>Парамон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Водная, 137</text:p>
          </table:table-cell>
          <table:table-cell office:value-type="string" calcext:value-type="string">
            <text:p>Зуев Р. И.</text:p>
          </table:table-cell>
          <table:table-cell table:number-columns-repeated="6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Сарайская, 49</text:p>
          </table:table-cell>
          <table:table-cell office:value-type="string" calcext:value-type="string">
            <text:p>Терехов И. Т.</text:p>
          </table:table-cell>
          <table:table-cell table:number-columns-repeated="6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обегайделинская, 11</text:p>
          </table:table-cell>
          <table:table-cell office:value-type="string" calcext:value-type="string">
            <text:p>Калинин Н. Д.</text:p>
          </table:table-cell>
          <table:table-cell table:number-columns-repeated="6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73</text:p>
          </table:table-cell>
          <table:table-cell office:value-type="string" calcext:value-type="string">
            <text:p>Сорокин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74</text:p>
          </table:table-cell>
          <table:table-cell office:value-type="string" calcext:value-type="string">
            <text:p>Матвеева И. С.</text:p>
          </table:table-cell>
          <table:table-cell table:number-columns-repeated="6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ивановойсковая, 32</text:p>
          </table:table-cell>
          <table:table-cell office:value-type="string" calcext:value-type="string">
            <text:p>Егоров Э. М.</text:p>
          </table:table-cell>
          <table:table-cell table:number-columns-repeated="6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50</text:p>
          </table:table-cell>
          <table:table-cell office:value-type="string" calcext:value-type="string">
            <text:p>Панфилова С. В.</text:p>
          </table:table-cell>
          <table:table-cell table:number-columns-repeated="6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143</text:p>
          </table:table-cell>
          <table:table-cell office:value-type="string" calcext:value-type="string">
            <text:p>Фетисова С. А.</text:p>
          </table:table-cell>
          <table:table-cell table:number-columns-repeated="6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Историческая, 35</text:p>
          </table:table-cell>
          <table:table-cell office:value-type="string" calcext:value-type="string">
            <text:p>Лебедев Л. Е.</text:p>
          </table:table-cell>
          <table:table-cell table:number-columns-repeated="6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46</text:p>
          </table:table-cell>
          <table:table-cell office:value-type="string" calcext:value-type="string">
            <text:p>Воробьева В. Е.</text:p>
          </table:table-cell>
          <table:table-cell table:number-columns-repeated="6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Сарайская, 12</text:p>
          </table:table-cell>
          <table:table-cell office:value-type="string" calcext:value-type="string">
            <text:p>Киселев С. Д.</text:p>
          </table:table-cell>
          <table:table-cell table:number-columns-repeated="6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128</text:p>
          </table:table-cell>
          <table:table-cell office:value-type="string" calcext:value-type="string">
            <text:p>Иванов И. Т.</text:p>
          </table:table-cell>
          <table:table-cell table:number-columns-repeated="6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33</text:p>
          </table:table-cell>
          <table:table-cell office:value-type="string" calcext:value-type="string">
            <text:p>Игнатьева Д. М.</text:p>
          </table:table-cell>
          <table:table-cell table:number-columns-repeated="6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94</text:p>
          </table:table-cell>
          <table:table-cell office:value-type="string" calcext:value-type="string">
            <text:p>Соловьев И. Л.</text:p>
          </table:table-cell>
          <table:table-cell table:number-columns-repeated="6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Октябрьская, 115</text:p>
          </table:table-cell>
          <table:table-cell office:value-type="string" calcext:value-type="string">
            <text:p>Сидоро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рвая, 70</text:p>
          </table:table-cell>
          <table:table-cell office:value-type="string" calcext:value-type="string">
            <text:p>Александров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116</text:p>
          </table:table-cell>
          <table:table-cell office:value-type="string" calcext:value-type="string">
            <text:p>Яковлев Я. Д.</text:p>
          </table:table-cell>
          <table:table-cell table:number-columns-repeated="6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86</text:p>
          </table:table-cell>
          <table:table-cell office:value-type="string" calcext:value-type="string">
            <text:p>Захарова Н. Е.</text:p>
          </table:table-cell>
          <table:table-cell table:number-columns-repeated="6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ивая, 30</text:p>
          </table:table-cell>
          <table:table-cell office:value-type="string" calcext:value-type="string">
            <text:p>Никулина С. Д.</text:p>
          </table:table-cell>
          <table:table-cell table:number-columns-repeated="6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78</text:p>
          </table:table-cell>
          <table:table-cell office:value-type="string" calcext:value-type="string">
            <text:p>Аксено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бегайделинская, 108</text:p>
          </table:table-cell>
          <table:table-cell office:value-type="string" calcext:value-type="string">
            <text:p>Николаев Т. Л.</text:p>
          </table:table-cell>
          <table:table-cell table:number-columns-repeated="6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узенштерна, 91</text:p>
          </table:table-cell>
          <table:table-cell office:value-type="string" calcext:value-type="string">
            <text:p>Чернышев С. В.</text:p>
          </table:table-cell>
          <table:table-cell table:number-columns-repeated="6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92</text:p>
          </table:table-cell>
          <table:table-cell office:value-type="string" calcext:value-type="string">
            <text:p>Гуляев И. М.</text:p>
          </table:table-cell>
          <table:table-cell table:number-columns-repeated="6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94</text:p>
          </table:table-cell>
          <table:table-cell office:value-type="string" calcext:value-type="string">
            <text:p>Новиков Н. М.</text:p>
          </table:table-cell>
          <table:table-cell table:number-columns-repeated="6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ивая, 56</text:p>
          </table:table-cell>
          <table:table-cell office:value-type="string" calcext:value-type="string">
            <text:p>Колесникова А. С.</text:p>
          </table:table-cell>
          <table:table-cell table:number-columns-repeated="6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114</text:p>
          </table:table-cell>
          <table:table-cell office:value-type="string" calcext:value-type="string">
            <text:p>Широкова М. В.</text:p>
          </table:table-cell>
          <table:table-cell table:number-columns-repeated="6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42</text:p>
          </table:table-cell>
          <table:table-cell office:value-type="string" calcext:value-type="string">
            <text:p>Быкова У. А.</text:p>
          </table:table-cell>
          <table:table-cell table:number-columns-repeated="6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47</text:p>
          </table:table-cell>
          <table:table-cell office:value-type="string" calcext:value-type="string">
            <text:p>Захарова А. Ф.</text:p>
          </table:table-cell>
          <table:table-cell table:number-columns-repeated="6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15</text:p>
          </table:table-cell>
          <table:table-cell office:value-type="string" calcext:value-type="string">
            <text:p>Малышев С. М.</text:p>
          </table:table-cell>
          <table:table-cell table:number-columns-repeated="6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65</text:p>
          </table:table-cell>
          <table:table-cell office:value-type="string" calcext:value-type="string">
            <text:p>Исаев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76</text:p>
          </table:table-cell>
          <table:table-cell office:value-type="string" calcext:value-type="string">
            <text:p>Иванова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Флотская, 12</text:p>
          </table:table-cell>
          <table:table-cell office:value-type="string" calcext:value-type="string">
            <text:p>Барано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83</text:p>
          </table:table-cell>
          <table:table-cell office:value-type="string" calcext:value-type="string">
            <text:p>Егорова В. П.</text:p>
          </table:table-cell>
          <table:table-cell table:number-columns-repeated="6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29</text:p>
          </table:table-cell>
          <table:table-cell office:value-type="string" calcext:value-type="string">
            <text:p>Дмитриев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124</text:p>
          </table:table-cell>
          <table:table-cell office:value-type="string" calcext:value-type="string">
            <text:p>Румянцев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рвая, 38</text:p>
          </table:table-cell>
          <table:table-cell office:value-type="string" calcext:value-type="string">
            <text:p>Крылов Т. Т.</text:p>
          </table:table-cell>
          <table:table-cell table:number-columns-repeated="6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140</text:p>
          </table:table-cell>
          <table:table-cell office:value-type="string" calcext:value-type="string">
            <text:p>Зайцев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Угольная, 102</text:p>
          </table:table-cell>
          <table:table-cell office:value-type="string" calcext:value-type="string">
            <text:p>Хохлов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30</text:p>
          </table:table-cell>
          <table:table-cell office:value-type="string" calcext:value-type="string">
            <text:p>Соколова М. Е.</text:p>
          </table:table-cell>
          <table:table-cell table:number-columns-repeated="6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рилюдная, 24</text:p>
          </table:table-cell>
          <table:table-cell office:value-type="string" calcext:value-type="string">
            <text:p>Иванов Т. Т.</text:p>
          </table:table-cell>
          <table:table-cell table:number-columns-repeated="6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145</text:p>
          </table:table-cell>
          <table:table-cell office:value-type="string" calcext:value-type="string">
            <text:p>Степанов Т. И.</text:p>
          </table:table-cell>
          <table:table-cell table:number-columns-repeated="6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19</text:p>
          </table:table-cell>
          <table:table-cell office:value-type="string" calcext:value-type="string">
            <text:p>Сергее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89</text:p>
          </table:table-cell>
          <table:table-cell office:value-type="string" calcext:value-type="string">
            <text:p>Добрынин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62</text:p>
          </table:table-cell>
          <table:table-cell office:value-type="string" calcext:value-type="string">
            <text:p>Баженов Н. К.</text:p>
          </table:table-cell>
          <table:table-cell table:number-columns-repeated="6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обегайделинская, 142</text:p>
          </table:table-cell>
          <table:table-cell office:value-type="string" calcext:value-type="string">
            <text:p>Соколова С. И.</text:p>
          </table:table-cell>
          <table:table-cell table:number-columns-repeated="6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97</text:p>
          </table:table-cell>
          <table:table-cell office:value-type="string" calcext:value-type="string">
            <text:p>Павлов Д. Д.</text:p>
          </table:table-cell>
          <table:table-cell table:number-columns-repeated="6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76</text:p>
          </table:table-cell>
          <table:table-cell office:value-type="string" calcext:value-type="string">
            <text:p>Тарасов Д. З.</text:p>
          </table:table-cell>
          <table:table-cell table:number-columns-repeated="6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Железнодорожная, 17</text:p>
          </table:table-cell>
          <table:table-cell office:value-type="string" calcext:value-type="string">
            <text:p>Павлов И. В.</text:p>
          </table:table-cell>
          <table:table-cell table:number-columns-repeated="6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70</text:p>
          </table:table-cell>
          <table:table-cell office:value-type="string" calcext:value-type="string">
            <text:p>Лазарев Я. Д.</text:p>
          </table:table-cell>
          <table:table-cell table:number-columns-repeated="6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63</text:p>
          </table:table-cell>
          <table:table-cell office:value-type="string" calcext:value-type="string">
            <text:p>Калинин Я. Н.</text:p>
          </table:table-cell>
          <table:table-cell table:number-columns-repeated="6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113</text:p>
          </table:table-cell>
          <table:table-cell office:value-type="string" calcext:value-type="string">
            <text:p>Панов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141</text:p>
          </table:table-cell>
          <table:table-cell office:value-type="string" calcext:value-type="string">
            <text:p>Швецов Д. Г.</text:p>
          </table:table-cell>
          <table:table-cell table:number-columns-repeated="6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146</text:p>
          </table:table-cell>
          <table:table-cell office:value-type="string" calcext:value-type="string">
            <text:p>Артемов Г. Д.</text:p>
          </table:table-cell>
          <table:table-cell table:number-columns-repeated="6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48</text:p>
          </table:table-cell>
          <table:table-cell office:value-type="string" calcext:value-type="string">
            <text:p>Алексеев М. В.</text:p>
          </table:table-cell>
          <table:table-cell table:number-columns-repeated="6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82</text:p>
          </table:table-cell>
          <table:table-cell office:value-type="string" calcext:value-type="string">
            <text:p>Иванова Е. З.</text:p>
          </table:table-cell>
          <table:table-cell table:number-columns-repeated="6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35</text:p>
          </table:table-cell>
          <table:table-cell office:value-type="string" calcext:value-type="string">
            <text:p>Кузнецов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60</text:p>
          </table:table-cell>
          <table:table-cell office:value-type="string" calcext:value-type="string">
            <text:p>Попова В. Т.</text:p>
          </table:table-cell>
          <table:table-cell table:number-columns-repeated="6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12</text:p>
          </table:table-cell>
          <table:table-cell office:value-type="string" calcext:value-type="string">
            <text:p>Сухов Р. С.</text:p>
          </table:table-cell>
          <table:table-cell table:number-columns-repeated="6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сная, 39</text:p>
          </table:table-cell>
          <table:table-cell office:value-type="string" calcext:value-type="string">
            <text:p>Филиппов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88</text:p>
          </table:table-cell>
          <table:table-cell office:value-type="string" calcext:value-type="string">
            <text:p>Румянцева М. В.</text:p>
          </table:table-cell>
          <table:table-cell table:number-columns-repeated="6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62</text:p>
          </table:table-cell>
          <table:table-cell office:value-type="string" calcext:value-type="string">
            <text:p>Русанова Е. Н.</text:p>
          </table:table-cell>
          <table:table-cell table:number-columns-repeated="6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61</text:p>
          </table:table-cell>
          <table:table-cell office:value-type="string" calcext:value-type="string">
            <text:p>Свиридова П. Д.</text:p>
          </table:table-cell>
          <table:table-cell table:number-columns-repeated="6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итийская, 107</text:p>
          </table:table-cell>
          <table:table-cell office:value-type="string" calcext:value-type="string">
            <text:p>Румянцев М. Г.</text:p>
          </table:table-cell>
          <table:table-cell table:number-columns-repeated="6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103</text:p>
          </table:table-cell>
          <table:table-cell office:value-type="string" calcext:value-type="string">
            <text:p>Иванов Ю. Э.</text:p>
          </table:table-cell>
          <table:table-cell table:number-columns-repeated="6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61</text:p>
          </table:table-cell>
          <table:table-cell office:value-type="string" calcext:value-type="string">
            <text:p>Громова У. М.</text:p>
          </table:table-cell>
          <table:table-cell table:number-columns-repeated="6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Флотская, 81</text:p>
          </table:table-cell>
          <table:table-cell office:value-type="string" calcext:value-type="string">
            <text:p>Ананьев Д. М.</text:p>
          </table:table-cell>
          <table:table-cell table:number-columns-repeated="6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119</text:p>
          </table:table-cell>
          <table:table-cell office:value-type="string" calcext:value-type="string">
            <text:p>Корнеев В. Ф.</text:p>
          </table:table-cell>
          <table:table-cell table:number-columns-repeated="6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26</text:p>
          </table:table-cell>
          <table:table-cell office:value-type="string" calcext:value-type="string">
            <text:p>Иванова В. В.</text:p>
          </table:table-cell>
          <table:table-cell table:number-columns-repeated="6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бегайделинская, 44</text:p>
          </table:table-cell>
          <table:table-cell office:value-type="string" calcext:value-type="string">
            <text:p>Ждан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бегайделинская, 145</text:p>
          </table:table-cell>
          <table:table-cell office:value-type="string" calcext:value-type="string">
            <text:p>Сальников Д. Р.</text:p>
          </table:table-cell>
          <table:table-cell table:number-columns-repeated="6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Сарайская, 50</text:p>
          </table:table-cell>
          <table:table-cell office:value-type="string" calcext:value-type="string">
            <text:p>Сорокин Г. В.</text:p>
          </table:table-cell>
          <table:table-cell table:number-columns-repeated="6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77</text:p>
          </table:table-cell>
          <table:table-cell office:value-type="string" calcext:value-type="string">
            <text:p>Петрова А. С.</text:p>
          </table:table-cell>
          <table:table-cell table:number-columns-repeated="6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6</text:p>
          </table:table-cell>
          <table:table-cell office:value-type="string" calcext:value-type="string">
            <text:p>Михайлова Я. Г.</text:p>
          </table:table-cell>
          <table:table-cell table:number-columns-repeated="6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42</text:p>
          </table:table-cell>
          <table:table-cell office:value-type="string" calcext:value-type="string">
            <text:p>Никитин И. К.</text:p>
          </table:table-cell>
          <table:table-cell table:number-columns-repeated="6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43</text:p>
          </table:table-cell>
          <table:table-cell office:value-type="string" calcext:value-type="string">
            <text:p>Смирнов Р. Л.</text:p>
          </table:table-cell>
          <table:table-cell table:number-columns-repeated="6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Октябрьская, 41</text:p>
          </table:table-cell>
          <table:table-cell office:value-type="string" calcext:value-type="string">
            <text:p>Козлов Е. Ф.</text:p>
          </table:table-cell>
          <table:table-cell table:number-columns-repeated="6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123</text:p>
          </table:table-cell>
          <table:table-cell office:value-type="string" calcext:value-type="string">
            <text:p>Фомиче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1</text:p>
          </table:table-cell>
          <table:table-cell office:value-type="string" calcext:value-type="string">
            <text:p>Широк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97</text:p>
          </table:table-cell>
          <table:table-cell office:value-type="string" calcext:value-type="string">
            <text:p>Князев В. Т.</text:p>
          </table:table-cell>
          <table:table-cell table:number-columns-repeated="6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135</text:p>
          </table:table-cell>
          <table:table-cell office:value-type="string" calcext:value-type="string">
            <text:p>Платонова Д. К.</text:p>
          </table:table-cell>
          <table:table-cell table:number-columns-repeated="6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бегайделинская, 102</text:p>
          </table:table-cell>
          <table:table-cell office:value-type="string" calcext:value-type="string">
            <text:p>Федото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бегайделинская, 114</text:p>
          </table:table-cell>
          <table:table-cell office:value-type="string" calcext:value-type="string">
            <text:p>Орехов В. Д.</text:p>
          </table:table-cell>
          <table:table-cell table:number-columns-repeated="6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узенштерна, 47</text:p>
          </table:table-cell>
          <table:table-cell office:value-type="string" calcext:value-type="string">
            <text:p>Белоусов И. А.</text:p>
          </table:table-cell>
          <table:table-cell table:number-columns-repeated="6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Октябрьская, 75</text:p>
          </table:table-cell>
          <table:table-cell office:value-type="string" calcext:value-type="string">
            <text:p>Малинина В. Н.</text:p>
          </table:table-cell>
          <table:table-cell table:number-columns-repeated="6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03</text:p>
          </table:table-cell>
          <table:table-cell office:value-type="string" calcext:value-type="string">
            <text:p>Кузнецова Ю. З.</text:p>
          </table:table-cell>
          <table:table-cell table:number-columns-repeated="6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86</text:p>
          </table:table-cell>
          <table:table-cell office:value-type="string" calcext:value-type="string">
            <text:p>Медведе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нина, 86</text:p>
          </table:table-cell>
          <table:table-cell office:value-type="string" calcext:value-type="string">
            <text:p>Герасимова В. М.</text:p>
          </table:table-cell>
          <table:table-cell table:number-columns-repeated="6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60</text:p>
          </table:table-cell>
          <table:table-cell office:value-type="string" calcext:value-type="string">
            <text:p>Алексеев И. Я.</text:p>
          </table:table-cell>
          <table:table-cell table:number-columns-repeated="6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Угольная, 29</text:p>
          </table:table-cell>
          <table:table-cell office:value-type="string" calcext:value-type="string">
            <text:p>Иванова Ю. А.</text:p>
          </table:table-cell>
          <table:table-cell table:number-columns-repeated="6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узенштерна, 139</text:p>
          </table:table-cell>
          <table:table-cell office:value-type="string" calcext:value-type="string">
            <text:p>Шаповалова Е. Д.</text:p>
          </table:table-cell>
          <table:table-cell table:number-columns-repeated="6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111</text:p>
          </table:table-cell>
          <table:table-cell office:value-type="string" calcext:value-type="string">
            <text:p>Полякова Е. К.</text:p>
          </table:table-cell>
          <table:table-cell table:number-columns-repeated="6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Железнодорожная, 41</text:p>
          </table:table-cell>
          <table:table-cell office:value-type="string" calcext:value-type="string">
            <text:p>Иванова К. А.</text:p>
          </table:table-cell>
          <table:table-cell table:number-columns-repeated="6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58</text:p>
          </table:table-cell>
          <table:table-cell office:value-type="string" calcext:value-type="string">
            <text:p>Боброва М. И.</text:p>
          </table:table-cell>
          <table:table-cell table:number-columns-repeated="6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рвая, 33</text:p>
          </table:table-cell>
          <table:table-cell office:value-type="string" calcext:value-type="string">
            <text:p>Завьялова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100</text:p>
          </table:table-cell>
          <table:table-cell office:value-type="string" calcext:value-type="string">
            <text:p>Попов М. Р.</text:p>
          </table:table-cell>
          <table:table-cell table:number-columns-repeated="6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тровская, 101</text:p>
          </table:table-cell>
          <table:table-cell office:value-type="string" calcext:value-type="string">
            <text:p>Беляев К. И.</text:p>
          </table:table-cell>
          <table:table-cell table:number-columns-repeated="6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01</text:p>
          </table:table-cell>
          <table:table-cell office:value-type="string" calcext:value-type="string">
            <text:p>Кожевник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узенштерна, 76</text:p>
          </table:table-cell>
          <table:table-cell office:value-type="string" calcext:value-type="string">
            <text:p>Сафонов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124</text:p>
          </table:table-cell>
          <table:table-cell office:value-type="string" calcext:value-type="string">
            <text:p>Трофимов П. М.</text:p>
          </table:table-cell>
          <table:table-cell table:number-columns-repeated="6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дная, 59</text:p>
          </table:table-cell>
          <table:table-cell office:value-type="string" calcext:value-type="string">
            <text:p>Степанов М. П.</text:p>
          </table:table-cell>
          <table:table-cell table:number-columns-repeated="6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Савин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ливайная, 39</text:p>
          </table:table-cell>
          <table:table-cell office:value-type="string" calcext:value-type="string">
            <text:p>Новик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25</text:p>
          </table:table-cell>
          <table:table-cell office:value-type="string" calcext:value-type="string">
            <text:p>Вавил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51</text:p>
          </table:table-cell>
          <table:table-cell office:value-type="string" calcext:value-type="string">
            <text:p>Тихонова У. К.</text:p>
          </table:table-cell>
          <table:table-cell table:number-columns-repeated="6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бегайделинская, 11</text:p>
          </table:table-cell>
          <table:table-cell office:value-type="string" calcext:value-type="string">
            <text:p>Николаева А. П.</text:p>
          </table:table-cell>
          <table:table-cell table:number-columns-repeated="6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44</text:p>
          </table:table-cell>
          <table:table-cell office:value-type="string" calcext:value-type="string">
            <text:p>Сергеев Т. К.</text:p>
          </table:table-cell>
          <table:table-cell table:number-columns-repeated="6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43</text:p>
          </table:table-cell>
          <table:table-cell office:value-type="string" calcext:value-type="string">
            <text:p>Киселев В. Э.</text:p>
          </table:table-cell>
          <table:table-cell table:number-columns-repeated="6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Гоголя, 121</text:p>
          </table:table-cell>
          <table:table-cell office:value-type="string" calcext:value-type="string">
            <text:p>Журавлев Д. Д.</text:p>
          </table:table-cell>
          <table:table-cell table:number-columns-repeated="6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79</text:p>
          </table:table-cell>
          <table:table-cell office:value-type="string" calcext:value-type="string">
            <text:p>Дементьева П. Д.</text:p>
          </table:table-cell>
          <table:table-cell table:number-columns-repeated="6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нина, 90</text:p>
          </table:table-cell>
          <table:table-cell office:value-type="string" calcext:value-type="string">
            <text:p>Комарова Е. Д.</text:p>
          </table:table-cell>
          <table:table-cell table:number-columns-repeated="6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Древняя, 45</text:p>
          </table:table-cell>
          <table:table-cell office:value-type="string" calcext:value-type="string">
            <text:p>Ермаков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95</text:p>
          </table:table-cell>
          <table:table-cell office:value-type="string" calcext:value-type="string">
            <text:p>Лапин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ревняя, 57</text:p>
          </table:table-cell>
          <table:table-cell office:value-type="string" calcext:value-type="string">
            <text:p>Макеева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97</text:p>
          </table:table-cell>
          <table:table-cell office:value-type="string" calcext:value-type="string">
            <text:p>Романова А. Ф.</text:p>
          </table:table-cell>
          <table:table-cell table:number-columns-repeated="6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61</text:p>
          </table:table-cell>
          <table:table-cell office:value-type="string" calcext:value-type="string">
            <text:p>Малышева С. С.</text:p>
          </table:table-cell>
          <table:table-cell table:number-columns-repeated="6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47</text:p>
          </table:table-cell>
          <table:table-cell office:value-type="string" calcext:value-type="string">
            <text:p>Корнеева К. И.</text:p>
          </table:table-cell>
          <table:table-cell table:number-columns-repeated="6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65</text:p>
          </table:table-cell>
          <table:table-cell office:value-type="string" calcext:value-type="string">
            <text:p>Ермолов А. Н.</text:p>
          </table:table-cell>
          <table:table-cell table:number-columns-repeated="6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61</text:p>
          </table:table-cell>
          <table:table-cell office:value-type="string" calcext:value-type="string">
            <text:p>Лукин Ф. А.</text:p>
          </table:table-cell>
          <table:table-cell table:number-columns-repeated="6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Железнодорожная, 140</text:p>
          </table:table-cell>
          <table:table-cell office:value-type="string" calcext:value-type="string">
            <text:p>Шевелев Р. Д.</text:p>
          </table:table-cell>
          <table:table-cell table:number-columns-repeated="6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Лесная, 141</text:p>
          </table:table-cell>
          <table:table-cell office:value-type="string" calcext:value-type="string">
            <text:p>Борисов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4</text:p>
          </table:table-cell>
          <table:table-cell office:value-type="string" calcext:value-type="string">
            <text:p>Тихомиров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Водная, 36</text:p>
          </table:table-cell>
          <table:table-cell office:value-type="string" calcext:value-type="string">
            <text:p>Майоров Д. Т.</text:p>
          </table:table-cell>
          <table:table-cell table:number-columns-repeated="6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127</text:p>
          </table:table-cell>
          <table:table-cell office:value-type="string" calcext:value-type="string">
            <text:p>Крылов А. П.</text:p>
          </table:table-cell>
          <table:table-cell table:number-columns-repeated="60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72</text:p>
          </table:table-cell>
          <table:table-cell office:value-type="string" calcext:value-type="string">
            <text:p>Смирнова У. С.</text:p>
          </table:table-cell>
          <table:table-cell table:number-columns-repeated="60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133</text:p>
          </table:table-cell>
          <table:table-cell office:value-type="string" calcext:value-type="string">
            <text:p>Жукова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16</text:p>
          </table:table-cell>
          <table:table-cell office:value-type="string" calcext:value-type="string">
            <text:p>Захаров Б. В.</text:p>
          </table:table-cell>
          <table:table-cell table:number-columns-repeated="60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83</text:p>
          </table:table-cell>
          <table:table-cell office:value-type="string" calcext:value-type="string">
            <text:p>Колесникова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рилюдная, 58</text:p>
          </table:table-cell>
          <table:table-cell office:value-type="string" calcext:value-type="string">
            <text:p>Козлов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Сарайская, 20</text:p>
          </table:table-cell>
          <table:table-cell office:value-type="string" calcext:value-type="string">
            <text:p>Смирнов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91</text:p>
          </table:table-cell>
          <table:table-cell office:value-type="string" calcext:value-type="string">
            <text:p>Осипов М. Г.</text:p>
          </table:table-cell>
          <table:table-cell table:number-columns-repeated="60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21</text:p>
          </table:table-cell>
          <table:table-cell office:value-type="string" calcext:value-type="string">
            <text:p>Орлов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Древняя, 28</text:p>
          </table:table-cell>
          <table:table-cell office:value-type="string" calcext:value-type="string">
            <text:p>Гусе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55</text:p>
          </table:table-cell>
          <table:table-cell office:value-type="string" calcext:value-type="string">
            <text:p>Котов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09</text:p>
          </table:table-cell>
          <table:table-cell office:value-type="string" calcext:value-type="string">
            <text:p>Ефим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118</text:p>
          </table:table-cell>
          <table:table-cell office:value-type="string" calcext:value-type="string">
            <text:p>Соколов С. П.</text:p>
          </table:table-cell>
          <table:table-cell table:number-columns-repeated="60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Древняя, 78</text:p>
          </table:table-cell>
          <table:table-cell office:value-type="string" calcext:value-type="string">
            <text:p>Балашов Р. И.</text:p>
          </table:table-cell>
          <table:table-cell table:number-columns-repeated="60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23</text:p>
          </table:table-cell>
          <table:table-cell office:value-type="string" calcext:value-type="string">
            <text:p>Власова М. В.</text:p>
          </table:table-cell>
          <table:table-cell table:number-columns-repeated="6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Древняя, 133</text:p>
          </table:table-cell>
          <table:table-cell office:value-type="string" calcext:value-type="string">
            <text:p>Гончаров Д. И.</text:p>
          </table:table-cell>
          <table:table-cell table:number-columns-repeated="60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73</text:p>
          </table:table-cell>
          <table:table-cell office:value-type="string" calcext:value-type="string">
            <text:p>Фомин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ивановойсковая, 73</text:p>
          </table:table-cell>
          <table:table-cell office:value-type="string" calcext:value-type="string">
            <text:p>Давыдова А. Л.</text:p>
          </table:table-cell>
          <table:table-cell table:number-columns-repeated="60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28</text:p>
          </table:table-cell>
          <table:table-cell office:value-type="string" calcext:value-type="string">
            <text:p>Агафонов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19</text:p>
          </table:table-cell>
          <table:table-cell office:value-type="string" calcext:value-type="string">
            <text:p>Васильева М. Е.</text:p>
          </table:table-cell>
          <table:table-cell table:number-columns-repeated="6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114</text:p>
          </table:table-cell>
          <table:table-cell office:value-type="string" calcext:value-type="string">
            <text:p>Васильев Т. Г.</text:p>
          </table:table-cell>
          <table:table-cell table:number-columns-repeated="60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Дивановойсковая, 75</text:p>
          </table:table-cell>
          <table:table-cell office:value-type="string" calcext:value-type="string">
            <text:p>Соколо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56</text:p>
          </table:table-cell>
          <table:table-cell office:value-type="string" calcext:value-type="string">
            <text:p>Игнатова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Октябрьская, 40</text:p>
          </table:table-cell>
          <table:table-cell office:value-type="string" calcext:value-type="string">
            <text:p>Фролова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ливайная, 137</text:p>
          </table:table-cell>
          <table:table-cell office:value-type="string" calcext:value-type="string">
            <text:p>Калинина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18</text:p>
          </table:table-cell>
          <table:table-cell office:value-type="string" calcext:value-type="string">
            <text:p>Чеснокова А. Я.</text:p>
          </table:table-cell>
          <table:table-cell table:number-columns-repeated="60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130</text:p>
          </table:table-cell>
          <table:table-cell office:value-type="string" calcext:value-type="string">
            <text:p>Назарова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94</text:p>
          </table:table-cell>
          <table:table-cell office:value-type="string" calcext:value-type="string">
            <text:p>Андрианов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149</text:p>
          </table:table-cell>
          <table:table-cell office:value-type="string" calcext:value-type="string">
            <text:p>Долгова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ливайная, 122</text:p>
          </table:table-cell>
          <table:table-cell office:value-type="string" calcext:value-type="string">
            <text:p>Чернова С. А.</text:p>
          </table:table-cell>
          <table:table-cell table:number-columns-repeated="6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нина, 68</text:p>
          </table:table-cell>
          <table:table-cell office:value-type="string" calcext:value-type="string">
            <text:p>Чумакова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узенштерна, 123</text:p>
          </table:table-cell>
          <table:table-cell office:value-type="string" calcext:value-type="string">
            <text:p>Попова Н. Р.</text:p>
          </table:table-cell>
          <table:table-cell table:number-columns-repeated="60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3</text:p>
          </table:table-cell>
          <table:table-cell office:value-type="string" calcext:value-type="string">
            <text:p>Белова В. Г.</text:p>
          </table:table-cell>
          <table:table-cell table:number-columns-repeated="60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40</text:p>
          </table:table-cell>
          <table:table-cell office:value-type="string" calcext:value-type="string">
            <text:p>Иванова С. В.</text:p>
          </table:table-cell>
          <table:table-cell table:number-columns-repeated="60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узенштерна, 77</text:p>
          </table:table-cell>
          <table:table-cell office:value-type="string" calcext:value-type="string">
            <text:p>Максимова М. К.</text:p>
          </table:table-cell>
          <table:table-cell table:number-columns-repeated="6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95</text:p>
          </table:table-cell>
          <table:table-cell office:value-type="string" calcext:value-type="string">
            <text:p>Иванова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32</text:p>
          </table:table-cell>
          <table:table-cell office:value-type="string" calcext:value-type="string">
            <text:p>Зорин Я. Л.</text:p>
          </table:table-cell>
          <table:table-cell table:number-columns-repeated="60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43</text:p>
          </table:table-cell>
          <table:table-cell office:value-type="string" calcext:value-type="string">
            <text:p>Еремина Ф. К.</text:p>
          </table:table-cell>
          <table:table-cell table:number-columns-repeated="60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Флотская, 89</text:p>
          </table:table-cell>
          <table:table-cell office:value-type="string" calcext:value-type="string">
            <text:p>Сальников П. Д.</text:p>
          </table:table-cell>
          <table:table-cell table:number-columns-repeated="60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36</text:p>
          </table:table-cell>
          <table:table-cell office:value-type="string" calcext:value-type="string">
            <text:p>Назаров П. Д.</text:p>
          </table:table-cell>
          <table:table-cell table:number-columns-repeated="6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итийская, 84</text:p>
          </table:table-cell>
          <table:table-cell office:value-type="string" calcext:value-type="string">
            <text:p>Румянце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сная, 88</text:p>
          </table:table-cell>
          <table:table-cell office:value-type="string" calcext:value-type="string">
            <text:p>Галкина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етровская, 127</text:p>
          </table:table-cell>
          <table:table-cell office:value-type="string" calcext:value-type="string">
            <text:p>Поляков А. Ю.</text:p>
          </table:table-cell>
          <table:table-cell table:number-columns-repeated="60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36</text:p>
          </table:table-cell>
          <table:table-cell office:value-type="string" calcext:value-type="string">
            <text:p>Жук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асноармейская, 37</text:p>
          </table:table-cell>
          <table:table-cell office:value-type="string" calcext:value-type="string">
            <text:p>Федоров П. С.</text:p>
          </table:table-cell>
          <table:table-cell table:number-columns-repeated="6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00</text:p>
          </table:table-cell>
          <table:table-cell office:value-type="string" calcext:value-type="string">
            <text:p>Захарова М. З.</text:p>
          </table:table-cell>
          <table:table-cell table:number-columns-repeated="60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11</text:p>
          </table:table-cell>
          <table:table-cell office:value-type="string" calcext:value-type="string">
            <text:p>Абрам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тровская, 75</text:p>
          </table:table-cell>
          <table:table-cell office:value-type="string" calcext:value-type="string">
            <text:p>Леонова Е. П.</text:p>
          </table:table-cell>
          <table:table-cell table:number-columns-repeated="60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Флотская, 99</text:p>
          </table:table-cell>
          <table:table-cell office:value-type="string" calcext:value-type="string">
            <text:p>Николаева Д. Н.</text:p>
          </table:table-cell>
          <table:table-cell table:number-columns-repeated="60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31</text:p>
          </table:table-cell>
          <table:table-cell office:value-type="string" calcext:value-type="string">
            <text:p>Фролов Р. М.</text:p>
          </table:table-cell>
          <table:table-cell table:number-columns-repeated="6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115</text:p>
          </table:table-cell>
          <table:table-cell office:value-type="string" calcext:value-type="string">
            <text:p>Василье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84</text:p>
          </table:table-cell>
          <table:table-cell office:value-type="string" calcext:value-type="string">
            <text:p>Петров Ф. Л.</text:p>
          </table:table-cell>
          <table:table-cell table:number-columns-repeated="60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итийская, 122</text:p>
          </table:table-cell>
          <table:table-cell office:value-type="string" calcext:value-type="string">
            <text:p>Емельянова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34</text:p>
          </table:table-cell>
          <table:table-cell office:value-type="string" calcext:value-type="string">
            <text:p>Клюева В. К.</text:p>
          </table:table-cell>
          <table:table-cell table:number-columns-repeated="60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141</text:p>
          </table:table-cell>
          <table:table-cell office:value-type="string" calcext:value-type="string">
            <text:p>Леонтьев Н. А.</text:p>
          </table:table-cell>
          <table:table-cell table:number-columns-repeated="60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01</text:p>
          </table:table-cell>
          <table:table-cell office:value-type="string" calcext:value-type="string">
            <text:p>Жданов Г. Б.</text:p>
          </table:table-cell>
          <table:table-cell table:number-columns-repeated="60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ливайная, 148</text:p>
          </table:table-cell>
          <table:table-cell office:value-type="string" calcext:value-type="string">
            <text:p>Данил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ивая, 21</text:p>
          </table:table-cell>
          <table:table-cell office:value-type="string" calcext:value-type="string">
            <text:p>Поликарп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107</text:p>
          </table:table-cell>
          <table:table-cell office:value-type="string" calcext:value-type="string">
            <text:p>Кочеткова М. К.</text:p>
          </table:table-cell>
          <table:table-cell table:number-columns-repeated="60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112</text:p>
          </table:table-cell>
          <table:table-cell office:value-type="string" calcext:value-type="string">
            <text:p>Зуева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03</text:p>
          </table:table-cell>
          <table:table-cell office:value-type="string" calcext:value-type="string">
            <text:p>Кузнецов К. А.</text:p>
          </table:table-cell>
          <table:table-cell table:number-columns-repeated="60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47</text:p>
          </table:table-cell>
          <table:table-cell office:value-type="string" calcext:value-type="string">
            <text:p>Воронов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120</text:p>
          </table:table-cell>
          <table:table-cell office:value-type="string" calcext:value-type="string">
            <text:p>Кольцов Ф. А.</text:p>
          </table:table-cell>
          <table:table-cell table:number-columns-repeated="60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59</text:p>
          </table:table-cell>
          <table:table-cell office:value-type="string" calcext:value-type="string">
            <text:p>Макаров Г. К.</text:p>
          </table:table-cell>
          <table:table-cell table:number-columns-repeated="60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Водная, 123</text:p>
          </table:table-cell>
          <table:table-cell office:value-type="string" calcext:value-type="string">
            <text:p>Сафонова А. Н.</text:p>
          </table:table-cell>
          <table:table-cell table:number-columns-repeated="60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62</text:p>
          </table:table-cell>
          <table:table-cell office:value-type="string" calcext:value-type="string">
            <text:p>Чернов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118</text:p>
          </table:table-cell>
          <table:table-cell office:value-type="string" calcext:value-type="string">
            <text:p>Колесов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49</text:p>
          </table:table-cell>
          <table:table-cell office:value-type="string" calcext:value-type="string">
            <text:p>Воронов А. И.</text:p>
          </table:table-cell>
          <table:table-cell table:number-columns-repeated="60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ревняя, 54</text:p>
          </table:table-cell>
          <table:table-cell office:value-type="string" calcext:value-type="string">
            <text:p>Климова В. Н.</text:p>
          </table:table-cell>
          <table:table-cell table:number-columns-repeated="60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32</text:p>
          </table:table-cell>
          <table:table-cell office:value-type="string" calcext:value-type="string">
            <text:p>Мельник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Водная, 103</text:p>
          </table:table-cell>
          <table:table-cell office:value-type="string" calcext:value-type="string">
            <text:p>Черкасов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18</text:p>
          </table:table-cell>
          <table:table-cell office:value-type="string" calcext:value-type="string">
            <text:p>Козлов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Сарайская, 31</text:p>
          </table:table-cell>
          <table:table-cell office:value-type="string" calcext:value-type="string">
            <text:p>Ковалев К. М.</text:p>
          </table:table-cell>
          <table:table-cell table:number-columns-repeated="60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40</text:p>
          </table:table-cell>
          <table:table-cell office:value-type="string" calcext:value-type="string">
            <text:p>Ширяева П. В.</text:p>
          </table:table-cell>
          <table:table-cell table:number-columns-repeated="60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Угольная, 88</text:p>
          </table:table-cell>
          <table:table-cell office:value-type="string" calcext:value-type="string">
            <text:p>Поляков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Флотская, 19</text:p>
          </table:table-cell>
          <table:table-cell office:value-type="string" calcext:value-type="string">
            <text:p>Виноградов И. Д.</text:p>
          </table:table-cell>
          <table:table-cell table:number-columns-repeated="60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90</text:p>
          </table:table-cell>
          <table:table-cell office:value-type="string" calcext:value-type="string">
            <text:p>Сорокин Г. Д.</text:p>
          </table:table-cell>
          <table:table-cell table:number-columns-repeated="60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узенштерна, 62</text:p>
          </table:table-cell>
          <table:table-cell office:value-type="string" calcext:value-type="string">
            <text:p>Сахаров И. З.</text:p>
          </table:table-cell>
          <table:table-cell table:number-columns-repeated="60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25</text:p>
          </table:table-cell>
          <table:table-cell office:value-type="string" calcext:value-type="string">
            <text:p>Медведев Д. Р.</text:p>
          </table:table-cell>
          <table:table-cell table:number-columns-repeated="60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Дивановойсковая, 101</text:p>
          </table:table-cell>
          <table:table-cell office:value-type="string" calcext:value-type="string">
            <text:p>Алексеева С. С.</text:p>
          </table:table-cell>
          <table:table-cell table:number-columns-repeated="60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Древняя, 93</text:p>
          </table:table-cell>
          <table:table-cell office:value-type="string" calcext:value-type="string">
            <text:p>Лебедев П. Г.</text:p>
          </table:table-cell>
          <table:table-cell table:number-columns-repeated="60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актовая, 19</text:p>
          </table:table-cell>
          <table:table-cell office:value-type="string" calcext:value-type="string">
            <text:p>Третьяков Д. Д.</text:p>
          </table:table-cell>
          <table:table-cell table:number-columns-repeated="60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30</text:p>
          </table:table-cell>
          <table:table-cell office:value-type="string" calcext:value-type="string">
            <text:p>Островская А. Н.</text:p>
          </table:table-cell>
          <table:table-cell table:number-columns-repeated="60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Историческая, 27</text:p>
          </table:table-cell>
          <table:table-cell office:value-type="string" calcext:value-type="string">
            <text:p>Мельников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67</text:p>
          </table:table-cell>
          <table:table-cell office:value-type="string" calcext:value-type="string">
            <text:p>Кондратьева М. Ю.</text:p>
          </table:table-cell>
          <table:table-cell table:number-columns-repeated="60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51</text:p>
          </table:table-cell>
          <table:table-cell office:value-type="string" calcext:value-type="string">
            <text:p>Сокол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18</text:p>
          </table:table-cell>
          <table:table-cell office:value-type="string" calcext:value-type="string">
            <text:p>Харитонов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85</text:p>
          </table:table-cell>
          <table:table-cell office:value-type="string" calcext:value-type="string">
            <text:p>Трифонов П. Н.</text:p>
          </table:table-cell>
          <table:table-cell table:number-columns-repeated="60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сная, 144</text:p>
          </table:table-cell>
          <table:table-cell office:value-type="string" calcext:value-type="string">
            <text:p>Малышева В. Д.</text:p>
          </table:table-cell>
          <table:table-cell table:number-columns-repeated="60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140</text:p>
          </table:table-cell>
          <table:table-cell office:value-type="string" calcext:value-type="string">
            <text:p>Николаев Р. С.</text:p>
          </table:table-cell>
          <table:table-cell table:number-columns-repeated="60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Историческая, 118</text:p>
          </table:table-cell>
          <table:table-cell office:value-type="string" calcext:value-type="string">
            <text:p>Морозов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ивая, 65</text:p>
          </table:table-cell>
          <table:table-cell office:value-type="string" calcext:value-type="string">
            <text:p>Акимо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122</text:p>
          </table:table-cell>
          <table:table-cell office:value-type="string" calcext:value-type="string">
            <text:p>Игнатьева Н. М.</text:p>
          </table:table-cell>
          <table:table-cell table:number-columns-repeated="60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73</text:p>
          </table:table-cell>
          <table:table-cell office:value-type="string" calcext:value-type="string">
            <text:p>Богданов В. Е.</text:p>
          </table:table-cell>
          <table:table-cell table:number-columns-repeated="60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Октябрьская, 89</text:p>
          </table:table-cell>
          <table:table-cell office:value-type="string" calcext:value-type="string">
            <text:p>Иванова М. Е.</text:p>
          </table:table-cell>
          <table:table-cell table:number-columns-repeated="60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актовая, 90</text:p>
          </table:table-cell>
          <table:table-cell office:value-type="string" calcext:value-type="string">
            <text:p>Комиссаров П. Ф.</text:p>
          </table:table-cell>
          <table:table-cell table:number-columns-repeated="60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70</text:p>
          </table:table-cell>
          <table:table-cell office:value-type="string" calcext:value-type="string">
            <text:p>Анисимова Э. М.</text:p>
          </table:table-cell>
          <table:table-cell table:number-columns-repeated="60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121</text:p>
          </table:table-cell>
          <table:table-cell office:value-type="string" calcext:value-type="string">
            <text:p>Некрасов И. Д.</text:p>
          </table:table-cell>
          <table:table-cell table:number-columns-repeated="60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9</text:p>
          </table:table-cell>
          <table:table-cell office:value-type="string" calcext:value-type="string">
            <text:p>Тихонов И. А.</text:p>
          </table:table-cell>
          <table:table-cell table:number-columns-repeated="60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18</text:p>
          </table:table-cell>
          <table:table-cell office:value-type="string" calcext:value-type="string">
            <text:p>Лобанов М. Т.</text:p>
          </table:table-cell>
          <table:table-cell table:number-columns-repeated="60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57</text:p>
          </table:table-cell>
          <table:table-cell office:value-type="string" calcext:value-type="string">
            <text:p>Андрианов С. И.</text:p>
          </table:table-cell>
          <table:table-cell table:number-columns-repeated="60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131</text:p>
          </table:table-cell>
          <table:table-cell office:value-type="string" calcext:value-type="string">
            <text:p>Коновал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84</text:p>
          </table:table-cell>
          <table:table-cell office:value-type="string" calcext:value-type="string">
            <text:p>Александров Я. Е.</text:p>
          </table:table-cell>
          <table:table-cell table:number-columns-repeated="60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актовая, 14</text:p>
          </table:table-cell>
          <table:table-cell office:value-type="string" calcext:value-type="string">
            <text:p>Коровина Я. Д.</text:p>
          </table:table-cell>
          <table:table-cell table:number-columns-repeated="60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80</text:p>
          </table:table-cell>
          <table:table-cell office:value-type="string" calcext:value-type="string">
            <text:p>Чернова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36</text:p>
          </table:table-cell>
          <table:table-cell office:value-type="string" calcext:value-type="string">
            <text:p>Наумов Т. А.</text:p>
          </table:table-cell>
          <table:table-cell table:number-columns-repeated="60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23</text:p>
          </table:table-cell>
          <table:table-cell office:value-type="string" calcext:value-type="string">
            <text:p>Иванова А. С.</text:p>
          </table:table-cell>
          <table:table-cell table:number-columns-repeated="60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Флотская, 31</text:p>
          </table:table-cell>
          <table:table-cell office:value-type="string" calcext:value-type="string">
            <text:p>Шевцова А. Е.</text:p>
          </table:table-cell>
          <table:table-cell table:number-columns-repeated="60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109</text:p>
          </table:table-cell>
          <table:table-cell office:value-type="string" calcext:value-type="string">
            <text:p>Рубцов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ревняя, 89</text:p>
          </table:table-cell>
          <table:table-cell office:value-type="string" calcext:value-type="string">
            <text:p>Матвеев М. Я.</text:p>
          </table:table-cell>
          <table:table-cell table:number-columns-repeated="60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узенштерна, 12</text:p>
          </table:table-cell>
          <table:table-cell office:value-type="string" calcext:value-type="string">
            <text:p>Кузьмин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98</text:p>
          </table:table-cell>
          <table:table-cell office:value-type="string" calcext:value-type="string">
            <text:p>Борисова А. Р.</text:p>
          </table:table-cell>
          <table:table-cell table:number-columns-repeated="60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рвая, 96</text:p>
          </table:table-cell>
          <table:table-cell office:value-type="string" calcext:value-type="string">
            <text:p>Терехов А. И.</text:p>
          </table:table-cell>
          <table:table-cell table:number-columns-repeated="60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тровская, 18</text:p>
          </table:table-cell>
          <table:table-cell office:value-type="string" calcext:value-type="string">
            <text:p>Рудакова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06</text:p>
          </table:table-cell>
          <table:table-cell office:value-type="string" calcext:value-type="string">
            <text:p>Казакова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77</text:p>
          </table:table-cell>
          <table:table-cell office:value-type="string" calcext:value-type="string">
            <text:p>Севастьянов Е. Д.</text:p>
          </table:table-cell>
          <table:table-cell table:number-columns-repeated="60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асноармейская, 29</text:p>
          </table:table-cell>
          <table:table-cell office:value-type="string" calcext:value-type="string">
            <text:p>Корнеева В. Ф.</text:p>
          </table:table-cell>
          <table:table-cell table:number-columns-repeated="60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Водная, 109</text:p>
          </table:table-cell>
          <table:table-cell office:value-type="string" calcext:value-type="string">
            <text:p>Ильин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92</text:p>
          </table:table-cell>
          <table:table-cell office:value-type="string" calcext:value-type="string">
            <text:p>Ильин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49</text:p>
          </table:table-cell>
          <table:table-cell office:value-type="string" calcext:value-type="string">
            <text:p>Симонова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44</text:p>
          </table:table-cell>
          <table:table-cell office:value-type="string" calcext:value-type="string">
            <text:p>Миронов Г. М.</text:p>
          </table:table-cell>
          <table:table-cell table:number-columns-repeated="60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24</text:p>
          </table:table-cell>
          <table:table-cell office:value-type="string" calcext:value-type="string">
            <text:p>Семенов Е. Г.</text:p>
          </table:table-cell>
          <table:table-cell table:number-columns-repeated="60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117</text:p>
          </table:table-cell>
          <table:table-cell office:value-type="string" calcext:value-type="string">
            <text:p>Поляков Д. Р.</text:p>
          </table:table-cell>
          <table:table-cell table:number-columns-repeated="60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59</text:p>
          </table:table-cell>
          <table:table-cell office:value-type="string" calcext:value-type="string">
            <text:p>Суркова М. Г.</text:p>
          </table:table-cell>
          <table:table-cell table:number-columns-repeated="60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45</text:p>
          </table:table-cell>
          <table:table-cell office:value-type="string" calcext:value-type="string">
            <text:p>Хохлова Е. Р.</text:p>
          </table:table-cell>
          <table:table-cell table:number-columns-repeated="60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ивая, 119</text:p>
          </table:table-cell>
          <table:table-cell office:value-type="string" calcext:value-type="string">
            <text:p>Ермак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113</text:p>
          </table:table-cell>
          <table:table-cell office:value-type="string" calcext:value-type="string">
            <text:p>Козлова В. Г.</text:p>
          </table:table-cell>
          <table:table-cell table:number-columns-repeated="60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136</text:p>
          </table:table-cell>
          <table:table-cell office:value-type="string" calcext:value-type="string">
            <text:p>Софронова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63</text:p>
          </table:table-cell>
          <table:table-cell office:value-type="string" calcext:value-type="string">
            <text:p>Алексеева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68</text:p>
          </table:table-cell>
          <table:table-cell office:value-type="string" calcext:value-type="string">
            <text:p>Мельников С. Г.</text:p>
          </table:table-cell>
          <table:table-cell table:number-columns-repeated="60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Угольная, 116</text:p>
          </table:table-cell>
          <table:table-cell office:value-type="string" calcext:value-type="string">
            <text:p>Захарова А. И.</text:p>
          </table:table-cell>
          <table:table-cell table:number-columns-repeated="60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Водная, 135</text:p>
          </table:table-cell>
          <table:table-cell office:value-type="string" calcext:value-type="string">
            <text:p>Гончарова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22</text:p>
          </table:table-cell>
          <table:table-cell office:value-type="string" calcext:value-type="string">
            <text:p>Савицкая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46</text:p>
          </table:table-cell>
          <table:table-cell office:value-type="string" calcext:value-type="string">
            <text:p>Куликов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итийская, 30</text:p>
          </table:table-cell>
          <table:table-cell office:value-type="string" calcext:value-type="string">
            <text:p>Щукина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81</text:p>
          </table:table-cell>
          <table:table-cell office:value-type="string" calcext:value-type="string">
            <text:p>Зиновьева Д. В.</text:p>
          </table:table-cell>
          <table:table-cell table:number-columns-repeated="60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100</text:p>
          </table:table-cell>
          <table:table-cell office:value-type="string" calcext:value-type="string">
            <text:p>Лосев М. И.</text:p>
          </table:table-cell>
          <table:table-cell table:number-columns-repeated="60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19</text:p>
          </table:table-cell>
          <table:table-cell office:value-type="string" calcext:value-type="string">
            <text:p>Симонов Г. Е.</text:p>
          </table:table-cell>
          <table:table-cell table:number-columns-repeated="60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34</text:p>
          </table:table-cell>
          <table:table-cell office:value-type="string" calcext:value-type="string">
            <text:p>Сергеева А. В.</text:p>
          </table:table-cell>
          <table:table-cell table:number-columns-repeated="60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118</text:p>
          </table:table-cell>
          <table:table-cell office:value-type="string" calcext:value-type="string">
            <text:p>Костин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дная, 96</text:p>
          </table:table-cell>
          <table:table-cell office:value-type="string" calcext:value-type="string">
            <text:p>Юдин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асноармейская, 27</text:p>
          </table:table-cell>
          <table:table-cell office:value-type="string" calcext:value-type="string">
            <text:p>Степанов К. В.</text:p>
          </table:table-cell>
          <table:table-cell table:number-columns-repeated="60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ивая, 112</text:p>
          </table:table-cell>
          <table:table-cell office:value-type="string" calcext:value-type="string">
            <text:p>Зиновьева Е. Я.</text:p>
          </table:table-cell>
          <table:table-cell table:number-columns-repeated="60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36</text:p>
          </table:table-cell>
          <table:table-cell office:value-type="string" calcext:value-type="string">
            <text:p>Фадеев Д. Т.</text:p>
          </table:table-cell>
          <table:table-cell table:number-columns-repeated="60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51</text:p>
          </table:table-cell>
          <table:table-cell office:value-type="string" calcext:value-type="string">
            <text:p>Симонов В. Б.</text:p>
          </table:table-cell>
          <table:table-cell table:number-columns-repeated="60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Угольная, 89</text:p>
          </table:table-cell>
          <table:table-cell office:value-type="string" calcext:value-type="string">
            <text:p>Коновалова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сная, 62</text:p>
          </table:table-cell>
          <table:table-cell office:value-type="string" calcext:value-type="string">
            <text:p>Федотова Я. А.</text:p>
          </table:table-cell>
          <table:table-cell table:number-columns-repeated="60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ивая, 48</text:p>
          </table:table-cell>
          <table:table-cell office:value-type="string" calcext:value-type="string">
            <text:p>Зайцева С. А.</text:p>
          </table:table-cell>
          <table:table-cell table:number-columns-repeated="60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Древняя, 41</text:p>
          </table:table-cell>
          <table:table-cell office:value-type="string" calcext:value-type="string">
            <text:p>Сергеев И. Н.</text:p>
          </table:table-cell>
          <table:table-cell table:number-columns-repeated="60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10</text:p>
          </table:table-cell>
          <table:table-cell office:value-type="string" calcext:value-type="string">
            <text:p>Андреев П. М.</text:p>
          </table:table-cell>
          <table:table-cell table:number-columns-repeated="60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82</text:p>
          </table:table-cell>
          <table:table-cell office:value-type="string" calcext:value-type="string">
            <text:p>Семенов Л. Е.</text:p>
          </table:table-cell>
          <table:table-cell table:number-columns-repeated="60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88</text:p>
          </table:table-cell>
          <table:table-cell office:value-type="string" calcext:value-type="string">
            <text:p>Жукова С. И.</text:p>
          </table:table-cell>
          <table:table-cell table:number-columns-repeated="60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120</text:p>
          </table:table-cell>
          <table:table-cell office:value-type="string" calcext:value-type="string">
            <text:p>Коновало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84</text:p>
          </table:table-cell>
          <table:table-cell office:value-type="string" calcext:value-type="string">
            <text:p>Герасимов Э. Г.</text:p>
          </table:table-cell>
          <table:table-cell table:number-columns-repeated="60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Гоголя, 30</text:p>
          </table:table-cell>
          <table:table-cell office:value-type="string" calcext:value-type="string">
            <text:p>Петров А. С.</text:p>
          </table:table-cell>
          <table:table-cell table:number-columns-repeated="60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Флотская, 31</text:p>
          </table:table-cell>
          <table:table-cell office:value-type="string" calcext:value-type="string">
            <text:p>Кириллова С. С.</text:p>
          </table:table-cell>
          <table:table-cell table:number-columns-repeated="60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28</text:p>
          </table:table-cell>
          <table:table-cell office:value-type="string" calcext:value-type="string">
            <text:p>Карпова Д. С.</text:p>
          </table:table-cell>
          <table:table-cell table:number-columns-repeated="60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56</text:p>
          </table:table-cell>
          <table:table-cell office:value-type="string" calcext:value-type="string">
            <text:p>Никитин М. Т.</text:p>
          </table:table-cell>
          <table:table-cell table:number-columns-repeated="60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19</text:p>
          </table:table-cell>
          <table:table-cell office:value-type="string" calcext:value-type="string">
            <text:p>Семенов Д. Д.</text:p>
          </table:table-cell>
          <table:table-cell table:number-columns-repeated="60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Сарайская, 48</text:p>
          </table:table-cell>
          <table:table-cell office:value-type="string" calcext:value-type="string">
            <text:p>Шаповалова Е. Я.</text:p>
          </table:table-cell>
          <table:table-cell table:number-columns-repeated="60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ивая, 22</text:p>
          </table:table-cell>
          <table:table-cell office:value-type="string" calcext:value-type="string">
            <text:p>Фадеев С. С.</text:p>
          </table:table-cell>
          <table:table-cell table:number-columns-repeated="60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34</text:p>
          </table:table-cell>
          <table:table-cell office:value-type="string" calcext:value-type="string">
            <text:p>Кочет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итийская, 125</text:p>
          </table:table-cell>
          <table:table-cell office:value-type="string" calcext:value-type="string">
            <text:p>Софронова Д. М.</text:p>
          </table:table-cell>
          <table:table-cell table:number-columns-repeated="60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бегайделинская, 73</text:p>
          </table:table-cell>
          <table:table-cell office:value-type="string" calcext:value-type="string">
            <text:p>Семен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88</text:p>
          </table:table-cell>
          <table:table-cell office:value-type="string" calcext:value-type="string">
            <text:p>Иванов В. М.</text:p>
          </table:table-cell>
          <table:table-cell table:number-columns-repeated="60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14</text:p>
          </table:table-cell>
          <table:table-cell office:value-type="string" calcext:value-type="string">
            <text:p>Баранов М. Н.</text:p>
          </table:table-cell>
          <table:table-cell table:number-columns-repeated="60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40</text:p>
          </table:table-cell>
          <table:table-cell office:value-type="string" calcext:value-type="string">
            <text:p>Федосее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60</text:p>
          </table:table-cell>
          <table:table-cell office:value-type="string" calcext:value-type="string">
            <text:p>Жданова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Угольная, 26</text:p>
          </table:table-cell>
          <table:table-cell office:value-type="string" calcext:value-type="string">
            <text:p>Гусева Е. Я.</text:p>
          </table:table-cell>
          <table:table-cell table:number-columns-repeated="60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Историческая, 56</text:p>
          </table:table-cell>
          <table:table-cell office:value-type="string" calcext:value-type="string">
            <text:p>Зуева А. Б.</text:p>
          </table:table-cell>
          <table:table-cell table:number-columns-repeated="60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итийская, 95</text:p>
          </table:table-cell>
          <table:table-cell office:value-type="string" calcext:value-type="string">
            <text:p>Алешина С. И.</text:p>
          </table:table-cell>
          <table:table-cell table:number-columns-repeated="60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29</text:p>
          </table:table-cell>
          <table:table-cell office:value-type="string" calcext:value-type="string">
            <text:p>Овсянник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84</text:p>
          </table:table-cell>
          <table:table-cell office:value-type="string" calcext:value-type="string">
            <text:p>Ильина К. А.</text:p>
          </table:table-cell>
          <table:table-cell table:number-columns-repeated="60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Сарайская, 108</text:p>
          </table:table-cell>
          <table:table-cell office:value-type="string" calcext:value-type="string">
            <text:p>Моргуно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114</text:p>
          </table:table-cell>
          <table:table-cell office:value-type="string" calcext:value-type="string">
            <text:p>Алешин Д. М.</text:p>
          </table:table-cell>
          <table:table-cell table:number-columns-repeated="60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Железнодорожная, 103</text:p>
          </table:table-cell>
          <table:table-cell office:value-type="string" calcext:value-type="string">
            <text:p>Королева П. А.</text:p>
          </table:table-cell>
          <table:table-cell table:number-columns-repeated="60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124</text:p>
          </table:table-cell>
          <table:table-cell office:value-type="string" calcext:value-type="string">
            <text:p>Иван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52</text:p>
          </table:table-cell>
          <table:table-cell office:value-type="string" calcext:value-type="string">
            <text:p>Богданов М. Л.</text:p>
          </table:table-cell>
          <table:table-cell table:number-columns-repeated="60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Флотская, 85</text:p>
          </table:table-cell>
          <table:table-cell office:value-type="string" calcext:value-type="string">
            <text:p>Колесников Н. Д.</text:p>
          </table:table-cell>
          <table:table-cell table:number-columns-repeated="60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58</text:p>
          </table:table-cell>
          <table:table-cell office:value-type="string" calcext:value-type="string">
            <text:p>Седова М. О.</text:p>
          </table:table-cell>
          <table:table-cell table:number-columns-repeated="60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67</text:p>
          </table:table-cell>
          <table:table-cell office:value-type="string" calcext:value-type="string">
            <text:p>Гуляева С. А.</text:p>
          </table:table-cell>
          <table:table-cell table:number-columns-repeated="60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120</text:p>
          </table:table-cell>
          <table:table-cell office:value-type="string" calcext:value-type="string">
            <text:p>Чистяк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Ленина, 64</text:p>
          </table:table-cell>
          <table:table-cell office:value-type="string" calcext:value-type="string">
            <text:p>Лаврова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43</text:p>
          </table:table-cell>
          <table:table-cell office:value-type="string" calcext:value-type="string">
            <text:p>Логинова В. В.</text:p>
          </table:table-cell>
          <table:table-cell table:number-columns-repeated="60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33</text:p>
          </table:table-cell>
          <table:table-cell office:value-type="string" calcext:value-type="string">
            <text:p>Князе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асноармейская, 122</text:p>
          </table:table-cell>
          <table:table-cell office:value-type="string" calcext:value-type="string">
            <text:p>Кожевникова Н. П.</text:p>
          </table:table-cell>
          <table:table-cell table:number-columns-repeated="60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ивановойсковая, 31</text:p>
          </table:table-cell>
          <table:table-cell office:value-type="string" calcext:value-type="string">
            <text:p>Сорокин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81</text:p>
          </table:table-cell>
          <table:table-cell office:value-type="string" calcext:value-type="string">
            <text:p>Павл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тровская, 81</text:p>
          </table:table-cell>
          <table:table-cell office:value-type="string" calcext:value-type="string">
            <text:p>Андрее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135</text:p>
          </table:table-cell>
          <table:table-cell office:value-type="string" calcext:value-type="string">
            <text:p>Киселева Е. Р.</text:p>
          </table:table-cell>
          <table:table-cell table:number-columns-repeated="60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84</text:p>
          </table:table-cell>
          <table:table-cell office:value-type="string" calcext:value-type="string">
            <text:p>Гордеев С. Д.</text:p>
          </table:table-cell>
          <table:table-cell table:number-columns-repeated="60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бегайделинская, 22</text:p>
          </table:table-cell>
          <table:table-cell office:value-type="string" calcext:value-type="string">
            <text:p>Евдоким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ливайная, 120</text:p>
          </table:table-cell>
          <table:table-cell office:value-type="string" calcext:value-type="string">
            <text:p>Кузнецов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104</text:p>
          </table:table-cell>
          <table:table-cell office:value-type="string" calcext:value-type="string">
            <text:p>Карпова А. Р.</text:p>
          </table:table-cell>
          <table:table-cell table:number-columns-repeated="60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итийская, 50</text:p>
          </table:table-cell>
          <table:table-cell office:value-type="string" calcext:value-type="string">
            <text:p>Александр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12</text:p>
          </table:table-cell>
          <table:table-cell office:value-type="string" calcext:value-type="string">
            <text:p>Попов К. Д.</text:p>
          </table:table-cell>
          <table:table-cell table:number-columns-repeated="60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25</text:p>
          </table:table-cell>
          <table:table-cell office:value-type="string" calcext:value-type="string">
            <text:p>Вавилов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112</text:p>
          </table:table-cell>
          <table:table-cell office:value-type="string" calcext:value-type="string">
            <text:p>Лукина Д. А.</text:p>
          </table:table-cell>
          <table:table-cell table:number-columns-repeated="60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39</text:p>
          </table:table-cell>
          <table:table-cell office:value-type="string" calcext:value-type="string">
            <text:p>Лебедева К. И.</text:p>
          </table:table-cell>
          <table:table-cell table:number-columns-repeated="60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тровская, 43</text:p>
          </table:table-cell>
          <table:table-cell office:value-type="string" calcext:value-type="string">
            <text:p>Миронов П. М.</text:p>
          </table:table-cell>
          <table:table-cell table:number-columns-repeated="60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114</text:p>
          </table:table-cell>
          <table:table-cell office:value-type="string" calcext:value-type="string">
            <text:p>Калачев Е. В.</text:p>
          </table:table-cell>
          <table:table-cell table:number-columns-repeated="60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25</text:p>
          </table:table-cell>
          <table:table-cell office:value-type="string" calcext:value-type="string">
            <text:p>Жаров Д. И.</text:p>
          </table:table-cell>
          <table:table-cell table:number-columns-repeated="60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ливайная, 10</text:p>
          </table:table-cell>
          <table:table-cell office:value-type="string" calcext:value-type="string">
            <text:p>Лапина С. Д.</text:p>
          </table:table-cell>
          <table:table-cell table:number-columns-repeated="60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39</text:p>
          </table:table-cell>
          <table:table-cell office:value-type="string" calcext:value-type="string">
            <text:p>Смирнова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20</text:p>
          </table:table-cell>
          <table:table-cell office:value-type="string" calcext:value-type="string">
            <text:p>Ежова Э. К.</text:p>
          </table:table-cell>
          <table:table-cell table:number-columns-repeated="60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Флотская, 39</text:p>
          </table:table-cell>
          <table:table-cell office:value-type="string" calcext:value-type="string">
            <text:p>Борисова Д. В.</text:p>
          </table:table-cell>
          <table:table-cell table:number-columns-repeated="60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Водная, 49</text:p>
          </table:table-cell>
          <table:table-cell office:value-type="string" calcext:value-type="string">
            <text:p>Смирнов Д. Л.</text:p>
          </table:table-cell>
          <table:table-cell table:number-columns-repeated="60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86</text:p>
          </table:table-cell>
          <table:table-cell office:value-type="string" calcext:value-type="string">
            <text:p>Горелов Г. М.</text:p>
          </table:table-cell>
          <table:table-cell table:number-columns-repeated="60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138</text:p>
          </table:table-cell>
          <table:table-cell office:value-type="string" calcext:value-type="string">
            <text:p>Гаврилова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ливайная, 101</text:p>
          </table:table-cell>
          <table:table-cell office:value-type="string" calcext:value-type="string">
            <text:p>Васильев Д. Л.</text:p>
          </table:table-cell>
          <table:table-cell table:number-columns-repeated="60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Угольная, 91</text:p>
          </table:table-cell>
          <table:table-cell office:value-type="string" calcext:value-type="string">
            <text:p>Куприянов К. Н.</text:p>
          </table:table-cell>
          <table:table-cell table:number-columns-repeated="60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141</text:p>
          </table:table-cell>
          <table:table-cell office:value-type="string" calcext:value-type="string">
            <text:p>Блинова П. И.</text:p>
          </table:table-cell>
          <table:table-cell table:number-columns-repeated="60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рилюдная, 83</text:p>
          </table:table-cell>
          <table:table-cell office:value-type="string" calcext:value-type="string">
            <text:p>Кузнецов Ф. М.</text:p>
          </table:table-cell>
          <table:table-cell table:number-columns-repeated="60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91</text:p>
          </table:table-cell>
          <table:table-cell office:value-type="string" calcext:value-type="string">
            <text:p>Моисеева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98</text:p>
          </table:table-cell>
          <table:table-cell office:value-type="string" calcext:value-type="string">
            <text:p>Дубинин А. И.</text:p>
          </table:table-cell>
          <table:table-cell table:number-columns-repeated="60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Сарайская, 90</text:p>
          </table:table-cell>
          <table:table-cell office:value-type="string" calcext:value-type="string">
            <text:p>Маслов Г. Ю.</text:p>
          </table:table-cell>
          <table:table-cell table:number-columns-repeated="60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105</text:p>
          </table:table-cell>
          <table:table-cell office:value-type="string" calcext:value-type="string">
            <text:p>Титова С. А.</text:p>
          </table:table-cell>
          <table:table-cell table:number-columns-repeated="60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Железнодорожная, 63</text:p>
          </table:table-cell>
          <table:table-cell office:value-type="string" calcext:value-type="string">
            <text:p>Ильин С. Т.</text:p>
          </table:table-cell>
          <table:table-cell table:number-columns-repeated="60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Флотская, 86</text:p>
          </table:table-cell>
          <table:table-cell office:value-type="string" calcext:value-type="string">
            <text:p>Андреева К. Г.</text:p>
          </table:table-cell>
          <table:table-cell table:number-columns-repeated="60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Михайлов Т. М.</text:p>
          </table:table-cell>
          <table:table-cell table:number-columns-repeated="60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Сарайская, 60</text:p>
          </table:table-cell>
          <table:table-cell office:value-type="string" calcext:value-type="string">
            <text:p>Николаева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96</text:p>
          </table:table-cell>
          <table:table-cell office:value-type="string" calcext:value-type="string">
            <text:p>Селезнев К. И.</text:p>
          </table:table-cell>
          <table:table-cell table:number-columns-repeated="60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узенштерна, 60</text:p>
          </table:table-cell>
          <table:table-cell office:value-type="string" calcext:value-type="string">
            <text:p>Зайцев Р. М.</text:p>
          </table:table-cell>
          <table:table-cell table:number-columns-repeated="60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70</text:p>
          </table:table-cell>
          <table:table-cell office:value-type="string" calcext:value-type="string">
            <text:p>Басова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64</text:p>
          </table:table-cell>
          <table:table-cell office:value-type="string" calcext:value-type="string">
            <text:p>Корнилова Е. М.</text:p>
          </table:table-cell>
          <table:table-cell table:number-columns-repeated="60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сная, 92</text:p>
          </table:table-cell>
          <table:table-cell office:value-type="string" calcext:value-type="string">
            <text:p>Большаков М. Е.</text:p>
          </table:table-cell>
          <table:table-cell table:number-columns-repeated="60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116</text:p>
          </table:table-cell>
          <table:table-cell office:value-type="string" calcext:value-type="string">
            <text:p>Федотов Д. Л.</text:p>
          </table:table-cell>
          <table:table-cell table:number-columns-repeated="60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94</text:p>
          </table:table-cell>
          <table:table-cell office:value-type="string" calcext:value-type="string">
            <text:p>Корнеева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112</text:p>
          </table:table-cell>
          <table:table-cell office:value-type="string" calcext:value-type="string">
            <text:p>Рябов Е. Д.</text:p>
          </table:table-cell>
          <table:table-cell table:number-columns-repeated="60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62</text:p>
          </table:table-cell>
          <table:table-cell office:value-type="string" calcext:value-type="string">
            <text:p>Калугин М. И.</text:p>
          </table:table-cell>
          <table:table-cell table:number-columns-repeated="60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99</text:p>
          </table:table-cell>
          <table:table-cell office:value-type="string" calcext:value-type="string">
            <text:p>Булгакова М. М.</text:p>
          </table:table-cell>
          <table:table-cell table:number-columns-repeated="60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тровская, 52</text:p>
          </table:table-cell>
          <table:table-cell office:value-type="string" calcext:value-type="string">
            <text:p>Ильин П. Ф.</text:p>
          </table:table-cell>
          <table:table-cell table:number-columns-repeated="60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ревняя, 85</text:p>
          </table:table-cell>
          <table:table-cell office:value-type="string" calcext:value-type="string">
            <text:p>Жданова Е. Г.</text:p>
          </table:table-cell>
          <table:table-cell table:number-columns-repeated="60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ливайная, 51</text:p>
          </table:table-cell>
          <table:table-cell office:value-type="string" calcext:value-type="string">
            <text:p>Головина Т. В.</text:p>
          </table:table-cell>
          <table:table-cell table:number-columns-repeated="60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20</text:p>
          </table:table-cell>
          <table:table-cell office:value-type="string" calcext:value-type="string">
            <text:p>Степанов Д. Г.</text:p>
          </table:table-cell>
          <table:table-cell table:number-columns-repeated="60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25</text:p>
          </table:table-cell>
          <table:table-cell office:value-type="string" calcext:value-type="string">
            <text:p>Гусев Г. В.</text:p>
          </table:table-cell>
          <table:table-cell table:number-columns-repeated="60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80</text:p>
          </table:table-cell>
          <table:table-cell office:value-type="string" calcext:value-type="string">
            <text:p>Волкова М. Н.</text:p>
          </table:table-cell>
          <table:table-cell table:number-columns-repeated="60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89</text:p>
          </table:table-cell>
          <table:table-cell office:value-type="string" calcext:value-type="string">
            <text:p>Белова С. М.</text:p>
          </table:table-cell>
          <table:table-cell table:number-columns-repeated="60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147</text:p>
          </table:table-cell>
          <table:table-cell office:value-type="string" calcext:value-type="string">
            <text:p>Захаров Н. Д.</text:p>
          </table:table-cell>
          <table:table-cell table:number-columns-repeated="60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ливайная, 51</text:p>
          </table:table-cell>
          <table:table-cell office:value-type="string" calcext:value-type="string">
            <text:p>Снегирева Ю. А.</text:p>
          </table:table-cell>
          <table:table-cell table:number-columns-repeated="60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55</text:p>
          </table:table-cell>
          <table:table-cell office:value-type="string" calcext:value-type="string">
            <text:p>Савин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ревняя, 63</text:p>
          </table:table-cell>
          <table:table-cell office:value-type="string" calcext:value-type="string">
            <text:p>Тарасова Е. Т.</text:p>
          </table:table-cell>
          <table:table-cell table:number-columns-repeated="60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Историческая, 144</text:p>
          </table:table-cell>
          <table:table-cell office:value-type="string" calcext:value-type="string">
            <text:p>Данилова В. И.</text:p>
          </table:table-cell>
          <table:table-cell table:number-columns-repeated="60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137</text:p>
          </table:table-cell>
          <table:table-cell office:value-type="string" calcext:value-type="string">
            <text:p>Еремин А. Р.</text:p>
          </table:table-cell>
          <table:table-cell table:number-columns-repeated="60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20</text:p>
          </table:table-cell>
          <table:table-cell office:value-type="string" calcext:value-type="string">
            <text:p>Чернов В. В.</text:p>
          </table:table-cell>
          <table:table-cell table:number-columns-repeated="60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24</text:p>
          </table:table-cell>
          <table:table-cell office:value-type="string" calcext:value-type="string">
            <text:p>Гусева А. Д.</text:p>
          </table:table-cell>
          <table:table-cell table:number-columns-repeated="60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82</text:p>
          </table:table-cell>
          <table:table-cell office:value-type="string" calcext:value-type="string">
            <text:p>Жданов М. К.</text:p>
          </table:table-cell>
          <table:table-cell table:number-columns-repeated="60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Флотская, 15</text:p>
          </table:table-cell>
          <table:table-cell office:value-type="string" calcext:value-type="string">
            <text:p>Мухина В. М.</text:p>
          </table:table-cell>
          <table:table-cell table:number-columns-repeated="60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24</text:p>
          </table:table-cell>
          <table:table-cell office:value-type="string" calcext:value-type="string">
            <text:p>Березина В. А.</text:p>
          </table:table-cell>
          <table:table-cell table:number-columns-repeated="60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23</text:p>
          </table:table-cell>
          <table:table-cell office:value-type="string" calcext:value-type="string">
            <text:p>Королева М. А.</text:p>
          </table:table-cell>
          <table:table-cell table:number-columns-repeated="60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Быкова С. И.</text:p>
          </table:table-cell>
          <table:table-cell table:number-columns-repeated="60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12</text:p>
          </table:table-cell>
          <table:table-cell office:value-type="string" calcext:value-type="string">
            <text:p>Свешникова М. И.</text:p>
          </table:table-cell>
          <table:table-cell table:number-columns-repeated="60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96</text:p>
          </table:table-cell>
          <table:table-cell office:value-type="string" calcext:value-type="string">
            <text:p>Ушакова М. С.</text:p>
          </table:table-cell>
          <table:table-cell table:number-columns-repeated="60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93</text:p>
          </table:table-cell>
          <table:table-cell office:value-type="string" calcext:value-type="string">
            <text:p>Волков А. Г.</text:p>
          </table:table-cell>
          <table:table-cell table:number-columns-repeated="60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115</text:p>
          </table:table-cell>
          <table:table-cell office:value-type="string" calcext:value-type="string">
            <text:p>Ушакова А. М.</text:p>
          </table:table-cell>
          <table:table-cell table:number-columns-repeated="60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30</text:p>
          </table:table-cell>
          <table:table-cell office:value-type="string" calcext:value-type="string">
            <text:p>Орлов М. Т.</text:p>
          </table:table-cell>
          <table:table-cell table:number-columns-repeated="60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45</text:p>
          </table:table-cell>
          <table:table-cell office:value-type="string" calcext:value-type="string">
            <text:p>Новиков М. Б.</text:p>
          </table:table-cell>
          <table:table-cell table:number-columns-repeated="60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2</text:p>
          </table:table-cell>
          <table:table-cell office:value-type="string" calcext:value-type="string">
            <text:p>Широков Е. А.</text:p>
          </table:table-cell>
          <table:table-cell table:number-columns-repeated="60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нина, 118</text:p>
          </table:table-cell>
          <table:table-cell office:value-type="string" calcext:value-type="string">
            <text:p>Колосова А. А.</text:p>
          </table:table-cell>
          <table:table-cell table:number-columns-repeated="60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Историческая, 61</text:p>
          </table:table-cell>
          <table:table-cell office:value-type="string" calcext:value-type="string">
            <text:p>Черных В. В.</text:p>
          </table:table-cell>
          <table:table-cell table:number-columns-repeated="60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99</text:p>
          </table:table-cell>
          <table:table-cell office:value-type="string" calcext:value-type="string">
            <text:p>Калинин Д. О.</text:p>
          </table:table-cell>
          <table:table-cell table:number-columns-repeated="60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107</text:p>
          </table:table-cell>
          <table:table-cell office:value-type="string" calcext:value-type="string">
            <text:p>Крылов Г. А.</text:p>
          </table:table-cell>
          <table:table-cell table:number-columns-repeated="60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106</text:p>
          </table:table-cell>
          <table:table-cell office:value-type="string" calcext:value-type="string">
            <text:p>Кулагина С. Н.</text:p>
          </table:table-cell>
          <table:table-cell table:number-columns-repeated="60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99</text:p>
          </table:table-cell>
          <table:table-cell office:value-type="string" calcext:value-type="string">
            <text:p>Петров М. Н.</text:p>
          </table:table-cell>
          <table:table-cell table:number-columns-repeated="60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145</text:p>
          </table:table-cell>
          <table:table-cell office:value-type="string" calcext:value-type="string">
            <text:p>Казакова В. Д.</text:p>
          </table:table-cell>
          <table:table-cell table:number-columns-repeated="60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50</text:p>
          </table:table-cell>
          <table:table-cell office:value-type="string" calcext:value-type="string">
            <text:p>Лукьянов П. П.</text:p>
          </table:table-cell>
          <table:table-cell table:number-columns-repeated="60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68</text:p>
          </table:table-cell>
          <table:table-cell office:value-type="string" calcext:value-type="string">
            <text:p>Вешняков А. Т.</text:p>
          </table:table-cell>
          <table:table-cell table:number-columns-repeated="60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68</text:p>
          </table:table-cell>
          <table:table-cell office:value-type="string" calcext:value-type="string">
            <text:p>Николаева А. Н.</text:p>
          </table:table-cell>
          <table:table-cell table:number-columns-repeated="60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49</text:p>
          </table:table-cell>
          <table:table-cell office:value-type="string" calcext:value-type="string">
            <text:p>Егорова Е. К.</text:p>
          </table:table-cell>
          <table:table-cell table:number-columns-repeated="60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48</text:p>
          </table:table-cell>
          <table:table-cell office:value-type="string" calcext:value-type="string">
            <text:p>Крылов А. К.</text:p>
          </table:table-cell>
          <table:table-cell table:number-columns-repeated="60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38</text:p>
          </table:table-cell>
          <table:table-cell office:value-type="string" calcext:value-type="string">
            <text:p>Кудрявцева А. П.</text:p>
          </table:table-cell>
          <table:table-cell table:number-columns-repeated="60"/>
        </table:table-row>
        <table:table-row table:style-name="ro2" table:number-rows-repeated="10481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Оказанные услуги'.A1:'Оказанные услуги'.F501" table:display-filter-buttons="true">
          <table:filter>
            <table:filter-and>
              <table:filter-condition table:value="Речной" table:operator="=" table:field-number="4">
                <table:filter-set-item table:value="Речной"/>
                <table:filter-set-item table:value="Центральный"/>
              </table:filter-condition>
              <table:filter-condition table:value="04.08.2022" table:operator="=" table:field-number="1">
                <table:filter-set-item table:value="04.08.2022"/>
                <table:filter-set-item table:value="05.08.2022"/>
                <table:filter-set-item table:value="06.08.2022"/>
                <table:filter-set-item table:value="07.08.2022"/>
                <table:filter-set-item table:value="08.08.2022"/>
                <table:filter-set-item table:value="09.08.202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Оказанные_20_услуги" style:display-name="PageStyle_Оказанные услу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Услуги" style:display-name="PageStyle_Услу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лиенты" style:display-name="PageStyle_Клиен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/>
    <meta:creation-date>2021-09-01T16:28:34</meta:creation-date>
    <dc:date>2022-05-03T13:54:54.151000000</dc:date>
    <meta:editing-duration>PT2M25S</meta:editing-duration>
    <meta:editing-cycles>1</meta:editing-cycles>
    <meta:document-statistic meta:table-count="3" meta:cell-count="4643" meta:object-count="0"/>
    <meta:generator>LibreOffice/7.3.2.2$Windows_X86_64 LibreOffice_project/49f2b1bff42cfccbd8f788c8dc32c1c309559be0</meta:generator>
  </office:meta>
</office:document-meta>
</file>